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ourierNew" svg:font-family="CourierNew" style:font-pitch="variable"/>
    <style:font-face style:name="CourierNew1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026cm" svg:stroke-color="#d9d9d9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4472c4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52cm" svg:stroke-color="#ffffff" draw:stroke-linejoin="round" svg:stroke-linecap="butt" draw:fill="solid" draw:fill-color="#4472c4" fo:padding-top="0.026cm" fo:padding-bottom="0.026cm" fo:padding-left="0.026cm" fo:padding-right="0.026cm"/>
    </style:style>
    <style:style style:name="gr11" style:family="graphic" style:parent-style-name="standard">
      <style:graphic-properties draw:stroke="solid" svg:stroke-width="0.052cm" svg:stroke-color="#ffffff" draw:stroke-linejoin="round" svg:stroke-linecap="butt" draw:fill="solid" draw:fill-color="#ed7d31" fo:padding-top="0.026cm" fo:padding-bottom="0.026cm" fo:padding-left="0.026cm" fo:padding-right="0.026cm"/>
    </style:style>
    <style:style style:name="gr12" style:family="graphic" style:parent-style-name="standard">
      <style:graphic-properties draw:stroke="solid" svg:stroke-width="0.079cm" svg:stroke-color="#4472c4" draw:stroke-linejoin="round" svg:stroke-linecap="round" draw:fill="none" fo:padding-top="0.039cm" fo:padding-bottom="0.039cm" fo:padding-left="0.039cm" fo:padding-right="0.039cm"/>
    </style:style>
    <style:style style:name="gr13" style:family="graphic" style:parent-style-name="standard">
      <style:graphic-properties draw:stroke="solid" svg:stroke-width="0.026cm" svg:stroke-color="#4472c4" draw:stroke-linejoin="round" svg:stroke-linecap="butt" draw:fill="solid" draw:fill-color="#4472c4" fo:padding-top="0.013cm" fo:padding-bottom="0.013cm" fo:padding-left="0.013cm" fo:padding-right="0.01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4472c4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ed7d31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3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4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5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fo:color="#000000" loext:opacity="100%" style:font-name="CourierNew1" fo:font-size="12pt" fo:font-weight="normal" style:font-name-asian="CourierNew1" style:font-size-asian="12pt" style:font-weight-asian="normal" style:font-name-complex="CourierNew1" style:font-size-complex="12pt" style:font-weight-complex="normal"/>
    </style:style>
    <style:style style:name="T8" style:family="text">
      <style:text-properties fo:color="#000000" loext:opacity="100%" style:font-name="Calibri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9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10" style:family="text">
      <style:text-properties fo:color="#595959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11" style:family="text">
      <style:text-properties fo:color="#595959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736cm" svg:height="0.39cm" svg:x="8.697cm" svg:y="1.325cm">
          <draw:text-box>
            <text:p text:style-name="P1"><text:span text:style-name="T1">Statistics Assignment-1 </text:span></text:p>
          </draw:text-box>
        </draw:frame>
        <draw:frame draw:style-name="gr2" draw:text-style-name="P3" draw:layer="layout" svg:width="4.239cm" svg:height="0.497cm" svg:x="1.503cm" svg:y="1.826cm">
          <draw:text-box>
            <text:p text:style-name="P1"><text:span text:style-name="T2">Categorical Analysis</text:span><text:span text:style-name="T3">:</text:span></text:p>
          </draw:text-box>
        </draw:frame>
        <draw:polygon draw:style-name="gr3" draw:text-style-name="P4" draw:layer="layout" svg:width="4.196cm" svg:height="0.034cm" svg:x="1.502cm" svg:y="2.252cm" svg:viewBox="0 0 4197 35" draw:points="0,35 4197,35 4197,0 0,0">
          <text:p/>
        </draw:polygon>
        <draw:frame draw:style-name="gr4" draw:text-style-name="P5" draw:layer="layout" svg:width="13.481cm" svg:height="0.425cm" svg:x="5.699cm" svg:y="1.88cm">
          <draw:text-box>
            <text:p text:style-name="P1"><text:span text:style-name="T4"><text:s/></text:span><text:span text:style-name="T4">It is a type of data that are converted into categories. Categorical data type is </text:span></text:p>
          </draw:text-box>
        </draw:frame>
        <draw:frame draw:style-name="gr4" draw:text-style-name="P5" draw:layer="layout" svg:width="17.655cm" svg:height="0.425cm" svg:x="1.503cm" svg:y="2.46cm">
          <draw:text-box>
            <text:p text:style-name="P1"><text:span text:style-name="T4">also knowing as qualitative data type. The data analysis is referred as categorical data. The categorical </text:span></text:p>
          </draw:text-box>
        </draw:frame>
        <draw:frame draw:style-name="gr4" draw:text-style-name="P5" draw:layer="layout" svg:width="17.274cm" svg:height="0.425cm" svg:x="1.503cm" svg:y="3.019cm">
          <draw:text-box>
            <text:p text:style-name="P1"><text:span text:style-name="T4">data contains its variables that represents the characteristics like Ex: For Vehicle (Category): </text:span><text:span text:style-name="T5">Vehicle </text:span></text:p>
          </draw:text-box>
        </draw:frame>
        <draw:frame draw:style-name="gr4" draw:text-style-name="P5" draw:layer="layout" svg:width="4.81cm" svg:height="0.425cm" svg:x="1.503cm" svg:y="3.574cm">
          <draw:text-box>
            <text:p text:style-name="P1"><text:span text:style-name="T5">Name</text:span><text:span text:style-name="T4">, </text:span><text:span text:style-name="T5">model</text:span><text:span text:style-name="T4">, </text:span><text:span text:style-name="T5">colour </text:span><text:span text:style-name="T4">…etc. </text:span></text:p>
          </draw:text-box>
        </draw:frame>
        <draw:frame draw:style-name="gr4" draw:text-style-name="P5" draw:layer="layout" svg:width="15.547cm" svg:height="0.425cm" svg:x="1.503cm" svg:y="4.416cm">
          <draw:text-box>
            <text:p text:style-name="P1"><text:span text:style-name="T4">For categorical variables there will be associated data that is nothing but categorical data. </text:span></text:p>
          </draw:text-box>
        </draw:frame>
        <draw:frame draw:style-name="gr4" draw:text-style-name="P5" draw:layer="layout" svg:width="3.804cm" svg:height="0.425cm" svg:x="6.572cm" svg:y="5.271cm">
          <draw:text-box>
            <text:p text:style-name="P1"><text:span text:style-name="T5">Categorical Variables </text:span></text:p>
          </draw:text-box>
        </draw:frame>
        <draw:polygon draw:style-name="gr3" draw:text-style-name="P4" draw:layer="layout" svg:width="0.017cm" svg:height="0.017cm" svg:x="6.371cm" svg:y="5.169cm" svg:viewBox="0 0 18 18" draw:points="0,18 18,18 18,0 0,0">
          <text:p/>
        </draw:polygon>
        <draw:polygon draw:style-name="gr3" draw:text-style-name="P4" draw:layer="layout" svg:width="0.017cm" svg:height="0.017cm" svg:x="6.371cm" svg:y="5.169cm" svg:viewBox="0 0 18 18" draw:points="0,18 18,18 18,0 0,0">
          <text:p/>
        </draw:polygon>
        <draw:polygon draw:style-name="gr3" draw:text-style-name="P4" draw:layer="layout" svg:width="4.976cm" svg:height="0.017cm" svg:x="6.388cm" svg:y="5.169cm" svg:viewBox="0 0 4977 18" draw:points="0,18 4977,18 4977,0 0,0">
          <text:p/>
        </draw:polygon>
        <draw:polygon draw:style-name="gr3" draw:text-style-name="P4" draw:layer="layout" svg:width="0.017cm" svg:height="0.017cm" svg:x="11.364cm" svg:y="5.169cm" svg:viewBox="0 0 18 18" draw:points="0,18 18,18 18,0 0,0">
          <text:p/>
        </draw:polygon>
        <draw:polygon draw:style-name="gr3" draw:text-style-name="P4" draw:layer="layout" svg:width="3.234cm" svg:height="0.017cm" svg:x="11.381cm" svg:y="5.169cm" svg:viewBox="0 0 3235 18" draw:points="0,18 3235,18 3235,0 0,0">
          <text:p/>
        </draw:polygon>
        <draw:polygon draw:style-name="gr3" draw:text-style-name="P4" draw:layer="layout" svg:width="0.018cm" svg:height="0.017cm" svg:x="14.615cm" svg:y="5.169cm" svg:viewBox="0 0 19 18" draw:points="0,18 19,18 19,0 0,0">
          <text:p/>
        </draw:polygon>
        <draw:polygon draw:style-name="gr3" draw:text-style-name="P4" draw:layer="layout" svg:width="0.018cm" svg:height="0.017cm" svg:x="14.615cm" svg:y="5.169cm" svg:viewBox="0 0 19 18" draw:points="0,18 19,18 19,0 0,0">
          <text:p/>
        </draw:polygon>
        <draw:polygon draw:style-name="gr3" draw:text-style-name="P4" draw:layer="layout" svg:width="0.017cm" svg:height="0.521cm" svg:x="6.371cm" svg:y="5.186cm" svg:viewBox="0 0 18 522" draw:points="0,522 18,522 18,0 0,0">
          <text:p/>
        </draw:polygon>
        <draw:polygon draw:style-name="gr3" draw:text-style-name="P4" draw:layer="layout" svg:width="0.017cm" svg:height="0.521cm" svg:x="11.364cm" svg:y="5.186cm" svg:viewBox="0 0 18 522" draw:points="0,522 18,522 18,0 0,0">
          <text:p/>
        </draw:polygon>
        <draw:polygon draw:style-name="gr3" draw:text-style-name="P4" draw:layer="layout" svg:width="0.018cm" svg:height="0.521cm" svg:x="14.615cm" svg:y="5.186cm" svg:viewBox="0 0 19 522" draw:points="0,522 19,522 19,0 0,0">
          <text:p/>
        </draw:polygon>
        <draw:frame draw:style-name="gr4" draw:text-style-name="P5" draw:layer="layout" svg:width="2.995cm" svg:height="0.425cm" svg:x="11.564cm" svg:y="5.271cm">
          <draw:text-box>
            <text:p text:style-name="P1"><text:span text:style-name="T5">Categorical Data </text:span></text:p>
          </draw:text-box>
        </draw:frame>
        <draw:frame draw:style-name="gr4" draw:text-style-name="P5" draw:layer="layout" svg:width="2.487cm" svg:height="0.425cm" svg:x="6.572cm" svg:y="5.809cm">
          <draw:text-box>
            <text:p text:style-name="P1"><text:span text:style-name="T4">Vehicle Name </text:span></text:p>
          </draw:text-box>
        </draw:frame>
        <draw:polygon draw:style-name="gr3" draw:text-style-name="P4" draw:layer="layout" svg:width="0.017cm" svg:height="0.017cm" svg:x="6.371cm" svg:y="5.707cm" svg:viewBox="0 0 18 18" draw:points="0,18 18,18 18,0 0,0">
          <text:p/>
        </draw:polygon>
        <draw:polygon draw:style-name="gr3" draw:text-style-name="P4" draw:layer="layout" svg:width="4.976cm" svg:height="0.017cm" svg:x="6.388cm" svg:y="5.707cm" svg:viewBox="0 0 4977 18" draw:points="0,18 4977,18 4977,0 0,0">
          <text:p/>
        </draw:polygon>
        <draw:polygon draw:style-name="gr3" draw:text-style-name="P4" draw:layer="layout" svg:width="0.017cm" svg:height="0.017cm" svg:x="11.364cm" svg:y="5.707cm" svg:viewBox="0 0 18 18" draw:points="0,18 18,18 18,0 0,0">
          <text:p/>
        </draw:polygon>
        <draw:polygon draw:style-name="gr3" draw:text-style-name="P4" draw:layer="layout" svg:width="3.234cm" svg:height="0.017cm" svg:x="11.381cm" svg:y="5.707cm" svg:viewBox="0 0 3235 18" draw:points="0,18 3235,18 3235,0 0,0">
          <text:p/>
        </draw:polygon>
        <draw:polygon draw:style-name="gr3" draw:text-style-name="P4" draw:layer="layout" svg:width="0.018cm" svg:height="0.017cm" svg:x="14.615cm" svg:y="5.707cm" svg:viewBox="0 0 19 18" draw:points="0,18 19,18 19,0 0,0">
          <text:p/>
        </draw:polygon>
        <draw:polygon draw:style-name="gr3" draw:text-style-name="P4" draw:layer="layout" svg:width="0.017cm" svg:height="0.516cm" svg:x="6.371cm" svg:y="5.724cm" svg:viewBox="0 0 18 517" draw:points="0,517 18,517 18,0 0,0">
          <text:p/>
        </draw:polygon>
        <draw:polygon draw:style-name="gr3" draw:text-style-name="P4" draw:layer="layout" svg:width="0.017cm" svg:height="0.516cm" svg:x="11.364cm" svg:y="5.724cm" svg:viewBox="0 0 18 517" draw:points="0,517 18,517 18,0 0,0">
          <text:p/>
        </draw:polygon>
        <draw:polygon draw:style-name="gr3" draw:text-style-name="P4" draw:layer="layout" svg:width="0.018cm" svg:height="0.516cm" svg:x="14.615cm" svg:y="5.724cm" svg:viewBox="0 0 19 517" draw:points="0,517 19,517 19,0 0,0">
          <text:p/>
        </draw:polygon>
        <draw:frame draw:style-name="gr4" draw:text-style-name="P5" draw:layer="layout" svg:width="2.131cm" svg:height="0.425cm" svg:x="11.564cm" svg:y="5.809cm">
          <draw:text-box>
            <text:p text:style-name="P1"><text:span text:style-name="T4">Helo Honda </text:span></text:p>
          </draw:text-box>
        </draw:frame>
        <draw:frame draw:style-name="gr4" draw:text-style-name="P5" draw:layer="layout" svg:width="1.217cm" svg:height="0.425cm" svg:x="6.572cm" svg:y="6.342cm">
          <draw:text-box>
            <text:p text:style-name="P1"><text:span text:style-name="T4">Model </text:span></text:p>
          </draw:text-box>
        </draw:frame>
        <draw:polygon draw:style-name="gr3" draw:text-style-name="P4" draw:layer="layout" svg:width="0.017cm" svg:height="0.017cm" svg:x="6.371cm" svg:y="6.24cm" svg:viewBox="0 0 18 18" draw:points="0,18 18,18 18,0 0,0">
          <text:p/>
        </draw:polygon>
        <draw:polygon draw:style-name="gr3" draw:text-style-name="P4" draw:layer="layout" svg:width="4.976cm" svg:height="0.017cm" svg:x="6.388cm" svg:y="6.24cm" svg:viewBox="0 0 4977 18" draw:points="0,18 4977,18 4977,0 0,0">
          <text:p/>
        </draw:polygon>
        <draw:polygon draw:style-name="gr3" draw:text-style-name="P4" draw:layer="layout" svg:width="0.017cm" svg:height="0.017cm" svg:x="11.364cm" svg:y="6.24cm" svg:viewBox="0 0 18 18" draw:points="0,18 18,18 18,0 0,0">
          <text:p/>
        </draw:polygon>
        <draw:polygon draw:style-name="gr3" draw:text-style-name="P4" draw:layer="layout" svg:width="3.234cm" svg:height="0.017cm" svg:x="11.381cm" svg:y="6.24cm" svg:viewBox="0 0 3235 18" draw:points="0,18 3235,18 3235,0 0,0">
          <text:p/>
        </draw:polygon>
        <draw:polygon draw:style-name="gr3" draw:text-style-name="P4" draw:layer="layout" svg:width="0.018cm" svg:height="0.017cm" svg:x="14.615cm" svg:y="6.24cm" svg:viewBox="0 0 19 18" draw:points="0,18 19,18 19,0 0,0">
          <text:p/>
        </draw:polygon>
        <draw:polygon draw:style-name="gr3" draw:text-style-name="P4" draw:layer="layout" svg:width="0.017cm" svg:height="0.517cm" svg:x="6.371cm" svg:y="6.257cm" svg:viewBox="0 0 18 518" draw:points="0,518 18,518 18,0 0,0">
          <text:p/>
        </draw:polygon>
        <draw:polygon draw:style-name="gr3" draw:text-style-name="P4" draw:layer="layout" svg:width="0.017cm" svg:height="0.517cm" svg:x="11.364cm" svg:y="6.257cm" svg:viewBox="0 0 18 518" draw:points="0,518 18,518 18,0 0,0">
          <text:p/>
        </draw:polygon>
        <draw:polygon draw:style-name="gr3" draw:text-style-name="P4" draw:layer="layout" svg:width="0.018cm" svg:height="0.517cm" svg:x="14.615cm" svg:y="6.257cm" svg:viewBox="0 0 19 518" draw:points="0,518 19,518 19,0 0,0">
          <text:p/>
        </draw:polygon>
        <draw:frame draw:style-name="gr4" draw:text-style-name="P5" draw:layer="layout" svg:width="0.751cm" svg:height="0.425cm" svg:x="11.564cm" svg:y="6.342cm">
          <draw:text-box>
            <text:p text:style-name="P1"><text:span text:style-name="T4">CBZ </text:span></text:p>
          </draw:text-box>
        </draw:frame>
        <draw:frame draw:style-name="gr4" draw:text-style-name="P5" draw:layer="layout" svg:width="1.242cm" svg:height="0.425cm" svg:x="6.572cm" svg:y="6.876cm">
          <draw:text-box>
            <text:p text:style-name="P1"><text:span text:style-name="T4">Colour </text:span></text:p>
          </draw:text-box>
        </draw:frame>
        <draw:polygon draw:style-name="gr3" draw:text-style-name="P4" draw:layer="layout" svg:width="0.017cm" svg:height="0.016cm" svg:x="6.371cm" svg:y="6.774cm" svg:viewBox="0 0 18 17" draw:points="0,17 18,17 18,0 0,0">
          <text:p/>
        </draw:polygon>
        <draw:polygon draw:style-name="gr3" draw:text-style-name="P4" draw:layer="layout" svg:width="4.976cm" svg:height="0.016cm" svg:x="6.388cm" svg:y="6.774cm" svg:viewBox="0 0 4977 17" draw:points="0,17 4977,17 4977,0 0,0">
          <text:p/>
        </draw:polygon>
        <draw:polygon draw:style-name="gr3" draw:text-style-name="P4" draw:layer="layout" svg:width="0.017cm" svg:height="0.016cm" svg:x="11.364cm" svg:y="6.774cm" svg:viewBox="0 0 18 17" draw:points="0,17 18,17 18,0 0,0">
          <text:p/>
        </draw:polygon>
        <draw:polygon draw:style-name="gr3" draw:text-style-name="P4" draw:layer="layout" svg:width="3.234cm" svg:height="0.016cm" svg:x="11.381cm" svg:y="6.774cm" svg:viewBox="0 0 3235 17" draw:points="0,17 3235,17 3235,0 0,0">
          <text:p/>
        </draw:polygon>
        <draw:polygon draw:style-name="gr3" draw:text-style-name="P4" draw:layer="layout" svg:width="0.018cm" svg:height="0.016cm" svg:x="14.615cm" svg:y="6.774cm" svg:viewBox="0 0 19 17" draw:points="0,17 19,17 19,0 0,0">
          <text:p/>
        </draw:polygon>
        <draw:polygon draw:style-name="gr3" draw:text-style-name="P4" draw:layer="layout" svg:width="0.017cm" svg:height="0.517cm" svg:x="6.371cm" svg:y="6.79cm" svg:viewBox="0 0 18 518" draw:points="0,518 18,518 18,0 0,0">
          <text:p/>
        </draw:polygon>
        <draw:polygon draw:style-name="gr3" draw:text-style-name="P4" draw:layer="layout" svg:width="0.017cm" svg:height="0.017cm" svg:x="6.371cm" svg:y="7.307cm" svg:viewBox="0 0 18 18" draw:points="0,18 18,18 18,0 0,0">
          <text:p/>
        </draw:polygon>
        <draw:polygon draw:style-name="gr3" draw:text-style-name="P4" draw:layer="layout" svg:width="0.017cm" svg:height="0.017cm" svg:x="6.371cm" svg:y="7.307cm" svg:viewBox="0 0 18 18" draw:points="0,18 18,18 18,0 0,0">
          <text:p/>
        </draw:polygon>
        <draw:polygon draw:style-name="gr3" draw:text-style-name="P4" draw:layer="layout" svg:width="4.976cm" svg:height="0.017cm" svg:x="6.388cm" svg:y="7.307cm" svg:viewBox="0 0 4977 18" draw:points="0,18 4977,18 4977,0 0,0">
          <text:p/>
        </draw:polygon>
        <draw:polygon draw:style-name="gr3" draw:text-style-name="P4" draw:layer="layout" svg:width="0.017cm" svg:height="0.517cm" svg:x="11.364cm" svg:y="6.79cm" svg:viewBox="0 0 18 518" draw:points="0,518 18,518 18,0 0,0">
          <text:p/>
        </draw:polygon>
        <draw:polygon draw:style-name="gr3" draw:text-style-name="P4" draw:layer="layout" svg:width="0.017cm" svg:height="0.017cm" svg:x="11.364cm" svg:y="7.307cm" svg:viewBox="0 0 18 18" draw:points="0,18 18,18 18,0 0,0">
          <text:p/>
        </draw:polygon>
        <draw:polygon draw:style-name="gr3" draw:text-style-name="P4" draw:layer="layout" svg:width="3.234cm" svg:height="0.017cm" svg:x="11.381cm" svg:y="7.307cm" svg:viewBox="0 0 3235 18" draw:points="0,18 3235,18 3235,0 0,0">
          <text:p/>
        </draw:polygon>
        <draw:polygon draw:style-name="gr3" draw:text-style-name="P4" draw:layer="layout" svg:width="0.018cm" svg:height="0.517cm" svg:x="14.615cm" svg:y="6.79cm" svg:viewBox="0 0 19 518" draw:points="0,518 19,518 19,0 0,0">
          <text:p/>
        </draw:polygon>
        <draw:polygon draw:style-name="gr3" draw:text-style-name="P4" draw:layer="layout" svg:width="0.018cm" svg:height="0.017cm" svg:x="14.615cm" svg:y="7.307cm" svg:viewBox="0 0 19 18" draw:points="0,18 19,18 19,0 0,0">
          <text:p/>
        </draw:polygon>
        <draw:polygon draw:style-name="gr3" draw:text-style-name="P4" draw:layer="layout" svg:width="0.018cm" svg:height="0.017cm" svg:x="14.615cm" svg:y="7.307cm" svg:viewBox="0 0 19 18" draw:points="0,18 19,18 19,0 0,0">
          <text:p/>
        </draw:polygon>
        <draw:frame draw:style-name="gr4" draw:text-style-name="P5" draw:layer="layout" svg:width="1.793cm" svg:height="0.425cm" svg:x="11.564cm" svg:y="6.876cm">
          <draw:text-box>
            <text:p text:style-name="P1"><text:span text:style-name="T4">Red-Black </text:span></text:p>
          </draw:text-box>
        </draw:frame>
        <draw:frame draw:style-name="gr4" draw:text-style-name="P5" draw:layer="layout" svg:width="0.422cm" svg:height="0.425cm" svg:x="1.503cm" svg:y="7.409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5.196cm" svg:height="0.03cm" svg:x="1.502cm" svg:y="8.615cm" svg:viewBox="0 0 5197 31" draw:points="0,31 5197,31 5197,0 0,0">
          <text:p/>
        </draw:polygon>
        <draw:frame draw:style-name="gr4" draw:text-style-name="P5" draw:layer="layout" svg:width="5.34cm" svg:height="0.425cm" svg:x="1.503cm" svg:y="8.251cm">
          <draw:text-box>
            <text:p text:style-name="P1"><text:span text:style-name="T4">The qualitative data types are: </text:span></text:p>
          </draw:text-box>
        </draw:frame>
        <draw:frame draw:style-name="gr4" draw:text-style-name="P5" draw:layer="layout" svg:width="0.422cm" svg:height="0.425cm" svg:x="2.774cm" svg:y="9.091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9.02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902cm" svg:height="0.425cm" svg:x="3.409cm" svg:y="9.091cm">
          <draw:text-box>
            <text:p text:style-name="P1"><text:span text:style-name="T4">String data Type </text:span></text:p>
          </draw:text-box>
        </draw:frame>
        <draw:frame draw:style-name="gr4" draw:text-style-name="P5" draw:layer="layout" svg:width="0.422cm" svg:height="0.425cm" svg:x="2.774cm" svg:y="9.65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9.5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071cm" svg:height="0.425cm" svg:x="3.409cm" svg:y="9.65cm">
          <draw:text-box>
            <text:p text:style-name="P1"><text:span text:style-name="T4">Object Data Type </text:span></text:p>
          </draw:text-box>
        </draw:frame>
        <draw:frame draw:style-name="gr4" draw:text-style-name="P5" draw:layer="layout" svg:width="0.422cm" svg:height="0.425cm" svg:x="2.774cm" svg:y="10.208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10.14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052cm" svg:height="0.425cm" svg:x="3.409cm" svg:y="10.208cm">
          <draw:text-box>
            <text:p text:style-name="P1"><text:span text:style-name="T4">English words. or characters. </text:span></text:p>
          </draw:text-box>
        </draw:frame>
        <draw:frame draw:style-name="gr2" draw:text-style-name="P3" draw:layer="layout" svg:width="4.058cm" svg:height="0.497cm" svg:x="1.503cm" svg:y="11.065cm">
          <draw:text-box>
            <text:p text:style-name="P1"><text:span text:style-name="T2">Numerical Analysis:</text:span></text:p>
          </draw:text-box>
        </draw:frame>
        <draw:polygon draw:style-name="gr3" draw:text-style-name="P4" draw:layer="layout" svg:width="4.035cm" svg:height="0.033cm" svg:x="1.502cm" svg:y="11.491cm" svg:viewBox="0 0 4036 34" draw:points="0,34 4036,34 4036,0 0,0">
          <text:p/>
        </draw:polygon>
        <draw:frame draw:style-name="gr4" draw:text-style-name="P5" draw:layer="layout" svg:width="13.705cm" svg:height="0.425cm" svg:x="5.538cm" svg:y="11.118cm">
          <draw:text-box>
            <text:p text:style-name="P1"><text:span text:style-name="T4"><text:s/></text:span><text:span text:style-name="T4">It is a type of data deals with the continuous data; the data might be a floating </text:span></text:p>
          </draw:text-box>
        </draw:frame>
        <draw:frame draw:style-name="gr4" draw:text-style-name="P5" draw:layer="layout" svg:width="2.915cm" svg:height="0.425cm" svg:x="1.503cm" svg:y="11.698cm">
          <draw:text-box>
            <text:p text:style-name="P1"><text:span text:style-name="T4">data having like: </text:span></text:p>
          </draw:text-box>
        </draw:frame>
        <draw:frame draw:style-name="gr4" draw:text-style-name="P5" draw:layer="layout" svg:width="0.422cm" svg:height="0.425cm" svg:x="1.503cm" svg:y="12.53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13.37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14.21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1.356cm" svg:height="0.425cm" svg:x="1.503cm" svg:y="15.055cm">
          <draw:text-box>
            <text:p text:style-name="P1"><text:span text:style-name="T4">Or data might be a discrete data, positive data or countable data. </text:span></text:p>
          </draw:text-box>
        </draw:frame>
        <draw:frame draw:style-name="gr4" draw:text-style-name="P5" draw:layer="layout" svg:width="0.422cm" svg:height="0.425cm" svg:x="1.503cm" svg:y="15.89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.503cm" svg:y="16.7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.503cm" svg:y="17.57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.503cm" svg:y="18.41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6.25cm" svg:height="0.425cm" svg:x="1.503cm" svg:y="19.256cm">
          <draw:text-box>
            <text:p text:style-name="P1"><text:span text:style-name="T4">These data can be represented as numerical data type and is also known as quantitative data. </text:span></text:p>
          </draw:text-box>
        </draw:frame>
        <draw:polygon draw:style-name="gr3" draw:text-style-name="P4" draw:layer="layout" svg:width="5.455cm" svg:height="0.029cm" svg:x="1.502cm" svg:y="20.462cm" svg:viewBox="0 0 5456 30" draw:points="0,30 5456,30 5456,0 0,0">
          <text:p/>
        </draw:polygon>
        <draw:frame draw:style-name="gr4" draw:text-style-name="P5" draw:layer="layout" svg:width="5.607cm" svg:height="0.425cm" svg:x="1.503cm" svg:y="20.098cm">
          <draw:text-box>
            <text:p text:style-name="P1"><text:span text:style-name="T4">The quantitative data types are: </text:span></text:p>
          </draw:text-box>
        </draw:frame>
        <draw:frame draw:style-name="gr4" draw:text-style-name="P5" draw:layer="layout" svg:width="0.422cm" svg:height="0.425cm" svg:x="2.774cm" svg:y="20.936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20.87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411cm" svg:height="0.425cm" svg:x="3.409cm" svg:y="20.936cm">
          <draw:text-box>
            <text:p text:style-name="P1"><text:span text:style-name="T4">Integer (+ve.) </text:span></text:p>
          </draw:text-box>
        </draw:frame>
        <draw:frame draw:style-name="gr4" draw:text-style-name="P5" draw:layer="layout" svg:width="0.422cm" svg:height="0.425cm" svg:x="2.774cm" svg:y="21.496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21.43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959cm" svg:height="0.425cm" svg:x="3.409cm" svg:y="21.496cm">
          <draw:text-box>
            <text:p text:style-name="P1"><text:span text:style-name="T4">Float </text:span></text:p>
          </draw:text-box>
        </draw:frame>
        <draw:frame draw:style-name="gr4" draw:text-style-name="P5" draw:layer="layout" svg:width="0.422cm" svg:height="0.425cm" svg:x="1.503cm" svg:y="22.33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02cm" svg:height="0.497cm" svg:x="1.503cm" svg:y="23.191cm">
          <draw:text-box>
            <text:p text:style-name="P1"><text:span text:style-name="T2">Levels of Data:</text:span></text:p>
          </draw:text-box>
        </draw:frame>
        <draw:polygon draw:style-name="gr3" draw:text-style-name="P4" draw:layer="layout" svg:width="2.998cm" svg:height="0.033cm" svg:x="1.502cm" svg:y="23.617cm" svg:viewBox="0 0 2999 34" draw:points="0,34 2999,34 2999,0 0,0">
          <text:p/>
        </draw:polygon>
        <draw:frame draw:style-name="gr4" draw:text-style-name="P5" draw:layer="layout" svg:width="4.523cm" svg:height="0.425cm" svg:x="4.501cm" svg:y="23.245cm">
          <draw:text-box>
            <text:p text:style-name="P1"><text:span text:style-name="T4"><text:s/></text:span><text:span text:style-name="T4">We have 4 levels of data. </text:span></text:p>
          </draw:text-box>
        </draw:frame>
        <draw:frame draw:style-name="gr4" draw:text-style-name="P5" draw:layer="layout" svg:width="0.422cm" svg:height="0.425cm" svg:x="2.774cm" svg:y="24.108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24.04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5.89cm" svg:height="0.425cm" svg:x="3.409cm" svg:y="24.108cm">
          <draw:text-box>
            <text:p text:style-name="P1"><text:span text:style-name="T4">Nominal Data (Categorical Type of data): These data just like names and there is no relation </text:span></text:p>
          </draw:text-box>
        </draw:frame>
        <draw:frame draw:style-name="gr4" draw:text-style-name="P5" draw:layer="layout" svg:width="4.138cm" svg:height="0.425cm" svg:x="3.409cm" svg:y="24.667cm">
          <draw:text-box>
            <text:p text:style-name="P1"><text:span text:style-name="T4">between the names Ex: </text:span></text:p>
          </draw:text-box>
        </draw:frame>
        <draw:frame draw:style-name="gr4" draw:text-style-name="P5" draw:layer="layout" svg:width="0.422cm" svg:height="0.479cm" svg:x="4.044cm" svg:y="25.191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25.1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992cm" svg:height="0.425cm" svg:x="4.679cm" svg:y="25.226cm">
          <draw:text-box>
            <text:p text:style-name="P1"><text:span text:style-name="T4">Hyderabad </text:span></text:p>
          </draw:text-box>
        </draw:frame>
        <draw:frame draw:style-name="gr4" draw:text-style-name="P5" draw:layer="layout" svg:width="0.422cm" svg:height="0.479cm" svg:x="4.044cm" svg:y="25.745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25.71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993cm" svg:height="0.425cm" svg:x="4.679cm" svg:y="25.78cm">
          <draw:text-box>
            <text:p text:style-name="P1"><text:span text:style-name="T4">Delhi </text:span></text:p>
          </draw:text-box>
        </draw:frame>
        <draw:frame draw:style-name="gr4" draw:text-style-name="P5" draw:layer="layout" svg:width="0.422cm" svg:height="0.479cm" svg:x="4.044cm" svg:y="26.304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26.27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111cm" svg:height="0.425cm" svg:x="4.679cm" svg:y="26.339cm">
          <draw:text-box>
            <text:p text:style-name="P1"><text:span text:style-name="T4">Rocky </text:span></text:p>
          </draw:text-box>
        </draw:frame>
        <draw:frame draw:style-name="gr4" draw:text-style-name="P5" draw:layer="layout" svg:width="0.422cm" svg:height="0.479cm" svg:x="4.044cm" svg:y="26.863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26.83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043cm" svg:height="0.425cm" svg:x="4.679cm" svg:y="26.898cm">
          <draw:text-box>
            <text:p text:style-name="P1"><text:span text:style-name="T4">Table </text:span></text:p>
          </draw:text-box>
        </draw:frame>
        <draw:frame draw:style-name="gr4" draw:text-style-name="P5" draw:layer="layout" svg:width="0.422cm" svg:height="0.479cm" svg:x="4.044cm" svg:y="27.417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27.38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756cm" svg:height="0.425cm" svg:x="4.679cm" svg:y="27.452cm">
          <draw:text-box>
            <text:p text:style-name="P1"><text:span text:style-name="T4">Pen </text:span></text:p>
          </draw:text-box>
        </draw:frame>
        <draw:frame draw:style-name="gr4" draw:text-style-name="P5" draw:layer="layout" svg:width="3.693cm" svg:height="0.425cm" svg:x="6.572cm" svg:y="12.706cm">
          <draw:text-box>
            <text:p text:style-name="P1"><text:span text:style-name="T4">Tank Capacity (liters) </text:span></text:p>
          </draw:text-box>
        </draw:frame>
        <draw:polygon draw:style-name="gr3" draw:text-style-name="P4" draw:layer="layout" svg:width="0.017cm" svg:height="0.017cm" svg:x="6.371cm" svg:y="12.604cm" svg:viewBox="0 0 18 18" draw:points="0,18 18,18 18,0 0,0">
          <text:p/>
        </draw:polygon>
        <draw:polygon draw:style-name="gr3" draw:text-style-name="P4" draw:layer="layout" svg:width="0.017cm" svg:height="0.017cm" svg:x="6.371cm" svg:y="12.604cm" svg:viewBox="0 0 18 18" draw:points="0,18 18,18 18,0 0,0">
          <text:p/>
        </draw:polygon>
        <draw:polygon draw:style-name="gr3" draw:text-style-name="P4" draw:layer="layout" svg:width="4.976cm" svg:height="0.017cm" svg:x="6.388cm" svg:y="12.604cm" svg:viewBox="0 0 4977 18" draw:points="0,18 4977,18 4977,0 0,0">
          <text:p/>
        </draw:polygon>
        <draw:polygon draw:style-name="gr3" draw:text-style-name="P4" draw:layer="layout" svg:width="0.017cm" svg:height="0.017cm" svg:x="11.364cm" svg:y="12.604cm" svg:viewBox="0 0 18 18" draw:points="0,18 18,18 18,0 0,0">
          <text:p/>
        </draw:polygon>
        <draw:polygon draw:style-name="gr3" draw:text-style-name="P4" draw:layer="layout" svg:width="3.234cm" svg:height="0.017cm" svg:x="11.381cm" svg:y="12.604cm" svg:viewBox="0 0 3235 18" draw:points="0,18 3235,18 3235,0 0,0">
          <text:p/>
        </draw:polygon>
        <draw:polygon draw:style-name="gr3" draw:text-style-name="P4" draw:layer="layout" svg:width="0.018cm" svg:height="0.017cm" svg:x="14.615cm" svg:y="12.604cm" svg:viewBox="0 0 19 18" draw:points="0,18 19,18 19,0 0,0">
          <text:p/>
        </draw:polygon>
        <draw:polygon draw:style-name="gr3" draw:text-style-name="P4" draw:layer="layout" svg:width="0.018cm" svg:height="0.017cm" svg:x="14.615cm" svg:y="12.604cm" svg:viewBox="0 0 19 18" draw:points="0,18 19,18 19,0 0,0">
          <text:p/>
        </draw:polygon>
        <draw:polygon draw:style-name="gr3" draw:text-style-name="P4" draw:layer="layout" svg:width="0.017cm" svg:height="0.516cm" svg:x="6.371cm" svg:y="12.621cm" svg:viewBox="0 0 18 517" draw:points="0,517 18,517 18,0 0,0">
          <text:p/>
        </draw:polygon>
        <draw:polygon draw:style-name="gr3" draw:text-style-name="P4" draw:layer="layout" svg:width="0.017cm" svg:height="0.516cm" svg:x="11.364cm" svg:y="12.621cm" svg:viewBox="0 0 18 517" draw:points="0,517 18,517 18,0 0,0">
          <text:p/>
        </draw:polygon>
        <draw:polygon draw:style-name="gr3" draw:text-style-name="P4" draw:layer="layout" svg:width="0.018cm" svg:height="0.516cm" svg:x="14.615cm" svg:y="12.621cm" svg:viewBox="0 0 19 517" draw:points="0,517 19,517 19,0 0,0">
          <text:p/>
        </draw:polygon>
        <draw:frame draw:style-name="gr4" draw:text-style-name="P5" draw:layer="layout" svg:width="0.95cm" svg:height="0.425cm" svg:x="11.564cm" svg:y="12.706cm">
          <draw:text-box>
            <text:p text:style-name="P1"><text:span text:style-name="T4">11.5 <text:s/></text:span></text:p>
          </draw:text-box>
        </draw:frame>
        <draw:frame draw:style-name="gr4" draw:text-style-name="P5" draw:layer="layout" svg:width="2.089cm" svg:height="0.425cm" svg:x="6.572cm" svg:y="13.239cm">
          <draw:text-box>
            <text:p text:style-name="P1"><text:span text:style-name="T4">Weight (kg) </text:span></text:p>
          </draw:text-box>
        </draw:frame>
        <draw:polygon draw:style-name="gr3" draw:text-style-name="P4" draw:layer="layout" svg:width="0.017cm" svg:height="0.017cm" svg:x="6.371cm" svg:y="13.137cm" svg:viewBox="0 0 18 18" draw:points="0,18 18,18 18,0 0,0">
          <text:p/>
        </draw:polygon>
        <draw:polygon draw:style-name="gr3" draw:text-style-name="P4" draw:layer="layout" svg:width="4.976cm" svg:height="0.017cm" svg:x="6.388cm" svg:y="13.137cm" svg:viewBox="0 0 4977 18" draw:points="0,18 4977,18 4977,0 0,0">
          <text:p/>
        </draw:polygon>
        <draw:polygon draw:style-name="gr3" draw:text-style-name="P4" draw:layer="layout" svg:width="0.017cm" svg:height="0.017cm" svg:x="11.364cm" svg:y="13.137cm" svg:viewBox="0 0 18 18" draw:points="0,18 18,18 18,0 0,0">
          <text:p/>
        </draw:polygon>
        <draw:polygon draw:style-name="gr3" draw:text-style-name="P4" draw:layer="layout" svg:width="3.234cm" svg:height="0.017cm" svg:x="11.381cm" svg:y="13.137cm" svg:viewBox="0 0 3235 18" draw:points="0,18 3235,18 3235,0 0,0">
          <text:p/>
        </draw:polygon>
        <draw:polygon draw:style-name="gr3" draw:text-style-name="P4" draw:layer="layout" svg:width="0.018cm" svg:height="0.017cm" svg:x="14.615cm" svg:y="13.137cm" svg:viewBox="0 0 19 18" draw:points="0,18 19,18 19,0 0,0">
          <text:p/>
        </draw:polygon>
        <draw:polygon draw:style-name="gr3" draw:text-style-name="P4" draw:layer="layout" svg:width="0.017cm" svg:height="0.517cm" svg:x="6.371cm" svg:y="13.154cm" svg:viewBox="0 0 18 518" draw:points="0,518 18,518 18,0 0,0">
          <text:p/>
        </draw:polygon>
        <draw:polygon draw:style-name="gr3" draw:text-style-name="P4" draw:layer="layout" svg:width="0.017cm" svg:height="0.517cm" svg:x="11.364cm" svg:y="13.154cm" svg:viewBox="0 0 18 518" draw:points="0,518 18,518 18,0 0,0">
          <text:p/>
        </draw:polygon>
        <draw:polygon draw:style-name="gr3" draw:text-style-name="P4" draw:layer="layout" svg:width="0.018cm" svg:height="0.517cm" svg:x="14.615cm" svg:y="13.154cm" svg:viewBox="0 0 19 518" draw:points="0,518 19,518 19,0 0,0">
          <text:p/>
        </draw:polygon>
        <draw:frame draw:style-name="gr4" draw:text-style-name="P5" draw:layer="layout" svg:width="1.069cm" svg:height="0.425cm" svg:x="11.564cm" svg:y="13.239cm">
          <draw:text-box>
            <text:p text:style-name="P1"><text:span text:style-name="T4">50.12 </text:span></text:p>
          </draw:text-box>
        </draw:frame>
        <draw:frame draw:style-name="gr4" draw:text-style-name="P5" draw:layer="layout" svg:width="2.343cm" svg:height="0.425cm" svg:x="6.572cm" svg:y="13.773cm">
          <draw:text-box>
            <text:p text:style-name="P1"><text:span text:style-name="T4">Engine Temp </text:span></text:p>
          </draw:text-box>
        </draw:frame>
        <draw:polygon draw:style-name="gr3" draw:text-style-name="P4" draw:layer="layout" svg:width="0.017cm" svg:height="0.018cm" svg:x="6.371cm" svg:y="13.671cm" svg:viewBox="0 0 18 19" draw:points="0,19 18,19 18,0 0,0">
          <text:p/>
        </draw:polygon>
        <draw:polygon draw:style-name="gr3" draw:text-style-name="P4" draw:layer="layout" svg:width="4.976cm" svg:height="0.018cm" svg:x="6.388cm" svg:y="13.671cm" svg:viewBox="0 0 4977 19" draw:points="0,19 4977,19 4977,0 0,0">
          <text:p/>
        </draw:polygon>
        <draw:polygon draw:style-name="gr3" draw:text-style-name="P4" draw:layer="layout" svg:width="0.017cm" svg:height="0.018cm" svg:x="11.364cm" svg:y="13.671cm" svg:viewBox="0 0 18 19" draw:points="0,19 18,19 18,0 0,0">
          <text:p/>
        </draw:polygon>
        <draw:polygon draw:style-name="gr3" draw:text-style-name="P4" draw:layer="layout" svg:width="3.234cm" svg:height="0.018cm" svg:x="11.381cm" svg:y="13.671cm" svg:viewBox="0 0 3235 19" draw:points="0,19 3235,19 3235,0 0,0">
          <text:p/>
        </draw:polygon>
        <draw:polygon draw:style-name="gr3" draw:text-style-name="P4" draw:layer="layout" svg:width="0.018cm" svg:height="0.018cm" svg:x="14.615cm" svg:y="13.671cm" svg:viewBox="0 0 19 19" draw:points="0,19 19,19 19,0 0,0">
          <text:p/>
        </draw:polygon>
        <draw:polygon draw:style-name="gr3" draw:text-style-name="P4" draw:layer="layout" svg:width="0.017cm" svg:height="0.516cm" svg:x="6.371cm" svg:y="13.688cm" svg:viewBox="0 0 18 517" draw:points="0,517 18,517 18,0 0,0">
          <text:p/>
        </draw:polygon>
        <draw:polygon draw:style-name="gr3" draw:text-style-name="P4" draw:layer="layout" svg:width="0.017cm" svg:height="0.017cm" svg:x="6.371cm" svg:y="14.204cm" svg:viewBox="0 0 18 18" draw:points="0,18 18,18 18,0 0,0">
          <text:p/>
        </draw:polygon>
        <draw:polygon draw:style-name="gr3" draw:text-style-name="P4" draw:layer="layout" svg:width="0.017cm" svg:height="0.017cm" svg:x="6.371cm" svg:y="14.204cm" svg:viewBox="0 0 18 18" draw:points="0,18 18,18 18,0 0,0">
          <text:p/>
        </draw:polygon>
        <draw:polygon draw:style-name="gr3" draw:text-style-name="P4" draw:layer="layout" svg:width="4.976cm" svg:height="0.017cm" svg:x="6.388cm" svg:y="14.204cm" svg:viewBox="0 0 4977 18" draw:points="0,18 4977,18 4977,0 0,0">
          <text:p/>
        </draw:polygon>
        <draw:polygon draw:style-name="gr3" draw:text-style-name="P4" draw:layer="layout" svg:width="0.017cm" svg:height="0.516cm" svg:x="11.364cm" svg:y="13.688cm" svg:viewBox="0 0 18 517" draw:points="0,517 18,517 18,0 0,0">
          <text:p/>
        </draw:polygon>
        <draw:polygon draw:style-name="gr3" draw:text-style-name="P4" draw:layer="layout" svg:width="0.017cm" svg:height="0.017cm" svg:x="11.364cm" svg:y="14.204cm" svg:viewBox="0 0 18 18" draw:points="0,18 18,18 18,0 0,0">
          <text:p/>
        </draw:polygon>
        <draw:polygon draw:style-name="gr3" draw:text-style-name="P4" draw:layer="layout" svg:width="3.234cm" svg:height="0.017cm" svg:x="11.381cm" svg:y="14.204cm" svg:viewBox="0 0 3235 18" draw:points="0,18 3235,18 3235,0 0,0">
          <text:p/>
        </draw:polygon>
        <draw:polygon draw:style-name="gr3" draw:text-style-name="P4" draw:layer="layout" svg:width="0.018cm" svg:height="0.516cm" svg:x="14.615cm" svg:y="13.688cm" svg:viewBox="0 0 19 517" draw:points="0,517 19,517 19,0 0,0">
          <text:p/>
        </draw:polygon>
        <draw:polygon draw:style-name="gr3" draw:text-style-name="P4" draw:layer="layout" svg:width="0.018cm" svg:height="0.017cm" svg:x="14.615cm" svg:y="14.204cm" svg:viewBox="0 0 19 18" draw:points="0,18 19,18 19,0 0,0">
          <text:p/>
        </draw:polygon>
        <draw:polygon draw:style-name="gr3" draw:text-style-name="P4" draw:layer="layout" svg:width="0.018cm" svg:height="0.017cm" svg:x="14.615cm" svg:y="14.204cm" svg:viewBox="0 0 19 18" draw:points="0,18 19,18 19,0 0,0">
          <text:p/>
        </draw:polygon>
        <draw:frame draw:style-name="gr4" draw:text-style-name="P5" draw:layer="layout" svg:width="0.971cm" svg:height="0.425cm" svg:x="11.564cm" svg:y="13.773cm">
          <draw:text-box>
            <text:p text:style-name="P1"><text:span text:style-name="T4">110C </text:span></text:p>
          </draw:text-box>
        </draw:frame>
        <draw:frame draw:style-name="gr4" draw:text-style-name="P5" draw:layer="layout" svg:width="2.898cm" svg:height="0.425cm" svg:x="6.572cm" svg:y="16.064cm">
          <draw:text-box>
            <text:p text:style-name="P1"><text:span text:style-name="T4">Mileage (per ltr) </text:span></text:p>
          </draw:text-box>
        </draw:frame>
        <draw:polygon draw:style-name="gr3" draw:text-style-name="P4" draw:layer="layout" svg:width="0.017cm" svg:height="0.017cm" svg:x="6.371cm" svg:y="15.962cm" svg:viewBox="0 0 18 18" draw:points="0,18 18,18 18,0 0,0">
          <text:p/>
        </draw:polygon>
        <draw:polygon draw:style-name="gr3" draw:text-style-name="P4" draw:layer="layout" svg:width="0.017cm" svg:height="0.017cm" svg:x="6.371cm" svg:y="15.962cm" svg:viewBox="0 0 18 18" draw:points="0,18 18,18 18,0 0,0">
          <text:p/>
        </draw:polygon>
        <draw:polygon draw:style-name="gr3" draw:text-style-name="P4" draw:layer="layout" svg:width="4.976cm" svg:height="0.017cm" svg:x="6.388cm" svg:y="15.962cm" svg:viewBox="0 0 4977 18" draw:points="0,18 4977,18 4977,0 0,0">
          <text:p/>
        </draw:polygon>
        <draw:polygon draw:style-name="gr3" draw:text-style-name="P4" draw:layer="layout" svg:width="0.017cm" svg:height="0.017cm" svg:x="11.364cm" svg:y="15.962cm" svg:viewBox="0 0 18 18" draw:points="0,18 18,18 18,0 0,0">
          <text:p/>
        </draw:polygon>
        <draw:polygon draw:style-name="gr3" draw:text-style-name="P4" draw:layer="layout" svg:width="3.234cm" svg:height="0.017cm" svg:x="11.381cm" svg:y="15.962cm" svg:viewBox="0 0 3235 18" draw:points="0,18 3235,18 3235,0 0,0">
          <text:p/>
        </draw:polygon>
        <draw:polygon draw:style-name="gr3" draw:text-style-name="P4" draw:layer="layout" svg:width="0.018cm" svg:height="0.017cm" svg:x="14.615cm" svg:y="15.962cm" svg:viewBox="0 0 19 18" draw:points="0,18 19,18 19,0 0,0">
          <text:p/>
        </draw:polygon>
        <draw:polygon draw:style-name="gr3" draw:text-style-name="P4" draw:layer="layout" svg:width="0.018cm" svg:height="0.017cm" svg:x="14.615cm" svg:y="15.962cm" svg:viewBox="0 0 19 18" draw:points="0,18 19,18 19,0 0,0">
          <text:p/>
        </draw:polygon>
        <draw:polygon draw:style-name="gr3" draw:text-style-name="P4" draw:layer="layout" svg:width="0.017cm" svg:height="0.516cm" svg:x="6.371cm" svg:y="15.979cm" svg:viewBox="0 0 18 517" draw:points="0,517 18,517 18,0 0,0">
          <text:p/>
        </draw:polygon>
        <draw:polygon draw:style-name="gr3" draw:text-style-name="P4" draw:layer="layout" svg:width="0.017cm" svg:height="0.516cm" svg:x="11.364cm" svg:y="15.979cm" svg:viewBox="0 0 18 517" draw:points="0,517 18,517 18,0 0,0">
          <text:p/>
        </draw:polygon>
        <draw:polygon draw:style-name="gr3" draw:text-style-name="P4" draw:layer="layout" svg:width="0.018cm" svg:height="0.516cm" svg:x="14.615cm" svg:y="15.979cm" svg:viewBox="0 0 19 517" draw:points="0,517 19,517 19,0 0,0">
          <text:p/>
        </draw:polygon>
        <draw:frame draw:style-name="gr4" draw:text-style-name="P5" draw:layer="layout" svg:width="0.531cm" svg:height="0.425cm" svg:x="11.564cm" svg:y="16.064cm">
          <draw:text-box>
            <text:p text:style-name="P1"><text:span text:style-name="T4">45 </text:span></text:p>
          </draw:text-box>
        </draw:frame>
        <draw:frame draw:style-name="gr4" draw:text-style-name="P5" draw:layer="layout" svg:width="3.439cm" svg:height="0.425cm" svg:x="6.572cm" svg:y="16.601cm">
          <draw:text-box>
            <text:p text:style-name="P1"><text:span text:style-name="T4">Manufactured Year </text:span></text:p>
          </draw:text-box>
        </draw:frame>
        <draw:polygon draw:style-name="gr3" draw:text-style-name="P4" draw:layer="layout" svg:width="0.017cm" svg:height="0.017cm" svg:x="6.371cm" svg:y="16.495cm" svg:viewBox="0 0 18 18" draw:points="0,18 18,18 18,0 0,0">
          <text:p/>
        </draw:polygon>
        <draw:polygon draw:style-name="gr3" draw:text-style-name="P4" draw:layer="layout" svg:width="4.976cm" svg:height="0.017cm" svg:x="6.388cm" svg:y="16.495cm" svg:viewBox="0 0 4977 18" draw:points="0,18 4977,18 4977,0 0,0">
          <text:p/>
        </draw:polygon>
        <draw:polygon draw:style-name="gr3" draw:text-style-name="P4" draw:layer="layout" svg:width="0.017cm" svg:height="0.017cm" svg:x="11.364cm" svg:y="16.495cm" svg:viewBox="0 0 18 18" draw:points="0,18 18,18 18,0 0,0">
          <text:p/>
        </draw:polygon>
        <draw:polygon draw:style-name="gr3" draw:text-style-name="P4" draw:layer="layout" svg:width="3.234cm" svg:height="0.017cm" svg:x="11.381cm" svg:y="16.495cm" svg:viewBox="0 0 3235 18" draw:points="0,18 3235,18 3235,0 0,0">
          <text:p/>
        </draw:polygon>
        <draw:polygon draw:style-name="gr3" draw:text-style-name="P4" draw:layer="layout" svg:width="0.018cm" svg:height="0.017cm" svg:x="14.615cm" svg:y="16.495cm" svg:viewBox="0 0 19 18" draw:points="0,18 19,18 19,0 0,0">
          <text:p/>
        </draw:polygon>
        <draw:polygon draw:style-name="gr3" draw:text-style-name="P4" draw:layer="layout" svg:width="0.017cm" svg:height="0.521cm" svg:x="6.371cm" svg:y="16.512cm" svg:viewBox="0 0 18 522" draw:points="0,522 18,522 18,0 0,0">
          <text:p/>
        </draw:polygon>
        <draw:polygon draw:style-name="gr3" draw:text-style-name="P4" draw:layer="layout" svg:width="0.017cm" svg:height="0.521cm" svg:x="11.364cm" svg:y="16.512cm" svg:viewBox="0 0 18 522" draw:points="0,522 18,522 18,0 0,0">
          <text:p/>
        </draw:polygon>
        <draw:polygon draw:style-name="gr3" draw:text-style-name="P4" draw:layer="layout" svg:width="0.018cm" svg:height="0.521cm" svg:x="14.615cm" svg:y="16.512cm" svg:viewBox="0 0 19 522" draw:points="0,522 19,522 19,0 0,0">
          <text:p/>
        </draw:polygon>
        <draw:frame draw:style-name="gr4" draw:text-style-name="P5" draw:layer="layout" svg:width="0.963cm" svg:height="0.425cm" svg:x="11.564cm" svg:y="16.601cm">
          <draw:text-box>
            <text:p text:style-name="P1"><text:span text:style-name="T4">2012 </text:span></text:p>
          </draw:text-box>
        </draw:frame>
        <draw:frame draw:style-name="gr4" draw:text-style-name="P5" draw:layer="layout" svg:width="1.386cm" svg:height="0.425cm" svg:x="6.572cm" svg:y="17.135cm">
          <draw:text-box>
            <text:p text:style-name="P1"><text:span text:style-name="T4">Wheels </text:span></text:p>
          </draw:text-box>
        </draw:frame>
        <draw:polygon draw:style-name="gr3" draw:text-style-name="P4" draw:layer="layout" svg:width="0.017cm" svg:height="0.017cm" svg:x="6.371cm" svg:y="17.033cm" svg:viewBox="0 0 18 18" draw:points="0,18 18,18 18,0 0,0">
          <text:p/>
        </draw:polygon>
        <draw:polygon draw:style-name="gr3" draw:text-style-name="P4" draw:layer="layout" svg:width="4.976cm" svg:height="0.017cm" svg:x="6.388cm" svg:y="17.033cm" svg:viewBox="0 0 4977 18" draw:points="0,18 4977,18 4977,0 0,0">
          <text:p/>
        </draw:polygon>
        <draw:polygon draw:style-name="gr3" draw:text-style-name="P4" draw:layer="layout" svg:width="0.017cm" svg:height="0.017cm" svg:x="11.364cm" svg:y="17.033cm" svg:viewBox="0 0 18 18" draw:points="0,18 18,18 18,0 0,0">
          <text:p/>
        </draw:polygon>
        <draw:polygon draw:style-name="gr3" draw:text-style-name="P4" draw:layer="layout" svg:width="3.234cm" svg:height="0.017cm" svg:x="11.381cm" svg:y="17.033cm" svg:viewBox="0 0 3235 18" draw:points="0,18 3235,18 3235,0 0,0">
          <text:p/>
        </draw:polygon>
        <draw:polygon draw:style-name="gr3" draw:text-style-name="P4" draw:layer="layout" svg:width="0.018cm" svg:height="0.017cm" svg:x="14.615cm" svg:y="17.033cm" svg:viewBox="0 0 19 18" draw:points="0,18 19,18 19,0 0,0">
          <text:p/>
        </draw:polygon>
        <draw:polygon draw:style-name="gr3" draw:text-style-name="P4" draw:layer="layout" svg:width="0.017cm" svg:height="0.516cm" svg:x="6.371cm" svg:y="17.05cm" svg:viewBox="0 0 18 517" draw:points="0,517 18,517 18,0 0,0">
          <text:p/>
        </draw:polygon>
        <draw:polygon draw:style-name="gr3" draw:text-style-name="P4" draw:layer="layout" svg:width="0.017cm" svg:height="0.516cm" svg:x="11.364cm" svg:y="17.05cm" svg:viewBox="0 0 18 517" draw:points="0,517 18,517 18,0 0,0">
          <text:p/>
        </draw:polygon>
        <draw:polygon draw:style-name="gr3" draw:text-style-name="P4" draw:layer="layout" svg:width="0.018cm" svg:height="0.516cm" svg:x="14.615cm" svg:y="17.05cm" svg:viewBox="0 0 19 517" draw:points="0,517 19,517 19,0 0,0">
          <text:p/>
        </draw:polygon>
        <draw:frame draw:style-name="gr4" draw:text-style-name="P5" draw:layer="layout" svg:width="0.422cm" svg:height="0.425cm" svg:x="11.564cm" svg:y="17.135cm">
          <draw:text-box>
            <text:p text:style-name="P1"><text:span text:style-name="T4">2 </text:span></text:p>
          </draw:text-box>
        </draw:frame>
        <draw:frame draw:style-name="gr4" draw:text-style-name="P5" draw:layer="layout" svg:width="1.166cm" svg:height="0.425cm" svg:x="6.572cm" svg:y="17.668cm">
          <draw:text-box>
            <text:p text:style-name="P1"><text:span text:style-name="T4">Speed </text:span></text:p>
          </draw:text-box>
        </draw:frame>
        <draw:polygon draw:style-name="gr3" draw:text-style-name="P4" draw:layer="layout" svg:width="0.017cm" svg:height="0.017cm" svg:x="6.371cm" svg:y="17.566cm" svg:viewBox="0 0 18 18" draw:points="0,18 18,18 18,0 0,0">
          <text:p/>
        </draw:polygon>
        <draw:polygon draw:style-name="gr3" draw:text-style-name="P4" draw:layer="layout" svg:width="4.976cm" svg:height="0.017cm" svg:x="6.388cm" svg:y="17.566cm" svg:viewBox="0 0 4977 18" draw:points="0,18 4977,18 4977,0 0,0">
          <text:p/>
        </draw:polygon>
        <draw:polygon draw:style-name="gr3" draw:text-style-name="P4" draw:layer="layout" svg:width="0.017cm" svg:height="0.017cm" svg:x="11.364cm" svg:y="17.566cm" svg:viewBox="0 0 18 18" draw:points="0,18 18,18 18,0 0,0">
          <text:p/>
        </draw:polygon>
        <draw:polygon draw:style-name="gr3" draw:text-style-name="P4" draw:layer="layout" svg:width="3.234cm" svg:height="0.017cm" svg:x="11.381cm" svg:y="17.566cm" svg:viewBox="0 0 3235 18" draw:points="0,18 3235,18 3235,0 0,0">
          <text:p/>
        </draw:polygon>
        <draw:polygon draw:style-name="gr3" draw:text-style-name="P4" draw:layer="layout" svg:width="0.018cm" svg:height="0.017cm" svg:x="14.615cm" svg:y="17.566cm" svg:viewBox="0 0 19 18" draw:points="0,18 19,18 19,0 0,0">
          <text:p/>
        </draw:polygon>
        <draw:polygon draw:style-name="gr3" draw:text-style-name="P4" draw:layer="layout" svg:width="0.017cm" svg:height="0.516cm" svg:x="6.371cm" svg:y="17.583cm" svg:viewBox="0 0 18 517" draw:points="0,517 18,517 18,0 0,0">
          <text:p/>
        </draw:polygon>
        <draw:polygon draw:style-name="gr3" draw:text-style-name="P4" draw:layer="layout" svg:width="0.017cm" svg:height="0.516cm" svg:x="11.364cm" svg:y="17.583cm" svg:viewBox="0 0 18 517" draw:points="0,517 18,517 18,0 0,0">
          <text:p/>
        </draw:polygon>
        <draw:polygon draw:style-name="gr3" draw:text-style-name="P4" draw:layer="layout" svg:width="0.018cm" svg:height="0.516cm" svg:x="14.615cm" svg:y="17.583cm" svg:viewBox="0 0 19 517" draw:points="0,517 19,517 19,0 0,0">
          <text:p/>
        </draw:polygon>
        <draw:frame draw:style-name="gr4" draw:text-style-name="P5" draw:layer="layout" svg:width="0.747cm" svg:height="0.425cm" svg:x="11.564cm" svg:y="17.668cm">
          <draw:text-box>
            <text:p text:style-name="P1"><text:span text:style-name="T4">150 </text:span></text:p>
          </draw:text-box>
        </draw:frame>
        <draw:frame draw:style-name="gr4" draw:text-style-name="P5" draw:layer="layout" svg:width="3.274cm" svg:height="0.425cm" svg:x="6.572cm" svg:y="18.202cm">
          <draw:text-box>
            <text:p text:style-name="P1"><text:span text:style-name="T4">Total lights (Front) </text:span></text:p>
          </draw:text-box>
        </draw:frame>
        <draw:polygon draw:style-name="gr3" draw:text-style-name="P4" draw:layer="layout" svg:width="0.017cm" svg:height="0.017cm" svg:x="6.371cm" svg:y="18.099cm" svg:viewBox="0 0 18 18" draw:points="0,18 18,18 18,0 0,0">
          <text:p/>
        </draw:polygon>
        <draw:polygon draw:style-name="gr3" draw:text-style-name="P4" draw:layer="layout" svg:width="4.976cm" svg:height="0.017cm" svg:x="6.388cm" svg:y="18.099cm" svg:viewBox="0 0 4977 18" draw:points="0,18 4977,18 4977,0 0,0">
          <text:p/>
        </draw:polygon>
        <draw:polygon draw:style-name="gr3" draw:text-style-name="P4" draw:layer="layout" svg:width="0.017cm" svg:height="0.017cm" svg:x="11.364cm" svg:y="18.099cm" svg:viewBox="0 0 18 18" draw:points="0,18 18,18 18,0 0,0">
          <text:p/>
        </draw:polygon>
        <draw:polygon draw:style-name="gr3" draw:text-style-name="P4" draw:layer="layout" svg:width="3.234cm" svg:height="0.017cm" svg:x="11.381cm" svg:y="18.099cm" svg:viewBox="0 0 3235 18" draw:points="0,18 3235,18 3235,0 0,0">
          <text:p/>
        </draw:polygon>
        <draw:polygon draw:style-name="gr3" draw:text-style-name="P4" draw:layer="layout" svg:width="0.018cm" svg:height="0.017cm" svg:x="14.615cm" svg:y="18.099cm" svg:viewBox="0 0 19 18" draw:points="0,18 19,18 19,0 0,0">
          <text:p/>
        </draw:polygon>
        <draw:polygon draw:style-name="gr3" draw:text-style-name="P4" draw:layer="layout" svg:width="0.017cm" svg:height="0.521cm" svg:x="6.371cm" svg:y="18.116cm" svg:viewBox="0 0 18 522" draw:points="0,522 18,522 18,0 0,0">
          <text:p/>
        </draw:polygon>
        <draw:polygon draw:style-name="gr3" draw:text-style-name="P4" draw:layer="layout" svg:width="0.017cm" svg:height="0.017cm" svg:x="6.371cm" svg:y="18.637cm" svg:viewBox="0 0 18 18" draw:points="0,18 18,18 18,0 0,0">
          <text:p/>
        </draw:polygon>
        <draw:polygon draw:style-name="gr3" draw:text-style-name="P4" draw:layer="layout" svg:width="0.017cm" svg:height="0.017cm" svg:x="6.371cm" svg:y="18.637cm" svg:viewBox="0 0 18 18" draw:points="0,18 18,18 18,0 0,0">
          <text:p/>
        </draw:polygon>
        <draw:polygon draw:style-name="gr3" draw:text-style-name="P4" draw:layer="layout" svg:width="4.976cm" svg:height="0.017cm" svg:x="6.388cm" svg:y="18.637cm" svg:viewBox="0 0 4977 18" draw:points="0,18 4977,18 4977,0 0,0">
          <text:p/>
        </draw:polygon>
        <draw:polygon draw:style-name="gr3" draw:text-style-name="P4" draw:layer="layout" svg:width="0.017cm" svg:height="0.521cm" svg:x="11.364cm" svg:y="18.116cm" svg:viewBox="0 0 18 522" draw:points="0,522 18,522 18,0 0,0">
          <text:p/>
        </draw:polygon>
        <draw:polygon draw:style-name="gr3" draw:text-style-name="P4" draw:layer="layout" svg:width="0.017cm" svg:height="0.017cm" svg:x="11.364cm" svg:y="18.637cm" svg:viewBox="0 0 18 18" draw:points="0,18 18,18 18,0 0,0">
          <text:p/>
        </draw:polygon>
        <draw:polygon draw:style-name="gr3" draw:text-style-name="P4" draw:layer="layout" svg:width="3.234cm" svg:height="0.017cm" svg:x="11.381cm" svg:y="18.637cm" svg:viewBox="0 0 3235 18" draw:points="0,18 3235,18 3235,0 0,0">
          <text:p/>
        </draw:polygon>
        <draw:polygon draw:style-name="gr3" draw:text-style-name="P4" draw:layer="layout" svg:width="0.018cm" svg:height="0.521cm" svg:x="14.615cm" svg:y="18.116cm" svg:viewBox="0 0 19 522" draw:points="0,522 19,522 19,0 0,0">
          <text:p/>
        </draw:polygon>
        <draw:polygon draw:style-name="gr3" draw:text-style-name="P4" draw:layer="layout" svg:width="0.018cm" svg:height="0.017cm" svg:x="14.615cm" svg:y="18.637cm" svg:viewBox="0 0 19 18" draw:points="0,18 19,18 19,0 0,0">
          <text:p/>
        </draw:polygon>
        <draw:polygon draw:style-name="gr3" draw:text-style-name="P4" draw:layer="layout" svg:width="0.018cm" svg:height="0.017cm" svg:x="14.615cm" svg:y="18.637cm" svg:viewBox="0 0 19 18" draw:points="0,18 19,18 19,0 0,0">
          <text:p/>
        </draw:polygon>
        <draw:frame draw:style-name="gr4" draw:text-style-name="P5" draw:layer="layout" svg:width="0.422cm" svg:height="0.425cm" svg:x="11.564cm" svg:y="18.202cm">
          <draw:text-box>
            <text:p text:style-name="P1"><text:span text:style-name="T4">2 </text:span></text:p>
          </draw:text-box>
        </draw:frame>
      </draw:page>
      <draw:page draw:name="page2" draw:style-name="dp1" draw:master-page-name="master-page34">
        <draw:frame draw:style-name="gr1" draw:text-style-name="P2" draw:layer="layout" svg:width="3.736cm" svg:height="0.39cm" svg:x="8.697cm" svg:y="1.325cm">
          <draw:text-box>
            <text:p text:style-name="P1"><text:span text:style-name="T1">Statistics Assignment-1 </text:span></text:p>
          </draw:text-box>
        </draw:frame>
        <draw:frame draw:style-name="gr4" draw:text-style-name="P5" draw:layer="layout" svg:width="0.422cm" svg:height="0.425cm" svg:x="3.409cm" svg:y="1.8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2.774cm" svg:y="2.366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2.30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5.957cm" svg:height="0.425cm" svg:x="3.409cm" svg:y="2.366cm">
          <draw:text-box>
            <text:p text:style-name="P1"><text:span text:style-name="T4">Ordinal Data: It is also categorical level of data, in this we have relation between the names. </text:span></text:p>
          </draw:text-box>
        </draw:frame>
        <draw:frame draw:style-name="gr4" draw:text-style-name="P5" draw:layer="layout" svg:width="3.016cm" svg:height="0.425cm" svg:x="3.409cm" svg:y="2.926cm">
          <draw:text-box>
            <text:p text:style-name="P1"><text:span text:style-name="T4">Like synonyms E: </text:span></text:p>
          </draw:text-box>
        </draw:frame>
        <draw:frame draw:style-name="gr4" draw:text-style-name="P5" draw:layer="layout" svg:width="0.422cm" svg:height="0.479cm" svg:x="4.044cm" svg:y="3.45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3.41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169cm" svg:height="0.425cm" svg:x="4.679cm" svg:y="3.485cm">
          <draw:text-box>
            <text:p text:style-name="P1"><text:span text:style-name="T4">True – False </text:span></text:p>
          </draw:text-box>
        </draw:frame>
        <draw:frame draw:style-name="gr4" draw:text-style-name="P5" draw:layer="layout" svg:width="0.422cm" svg:height="0.479cm" svg:x="4.044cm" svg:y="4.004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3.97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59cm" svg:height="0.425cm" svg:x="4.679cm" svg:y="4.039cm">
          <draw:text-box>
            <text:p text:style-name="P1"><text:span text:style-name="T4">Yes – No </text:span></text:p>
          </draw:text-box>
        </draw:frame>
        <draw:frame draw:style-name="gr4" draw:text-style-name="P5" draw:layer="layout" svg:width="0.422cm" svg:height="0.479cm" svg:x="4.044cm" svg:y="4.563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4.53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569cm" svg:height="0.425cm" svg:x="4.679cm" svg:y="4.598cm">
          <draw:text-box>
            <text:p text:style-name="P1"><text:span text:style-name="T4">Flop – Average – Hit – Super Hit </text:span></text:p>
          </draw:text-box>
        </draw:frame>
        <draw:frame draw:style-name="gr4" draw:text-style-name="P5" draw:layer="layout" svg:width="0.422cm" svg:height="0.479cm" svg:x="4.044cm" svg:y="5.122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5.09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854cm" svg:height="0.425cm" svg:x="4.679cm" svg:y="5.157cm">
          <draw:text-box>
            <text:p text:style-name="P1"><text:span text:style-name="T4">Low – Medium – High </text:span></text:p>
          </draw:text-box>
        </draw:frame>
        <draw:frame draw:style-name="gr4" draw:text-style-name="P5" draw:layer="layout" svg:width="0.422cm" svg:height="0.479cm" svg:x="4.044cm" svg:y="5.676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5.64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132cm" svg:height="0.425cm" svg:x="4.679cm" svg:y="5.711cm">
          <draw:text-box>
            <text:p text:style-name="P1"><text:span text:style-name="T4">0 – 1 <text:s text:c="2"/></text:span></text:p>
          </draw:text-box>
        </draw:frame>
        <draw:frame draw:style-name="gr4" draw:text-style-name="P5" draw:layer="layout" svg:width="0.422cm" svg:height="0.425cm" svg:x="1.503cm" svg:y="6.55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2.774cm" svg:y="7.392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7.32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6.021cm" svg:height="0.425cm" svg:x="3.409cm" svg:y="7.392cm">
          <draw:text-box>
            <text:p text:style-name="P1"><text:span text:style-name="T4">Interval Data: It is numerical type of data, </text:span><text:span text:style-name="T8">In a scale does not have true zero point </text:span><text:span text:style-name="T4">(values are </text:span></text:p>
          </draw:text-box>
        </draw:frame>
        <draw:frame draw:style-name="gr4" draw:text-style-name="P5" draw:layer="layout" svg:width="1.458cm" svg:height="0.425cm" svg:x="3.409cm" svg:y="7.951cm">
          <draw:text-box>
            <text:p text:style-name="P1"><text:span text:style-name="T4">&gt; 0). Ex: </text:span></text:p>
          </draw:text-box>
        </draw:frame>
        <draw:frame draw:style-name="gr4" draw:text-style-name="P5" draw:layer="layout" svg:width="0.422cm" svg:height="0.479cm" svg:x="4.044cm" svg:y="8.475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8.44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92cm" svg:height="0.425cm" svg:x="4.679cm" svg:y="8.51cm">
          <draw:text-box>
            <text:p text:style-name="P1"><text:span text:style-name="T4">Temperature: 20, 25, 100, -20, -1. </text:span></text:p>
          </draw:text-box>
        </draw:frame>
        <draw:frame draw:style-name="gr4" draw:text-style-name="P5" draw:layer="layout" svg:width="0.422cm" svg:height="0.479cm" svg:x="4.044cm" svg:y="9.03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583cm" svg:height="0.425cm" svg:x="4.679cm" svg:y="9.065cm">
          <draw:text-box>
            <text:p text:style-name="P1"><text:span text:style-name="T4">Weight: 22.5, 33, 75 </text:span></text:p>
          </draw:text-box>
        </draw:frame>
        <draw:frame draw:style-name="gr4" draw:text-style-name="P5" draw:layer="layout" svg:width="0.422cm" svg:height="0.479cm" svg:x="4.044cm" svg:y="9.589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9.55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388cm" svg:height="0.425cm" svg:x="4.679cm" svg:y="9.624cm">
          <draw:text-box>
            <text:p text:style-name="P1"><text:span text:style-name="T4">Height: 22.3 inch, 133cm </text:span></text:p>
          </draw:text-box>
        </draw:frame>
        <draw:frame draw:style-name="gr4" draw:text-style-name="P5" draw:layer="layout" svg:width="0.422cm" svg:height="0.479cm" svg:x="4.044cm" svg:y="10.148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10.11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012cm" svg:height="0.425cm" svg:x="4.679cm" svg:y="10.183cm">
          <draw:text-box>
            <text:p text:style-name="P1"><text:span text:style-name="T4">Year: 2012, 2022 </text:span></text:p>
          </draw:text-box>
        </draw:frame>
        <draw:frame draw:style-name="gr4" draw:text-style-name="P5" draw:layer="layout" svg:width="0.422cm" svg:height="0.479cm" svg:x="4.044cm" svg:y="10.707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10.6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177cm" svg:height="0.425cm" svg:x="4.679cm" svg:y="10.742cm">
          <draw:text-box>
            <text:p text:style-name="P1"><text:span text:style-name="T4">Data: 10/10/2009 </text:span></text:p>
          </draw:text-box>
        </draw:frame>
        <draw:frame draw:style-name="gr4" draw:text-style-name="P5" draw:layer="layout" svg:width="0.422cm" svg:height="0.479cm" svg:x="4.044cm" svg:y="11.261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11.23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69cm" svg:height="0.425cm" svg:x="4.679cm" svg:y="11.296cm">
          <draw:text-box>
            <text:p text:style-name="P1"><text:span text:style-name="T4">Time: 23:23:59 </text:span></text:p>
          </draw:text-box>
        </draw:frame>
        <draw:frame draw:style-name="gr4" draw:text-style-name="P5" draw:layer="layout" svg:width="0.422cm" svg:height="0.425cm" svg:x="3.409cm" svg:y="11.85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2.774cm" svg:y="12.414cm">
          <draw:text-box>
            <text:p text:style-name="P1"><text:span text:style-name="T4">-</text:span></text:p>
          </draw:text-box>
        </draw:frame>
        <draw:frame draw:style-name="gr4" draw:text-style-name="P5" draw:layer="layout" svg:width="0.422cm" svg:height="0.475cm" svg:x="2.905cm" svg:y="12.34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5.416cm" svg:height="0.425cm" svg:x="3.409cm" svg:y="12.414cm">
          <draw:text-box>
            <text:p text:style-name="P1"><text:span text:style-name="T4">Ratio Data: Its is also numerical data</text:span><text:span text:style-name="T8">, it has true zero point</text:span><text:span text:style-name="T4">. It means the scale starts from </text:span></text:p>
          </draw:text-box>
        </draw:frame>
        <draw:frame draw:style-name="gr4" draw:text-style-name="P5" draw:layer="layout" svg:width="1.56cm" svg:height="0.425cm" svg:x="3.409cm" svg:y="12.973cm">
          <draw:text-box>
            <text:p text:style-name="P1"><text:span text:style-name="T4">zero. Ex: </text:span></text:p>
          </draw:text-box>
        </draw:frame>
        <draw:frame draw:style-name="gr4" draw:text-style-name="P5" draw:layer="layout" svg:width="0.422cm" svg:height="0.479cm" svg:x="4.044cm" svg:y="13.492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13.4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84cm" svg:height="0.425cm" svg:x="4.679cm" svg:y="13.527cm">
          <draw:text-box>
            <text:p text:style-name="P1"><text:span text:style-name="T4">Speed: 0 to 20 </text:span></text:p>
          </draw:text-box>
        </draw:frame>
        <draw:frame draw:style-name="gr4" draw:text-style-name="P5" draw:layer="layout" svg:width="0.422cm" svg:height="0.479cm" svg:x="4.044cm" svg:y="14.051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14.0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892cm" svg:height="0.425cm" svg:x="4.679cm" svg:y="14.086cm">
          <draw:text-box>
            <text:p text:style-name="P1"><text:span text:style-name="T4">Length: 0 to 10 inches </text:span></text:p>
          </draw:text-box>
        </draw:frame>
        <draw:frame draw:style-name="gr4" draw:text-style-name="P5" draw:layer="layout" svg:width="0.422cm" svg:height="0.479cm" svg:x="4.044cm" svg:y="14.61cm">
          <draw:text-box>
            <text:p text:style-name="P1"><text:span text:style-name="T7">o</text:span></text:p>
          </draw:text-box>
        </draw:frame>
        <draw:frame draw:style-name="gr4" draw:text-style-name="P5" draw:layer="layout" svg:width="0.422cm" svg:height="0.475cm" svg:x="4.298cm" svg:y="14.57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999cm" svg:height="0.425cm" svg:x="4.679cm" svg:y="14.645cm">
          <draw:text-box>
            <text:p text:style-name="P1"><text:span text:style-name="T4">Distance: 0 to 33 </text:span></text:p>
          </draw:text-box>
        </draw:frame>
        <draw:frame draw:style-name="gr4" draw:text-style-name="P5" draw:layer="layout" svg:width="0.422cm" svg:height="0.425cm" svg:x="4.679cm" svg:y="15.20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5.75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6.3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6.87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7.43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7.9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8.54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9.1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19.66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0.22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0.7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1.3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1.89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2.45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3.01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3.5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4.12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4.68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5.2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5.7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6.35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6.9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4.679cm" svg:y="27.473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3.736cm" svg:height="0.39cm" svg:x="8.697cm" svg:y="1.325cm">
          <draw:text-box>
            <text:p text:style-name="P1"><text:span text:style-name="T1">Statistics Assignment-1 </text:span></text:p>
          </draw:text-box>
        </draw:frame>
        <draw:frame draw:style-name="gr1" draw:text-style-name="P2" draw:layer="layout" svg:width="0.388cm" svg:height="0.39cm" svg:x="9.412cm" svg:y="28.0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425cm" svg:x="4.679cm" svg:y="1.8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0.361cm" svg:height="0.425cm" svg:x="1.503cm" svg:y="2.651cm">
          <draw:text-box>
            <text:p text:style-name="P1"><text:span text:style-name="T5">Question 1: In a class total No. of boys is 30 and girls is 20. </text:span></text:p>
          </draw:text-box>
        </draw:frame>
        <draw:frame draw:style-name="gr4" draw:text-style-name="P5" draw:layer="layout" svg:width="12.71cm" svg:height="0.425cm" svg:x="1.503cm" svg:y="3.489cm">
          <draw:text-box>
            <text:p text:style-name="P1"><text:span text:style-name="T5">Sol</text:span><text:span text:style-name="T4">. We have a column called “Gender”; in that we have 50 observations. </text:span></text:p>
          </draw:text-box>
        </draw:frame>
        <draw:polygon draw:style-name="gr3" draw:text-style-name="P4" draw:layer="layout" svg:width="0.017cm" svg:height="0.017cm" svg:x="1.502cm" svg:y="4.246cm" svg:viewBox="0 0 18 18" draw:points="0,18 18,18 18,0 0,0">
          <text:p/>
        </draw:polygon>
        <draw:polygon draw:style-name="gr3" draw:text-style-name="P4" draw:layer="layout" svg:width="0.017cm" svg:height="0.017cm" svg:x="1.502cm" svg:y="4.246cm" svg:viewBox="0 0 18 18" draw:points="0,18 18,18 18,0 0,0">
          <text:p/>
        </draw:polygon>
        <draw:polygon draw:style-name="gr3" draw:text-style-name="P4" draw:layer="layout" svg:width="1.834cm" svg:height="0.017cm" svg:x="1.519cm" svg:y="4.246cm" svg:viewBox="0 0 1835 18" draw:points="0,18 1835,18 1835,0 0,0">
          <text:p/>
        </draw:polygon>
        <draw:polygon draw:style-name="gr3" draw:text-style-name="P4" draw:layer="layout" svg:width="0.017cm" svg:height="0.017cm" svg:x="3.353cm" svg:y="4.246cm" svg:viewBox="0 0 18 18" draw:points="0,18 18,18 18,0 0,0">
          <text:p/>
        </draw:polygon>
        <draw:polygon draw:style-name="gr3" draw:text-style-name="P4" draw:layer="layout" svg:width="0.017cm" svg:height="0.017cm" svg:x="3.353cm" svg:y="4.246cm" svg:viewBox="0 0 18 18" draw:points="0,18 18,18 18,0 0,0">
          <text:p/>
        </draw:polygon>
        <draw:polygon draw:style-name="gr3" draw:text-style-name="P4" draw:layer="layout" svg:width="0.017cm" svg:height="0.517cm" svg:x="1.502cm" svg:y="4.263cm" svg:viewBox="0 0 18 518" draw:points="0,518 18,518 18,0 0,0">
          <text:p/>
        </draw:polygon>
        <draw:polygon draw:style-name="gr3" draw:text-style-name="P4" draw:layer="layout" svg:width="0.017cm" svg:height="0.517cm" svg:x="3.353cm" svg:y="4.263cm" svg:viewBox="0 0 18 518" draw:points="0,518 18,518 18,0 0,0">
          <text:p/>
        </draw:polygon>
        <draw:frame draw:style-name="gr4" draw:text-style-name="P5" draw:layer="layout" svg:width="1.568cm" svg:height="0.425cm" svg:x="1.702cm" svg:y="4.348cm">
          <draw:text-box>
            <text:p text:style-name="P1"><text:span text:style-name="T5">GENDER </text:span></text:p>
          </draw:text-box>
        </draw:frame>
        <draw:polygon draw:style-name="gr3" draw:text-style-name="P4" draw:layer="layout" svg:width="0.017cm" svg:height="0.017cm" svg:x="1.502cm" svg:y="4.78cm" svg:viewBox="0 0 18 18" draw:points="0,18 18,18 18,0 0,0">
          <text:p/>
        </draw:polygon>
        <draw:polygon draw:style-name="gr3" draw:text-style-name="P4" draw:layer="layout" svg:width="1.834cm" svg:height="0.017cm" svg:x="1.519cm" svg:y="4.78cm" svg:viewBox="0 0 1835 18" draw:points="0,18 1835,18 1835,0 0,0">
          <text:p/>
        </draw:polygon>
        <draw:polygon draw:style-name="gr3" draw:text-style-name="P4" draw:layer="layout" svg:width="0.017cm" svg:height="0.017cm" svg:x="3.353cm" svg:y="4.78cm" svg:viewBox="0 0 18 18" draw:points="0,18 18,18 18,0 0,0">
          <text:p/>
        </draw:polygon>
        <draw:polygon draw:style-name="gr3" draw:text-style-name="P4" draw:layer="layout" svg:width="0.017cm" svg:height="0.516cm" svg:x="1.502cm" svg:y="4.797cm" svg:viewBox="0 0 18 517" draw:points="0,517 18,517 18,0 0,0">
          <text:p/>
        </draw:polygon>
        <draw:polygon draw:style-name="gr3" draw:text-style-name="P4" draw:layer="layout" svg:width="0.017cm" svg:height="0.516cm" svg:x="3.353cm" svg:y="4.797cm" svg:viewBox="0 0 18 517" draw:points="0,517 18,517 18,0 0,0">
          <text:p/>
        </draw:polygon>
        <draw:frame draw:style-name="gr4" draw:text-style-name="P5" draw:layer="layout" svg:width="0.422cm" svg:height="0.425cm" svg:x="1.702cm" svg:y="4.882cm">
          <draw:text-box>
            <text:p text:style-name="P1"><text:span text:style-name="T4">G </text:span></text:p>
          </draw:text-box>
        </draw:frame>
        <draw:polygon draw:style-name="gr3" draw:text-style-name="P4" draw:layer="layout" svg:width="0.017cm" svg:height="0.017cm" svg:x="1.502cm" svg:y="5.313cm" svg:viewBox="0 0 18 18" draw:points="0,18 18,18 18,0 0,0">
          <text:p/>
        </draw:polygon>
        <draw:polygon draw:style-name="gr3" draw:text-style-name="P4" draw:layer="layout" svg:width="1.834cm" svg:height="0.017cm" svg:x="1.519cm" svg:y="5.313cm" svg:viewBox="0 0 1835 18" draw:points="0,18 1835,18 1835,0 0,0">
          <text:p/>
        </draw:polygon>
        <draw:polygon draw:style-name="gr3" draw:text-style-name="P4" draw:layer="layout" svg:width="0.017cm" svg:height="0.017cm" svg:x="3.353cm" svg:y="5.313cm" svg:viewBox="0 0 18 18" draw:points="0,18 18,18 18,0 0,0">
          <text:p/>
        </draw:polygon>
        <draw:polygon draw:style-name="gr3" draw:text-style-name="P4" draw:layer="layout" svg:width="0.017cm" svg:height="0.516cm" svg:x="1.502cm" svg:y="5.33cm" svg:viewBox="0 0 18 517" draw:points="0,517 18,517 18,0 0,0">
          <text:p/>
        </draw:polygon>
        <draw:polygon draw:style-name="gr3" draw:text-style-name="P4" draw:layer="layout" svg:width="0.017cm" svg:height="0.516cm" svg:x="3.353cm" svg:y="5.33cm" svg:viewBox="0 0 18 517" draw:points="0,517 18,517 18,0 0,0">
          <text:p/>
        </draw:polygon>
        <draw:frame draw:style-name="gr4" draw:text-style-name="P5" draw:layer="layout" svg:width="0.422cm" svg:height="0.425cm" svg:x="1.702cm" svg:y="5.415cm">
          <draw:text-box>
            <text:p text:style-name="P1"><text:span text:style-name="T4">B </text:span></text:p>
          </draw:text-box>
        </draw:frame>
        <draw:polygon draw:style-name="gr3" draw:text-style-name="P4" draw:layer="layout" svg:width="0.017cm" svg:height="0.017cm" svg:x="1.502cm" svg:y="5.846cm" svg:viewBox="0 0 18 18" draw:points="0,18 18,18 18,0 0,0">
          <text:p/>
        </draw:polygon>
        <draw:polygon draw:style-name="gr3" draw:text-style-name="P4" draw:layer="layout" svg:width="1.834cm" svg:height="0.017cm" svg:x="1.519cm" svg:y="5.846cm" svg:viewBox="0 0 1835 18" draw:points="0,18 1835,18 1835,0 0,0">
          <text:p/>
        </draw:polygon>
        <draw:polygon draw:style-name="gr3" draw:text-style-name="P4" draw:layer="layout" svg:width="0.017cm" svg:height="0.017cm" svg:x="3.353cm" svg:y="5.846cm" svg:viewBox="0 0 18 18" draw:points="0,18 18,18 18,0 0,0">
          <text:p/>
        </draw:polygon>
        <draw:polygon draw:style-name="gr3" draw:text-style-name="P4" draw:layer="layout" svg:width="0.017cm" svg:height="0.517cm" svg:x="1.502cm" svg:y="5.863cm" svg:viewBox="0 0 18 518" draw:points="0,518 18,518 18,0 0,0">
          <text:p/>
        </draw:polygon>
        <draw:polygon draw:style-name="gr3" draw:text-style-name="P4" draw:layer="layout" svg:width="0.017cm" svg:height="0.517cm" svg:x="3.353cm" svg:y="5.863cm" svg:viewBox="0 0 18 518" draw:points="0,518 18,518 18,0 0,0">
          <text:p/>
        </draw:polygon>
        <draw:frame draw:style-name="gr4" draw:text-style-name="P5" draw:layer="layout" svg:width="0.422cm" svg:height="0.425cm" svg:x="1.702cm" svg:y="5.949cm">
          <draw:text-box>
            <text:p text:style-name="P1"><text:span text:style-name="T4">G </text:span></text:p>
          </draw:text-box>
        </draw:frame>
        <draw:polygon draw:style-name="gr3" draw:text-style-name="P4" draw:layer="layout" svg:width="0.017cm" svg:height="0.017cm" svg:x="1.502cm" svg:y="6.38cm" svg:viewBox="0 0 18 18" draw:points="0,18 18,18 18,0 0,0">
          <text:p/>
        </draw:polygon>
        <draw:polygon draw:style-name="gr3" draw:text-style-name="P4" draw:layer="layout" svg:width="1.834cm" svg:height="0.017cm" svg:x="1.519cm" svg:y="6.38cm" svg:viewBox="0 0 1835 18" draw:points="0,18 1835,18 1835,0 0,0">
          <text:p/>
        </draw:polygon>
        <draw:polygon draw:style-name="gr3" draw:text-style-name="P4" draw:layer="layout" svg:width="0.017cm" svg:height="0.017cm" svg:x="3.353cm" svg:y="6.38cm" svg:viewBox="0 0 18 18" draw:points="0,18 18,18 18,0 0,0">
          <text:p/>
        </draw:polygon>
        <draw:polygon draw:style-name="gr3" draw:text-style-name="P4" draw:layer="layout" svg:width="0.017cm" svg:height="0.52cm" svg:x="1.502cm" svg:y="6.397cm" svg:viewBox="0 0 18 521" draw:points="0,521 18,521 18,0 0,0">
          <text:p/>
        </draw:polygon>
        <draw:polygon draw:style-name="gr3" draw:text-style-name="P4" draw:layer="layout" svg:width="0.017cm" svg:height="0.52cm" svg:x="3.353cm" svg:y="6.397cm" svg:viewBox="0 0 18 521" draw:points="0,521 18,521 18,0 0,0">
          <text:p/>
        </draw:polygon>
        <draw:frame draw:style-name="gr4" draw:text-style-name="P5" draw:layer="layout" svg:width="0.422cm" svg:height="0.425cm" svg:x="1.702cm" svg:y="6.486cm">
          <draw:text-box>
            <text:p text:style-name="P1"><text:span text:style-name="T4">G </text:span></text:p>
          </draw:text-box>
        </draw:frame>
        <draw:polygon draw:style-name="gr3" draw:text-style-name="P4" draw:layer="layout" svg:width="0.017cm" svg:height="0.017cm" svg:x="1.502cm" svg:y="6.917cm" svg:viewBox="0 0 18 18" draw:points="0,18 18,18 18,0 0,0">
          <text:p/>
        </draw:polygon>
        <draw:polygon draw:style-name="gr3" draw:text-style-name="P4" draw:layer="layout" svg:width="1.834cm" svg:height="0.017cm" svg:x="1.519cm" svg:y="6.917cm" svg:viewBox="0 0 1835 18" draw:points="0,18 1835,18 1835,0 0,0">
          <text:p/>
        </draw:polygon>
        <draw:polygon draw:style-name="gr3" draw:text-style-name="P4" draw:layer="layout" svg:width="0.017cm" svg:height="0.017cm" svg:x="3.353cm" svg:y="6.917cm" svg:viewBox="0 0 18 18" draw:points="0,18 18,18 18,0 0,0">
          <text:p/>
        </draw:polygon>
        <draw:polygon draw:style-name="gr3" draw:text-style-name="P4" draw:layer="layout" svg:width="0.017cm" svg:height="0.517cm" svg:x="1.502cm" svg:y="6.934cm" svg:viewBox="0 0 18 518" draw:points="0,518 18,518 18,0 0,0">
          <text:p/>
        </draw:polygon>
        <draw:polygon draw:style-name="gr3" draw:text-style-name="P4" draw:layer="layout" svg:width="0.017cm" svg:height="0.017cm" svg:x="1.502cm" svg:y="7.451cm" svg:viewBox="0 0 18 18" draw:points="0,18 18,18 18,0 0,0">
          <text:p/>
        </draw:polygon>
        <draw:polygon draw:style-name="gr3" draw:text-style-name="P4" draw:layer="layout" svg:width="0.017cm" svg:height="0.017cm" svg:x="1.502cm" svg:y="7.451cm" svg:viewBox="0 0 18 18" draw:points="0,18 18,18 18,0 0,0">
          <text:p/>
        </draw:polygon>
        <draw:polygon draw:style-name="gr3" draw:text-style-name="P4" draw:layer="layout" svg:width="1.834cm" svg:height="0.017cm" svg:x="1.519cm" svg:y="7.451cm" svg:viewBox="0 0 1835 18" draw:points="0,18 1835,18 1835,0 0,0">
          <text:p/>
        </draw:polygon>
        <draw:polygon draw:style-name="gr3" draw:text-style-name="P4" draw:layer="layout" svg:width="0.017cm" svg:height="0.517cm" svg:x="3.353cm" svg:y="6.934cm" svg:viewBox="0 0 18 518" draw:points="0,518 18,518 18,0 0,0">
          <text:p/>
        </draw:polygon>
        <draw:polygon draw:style-name="gr3" draw:text-style-name="P4" draw:layer="layout" svg:width="0.017cm" svg:height="0.017cm" svg:x="3.353cm" svg:y="7.451cm" svg:viewBox="0 0 18 18" draw:points="0,18 18,18 18,0 0,0">
          <text:p/>
        </draw:polygon>
        <draw:polygon draw:style-name="gr3" draw:text-style-name="P4" draw:layer="layout" svg:width="0.017cm" svg:height="0.017cm" svg:x="3.353cm" svg:y="7.451cm" svg:viewBox="0 0 18 18" draw:points="0,18 18,18 18,0 0,0">
          <text:p/>
        </draw:polygon>
        <draw:frame draw:style-name="gr4" draw:text-style-name="P5" draw:layer="layout" svg:width="0.684cm" svg:height="0.425cm" svg:x="1.702cm" svg:y="7.02cm">
          <draw:text-box>
            <text:p text:style-name="P1"><text:span text:style-name="T4">…… </text:span></text:p>
          </draw:text-box>
        </draw:frame>
        <draw:frame draw:style-name="gr4" draw:text-style-name="P5" draw:layer="layout" svg:width="0.422cm" svg:height="0.425cm" svg:x="1.503cm" svg:y="7.55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389cm" svg:height="0.497cm" svg:x="1.503cm" svg:y="8.409cm">
          <draw:text-box>
            <text:p text:style-name="P1"><text:span text:style-name="T2">Frequency Table</text:span></text:p>
          </draw:text-box>
        </draw:frame>
        <draw:polygon draw:style-name="gr3" draw:text-style-name="P4" draw:layer="layout" svg:width="3.333cm" svg:height="0.034cm" svg:x="1.502cm" svg:y="8.835cm" svg:viewBox="0 0 3334 35" draw:points="0,35 3334,35 3334,0 0,0">
          <text:p/>
        </draw:polygon>
        <draw:frame draw:style-name="gr4" draw:text-style-name="P5" draw:layer="layout" svg:width="14.26cm" svg:height="0.425cm" svg:x="4.835cm" svg:y="8.463cm">
          <draw:text-box>
            <text:p text:style-name="P1"><text:span text:style-name="T4">: Based on the 2 “Categorical column Analysis” we can draw a frequency table i.e.: </text:span></text:p>
          </draw:text-box>
        </draw:frame>
        <draw:frame draw:style-name="gr4" draw:text-style-name="P5" draw:layer="layout" svg:width="0.422cm" svg:height="0.425cm" svg:x="2.139cm" svg:y="9.328cm">
          <draw:text-box>
            <text:p text:style-name="P1"><text:span text:style-name="T4">1.</text:span></text:p>
          </draw:text-box>
        </draw:frame>
        <draw:frame draw:style-name="gr4" draw:text-style-name="P5" draw:layer="layout" svg:width="0.422cm" svg:height="0.475cm" svg:x="2.46cm" svg:y="9.26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5.632cm" svg:height="0.39cm" svg:x="2.774cm" svg:y="9.353cm">
          <draw:text-box>
            <text:p text:style-name="P1"><text:span text:style-name="T9">Class: </text:span><text:span text:style-name="T1">The number of unique labels.</text:span></text:p>
          </draw:text-box>
        </draw:frame>
        <draw:frame draw:style-name="gr4" draw:text-style-name="P5" draw:layer="layout" svg:width="0.422cm" svg:height="0.425cm" svg:x="8.388cm" svg:y="9.32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2.139cm" svg:y="9.874cm">
          <draw:text-box>
            <text:p text:style-name="P1"><text:span text:style-name="T4">2.</text:span></text:p>
          </draw:text-box>
        </draw:frame>
        <draw:frame draw:style-name="gr4" draw:text-style-name="P5" draw:layer="layout" svg:width="0.422cm" svg:height="0.475cm" svg:x="2.46cm" svg:y="9.80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6.656cm" svg:height="0.39cm" svg:x="2.774cm" svg:y="9.899cm">
          <draw:text-box>
            <text:p text:style-name="P1"><text:span text:style-name="T9">Class Frequency: </text:span><text:span text:style-name="T1">The number of times each class value of a variable occurs. (Or number of the cycles per </text:span></text:p>
          </draw:text-box>
        </draw:frame>
        <draw:frame draw:style-name="gr1" draw:text-style-name="P2" draw:layer="layout" svg:width="1.344cm" svg:height="0.39cm" svg:x="2.774cm" svg:y="10.407cm">
          <draw:text-box>
            <text:p text:style-name="P1"><text:span text:style-name="T1">second).</text:span></text:p>
          </draw:text-box>
        </draw:frame>
        <draw:frame draw:style-name="gr4" draw:text-style-name="P5" draw:layer="layout" svg:width="0.422cm" svg:height="0.425cm" svg:x="4.107cm" svg:y="10.38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604cm" svg:height="0.425cm" svg:x="1.503cm" svg:y="11.212cm">
          <draw:text-box>
            <text:p text:style-name="P1"><text:span text:style-name="T4">Ex: Question 1, the column: “GENDER” is a categorical column. Based on this creating frequency table </text:span></text:p>
          </draw:text-box>
        </draw:frame>
        <draw:frame draw:style-name="gr4" draw:text-style-name="P5" draw:layer="layout" svg:width="6.327cm" svg:height="0.425cm" svg:x="1.503cm" svg:y="11.766cm">
          <draw:text-box>
            <text:p text:style-name="P1"><text:span text:style-name="T4">with 2 columns class and frequency. </text:span></text:p>
          </draw:text-box>
        </draw:frame>
        <draw:frame draw:style-name="gr4" draw:text-style-name="P5" draw:layer="layout" svg:width="8.519cm" svg:height="0.425cm" svg:x="1.503cm" svg:y="12.609cm">
          <draw:text-box>
            <text:p text:style-name="P1"><text:span text:style-name="T5">Class</text:span><text:span text:style-name="T4">: It represents unique labels, Boys and Girls. </text:span></text:p>
          </draw:text-box>
        </draw:frame>
        <draw:frame draw:style-name="gr4" draw:text-style-name="P5" draw:layer="layout" svg:width="7.254cm" svg:height="0.425cm" svg:x="1.503cm" svg:y="13.447cm">
          <draw:text-box>
            <text:p text:style-name="P1"><text:span text:style-name="T5">Class Frequency</text:span><text:span text:style-name="T4">: The count of each label. </text:span></text:p>
          </draw:text-box>
        </draw:frame>
        <draw:frame draw:style-name="gr4" draw:text-style-name="P5" draw:layer="layout" svg:width="0.422cm" svg:height="0.425cm" svg:x="1.503cm" svg:y="14.2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976cm" svg:height="0.425cm" svg:x="5.568cm" svg:y="15.144cm">
          <draw:text-box>
            <text:p text:style-name="P1"><text:span text:style-name="T5">Class </text:span></text:p>
          </draw:text-box>
        </draw:frame>
        <draw:polygon draw:style-name="gr3" draw:text-style-name="P4" draw:layer="layout" svg:width="0.017cm" svg:height="0.017cm" svg:x="1.502cm" svg:y="15.042cm" svg:viewBox="0 0 18 18" draw:points="0,18 18,18 18,0 0,0">
          <text:p/>
        </draw:polygon>
        <draw:polygon draw:style-name="gr3" draw:text-style-name="P4" draw:layer="layout" svg:width="0.017cm" svg:height="0.017cm" svg:x="1.502cm" svg:y="15.042cm" svg:viewBox="0 0 18 18" draw:points="0,18 18,18 18,0 0,0">
          <text:p/>
        </draw:polygon>
        <draw:polygon draw:style-name="gr3" draw:text-style-name="P4" draw:layer="layout" svg:width="8.977cm" svg:height="0.017cm" svg:x="1.519cm" svg:y="15.042cm" svg:viewBox="0 0 8978 18" draw:points="0,18 8978,18 8978,0 0,0">
          <text:p/>
        </draw:polygon>
        <draw:polygon draw:style-name="gr3" draw:text-style-name="P4" draw:layer="layout" svg:width="0.017cm" svg:height="0.017cm" svg:x="10.496cm" svg:y="15.042cm" svg:viewBox="0 0 18 18" draw:points="0,18 18,18 18,0 0,0">
          <text:p/>
        </draw:polygon>
        <draw:polygon draw:style-name="gr3" draw:text-style-name="P4" draw:layer="layout" svg:width="8.976cm" svg:height="0.017cm" svg:x="10.513cm" svg:y="15.042cm" svg:viewBox="0 0 8977 18" draw:points="0,18 8977,18 8977,0 0,0">
          <text:p/>
        </draw:polygon>
        <draw:polygon draw:style-name="gr3" draw:text-style-name="P4" draw:layer="layout" svg:width="0.017cm" svg:height="0.017cm" svg:x="19.489cm" svg:y="15.042cm" svg:viewBox="0 0 18 18" draw:points="0,18 18,18 18,0 0,0">
          <text:p/>
        </draw:polygon>
        <draw:polygon draw:style-name="gr3" draw:text-style-name="P4" draw:layer="layout" svg:width="0.017cm" svg:height="0.017cm" svg:x="19.489cm" svg:y="15.042cm" svg:viewBox="0 0 18 18" draw:points="0,18 18,18 18,0 0,0">
          <text:p/>
        </draw:polygon>
        <draw:polygon draw:style-name="gr3" draw:text-style-name="P4" draw:layer="layout" svg:width="0.017cm" svg:height="0.517cm" svg:x="1.502cm" svg:y="15.059cm" svg:viewBox="0 0 18 518" draw:points="0,518 18,518 18,0 0,0">
          <text:p/>
        </draw:polygon>
        <draw:polygon draw:style-name="gr3" draw:text-style-name="P4" draw:layer="layout" svg:width="0.017cm" svg:height="0.517cm" svg:x="10.496cm" svg:y="15.059cm" svg:viewBox="0 0 18 518" draw:points="0,518 18,518 18,0 0,0">
          <text:p/>
        </draw:polygon>
        <draw:polygon draw:style-name="gr3" draw:text-style-name="P4" draw:layer="layout" svg:width="0.017cm" svg:height="0.517cm" svg:x="19.489cm" svg:y="15.059cm" svg:viewBox="0 0 18 518" draw:points="0,518 18,518 18,0 0,0">
          <text:p/>
        </draw:polygon>
        <draw:frame draw:style-name="gr4" draw:text-style-name="P5" draw:layer="layout" svg:width="2.906cm" svg:height="0.425cm" svg:x="13.596cm" svg:y="15.144cm">
          <draw:text-box>
            <text:p text:style-name="P1"><text:span text:style-name="T5">Class Frequency </text:span></text:p>
          </draw:text-box>
        </draw:frame>
        <draw:frame draw:style-name="gr4" draw:text-style-name="P5" draw:layer="layout" svg:width="0.908cm" svg:height="0.425cm" svg:x="1.702cm" svg:y="15.679cm">
          <draw:text-box>
            <text:p text:style-name="P1"><text:span text:style-name="T4">Boys </text:span></text:p>
          </draw:text-box>
        </draw:frame>
        <draw:polygon draw:style-name="gr3" draw:text-style-name="P4" draw:layer="layout" svg:width="0.017cm" svg:height="0.017cm" svg:x="1.502cm" svg:y="15.576cm" svg:viewBox="0 0 18 18" draw:points="0,18 18,18 18,0 0,0">
          <text:p/>
        </draw:polygon>
        <draw:polygon draw:style-name="gr3" draw:text-style-name="P4" draw:layer="layout" svg:width="8.977cm" svg:height="0.017cm" svg:x="1.519cm" svg:y="15.576cm" svg:viewBox="0 0 8978 18" draw:points="0,18 8978,18 8978,0 0,0">
          <text:p/>
        </draw:polygon>
        <draw:polygon draw:style-name="gr3" draw:text-style-name="P4" draw:layer="layout" svg:width="0.017cm" svg:height="0.017cm" svg:x="10.496cm" svg:y="15.576cm" svg:viewBox="0 0 18 18" draw:points="0,18 18,18 18,0 0,0">
          <text:p/>
        </draw:polygon>
        <draw:polygon draw:style-name="gr3" draw:text-style-name="P4" draw:layer="layout" svg:width="8.976cm" svg:height="0.017cm" svg:x="10.513cm" svg:y="15.576cm" svg:viewBox="0 0 8977 18" draw:points="0,18 8977,18 8977,0 0,0">
          <text:p/>
        </draw:polygon>
        <draw:polygon draw:style-name="gr3" draw:text-style-name="P4" draw:layer="layout" svg:width="0.017cm" svg:height="0.017cm" svg:x="19.489cm" svg:y="15.576cm" svg:viewBox="0 0 18 18" draw:points="0,18 18,18 18,0 0,0">
          <text:p/>
        </draw:polygon>
        <draw:polygon draw:style-name="gr3" draw:text-style-name="P4" draw:layer="layout" svg:width="0.017cm" svg:height="0.517cm" svg:x="1.502cm" svg:y="15.593cm" svg:viewBox="0 0 18 518" draw:points="0,518 18,518 18,0 0,0">
          <text:p/>
        </draw:polygon>
        <draw:polygon draw:style-name="gr3" draw:text-style-name="P4" draw:layer="layout" svg:width="0.017cm" svg:height="0.517cm" svg:x="10.496cm" svg:y="15.593cm" svg:viewBox="0 0 18 518" draw:points="0,518 18,518 18,0 0,0">
          <text:p/>
        </draw:polygon>
        <draw:polygon draw:style-name="gr3" draw:text-style-name="P4" draw:layer="layout" svg:width="0.017cm" svg:height="0.517cm" svg:x="19.489cm" svg:y="15.593cm" svg:viewBox="0 0 18 518" draw:points="0,518 18,518 18,0 0,0">
          <text:p/>
        </draw:polygon>
        <draw:frame draw:style-name="gr4" draw:text-style-name="P5" draw:layer="layout" svg:width="0.531cm" svg:height="0.425cm" svg:x="10.691cm" svg:y="15.679cm">
          <draw:text-box>
            <text:p text:style-name="P1"><text:span text:style-name="T4">30 </text:span></text:p>
          </draw:text-box>
        </draw:frame>
        <draw:frame draw:style-name="gr4" draw:text-style-name="P5" draw:layer="layout" svg:width="0.874cm" svg:height="0.425cm" svg:x="1.702cm" svg:y="16.216cm">
          <draw:text-box>
            <text:p text:style-name="P1"><text:span text:style-name="T4">Girls </text:span></text:p>
          </draw:text-box>
        </draw:frame>
        <draw:polygon draw:style-name="gr3" draw:text-style-name="P4" draw:layer="layout" svg:width="0.017cm" svg:height="0.017cm" svg:x="1.502cm" svg:y="16.11cm" svg:viewBox="0 0 18 18" draw:points="0,18 18,18 18,0 0,0">
          <text:p/>
        </draw:polygon>
        <draw:polygon draw:style-name="gr3" draw:text-style-name="P4" draw:layer="layout" svg:width="8.977cm" svg:height="0.017cm" svg:x="1.519cm" svg:y="16.11cm" svg:viewBox="0 0 8978 18" draw:points="0,18 8978,18 8978,0 0,0">
          <text:p/>
        </draw:polygon>
        <draw:polygon draw:style-name="gr3" draw:text-style-name="P4" draw:layer="layout" svg:width="0.017cm" svg:height="0.017cm" svg:x="10.496cm" svg:y="16.11cm" svg:viewBox="0 0 18 18" draw:points="0,18 18,18 18,0 0,0">
          <text:p/>
        </draw:polygon>
        <draw:polygon draw:style-name="gr3" draw:text-style-name="P4" draw:layer="layout" svg:width="8.976cm" svg:height="0.017cm" svg:x="10.513cm" svg:y="16.11cm" svg:viewBox="0 0 8977 18" draw:points="0,18 8977,18 8977,0 0,0">
          <text:p/>
        </draw:polygon>
        <draw:polygon draw:style-name="gr3" draw:text-style-name="P4" draw:layer="layout" svg:width="0.017cm" svg:height="0.017cm" svg:x="19.489cm" svg:y="16.11cm" svg:viewBox="0 0 18 18" draw:points="0,18 18,18 18,0 0,0">
          <text:p/>
        </draw:polygon>
        <draw:polygon draw:style-name="gr3" draw:text-style-name="P4" draw:layer="layout" svg:width="0.017cm" svg:height="0.52cm" svg:x="1.502cm" svg:y="16.127cm" svg:viewBox="0 0 18 521" draw:points="0,521 18,521 18,0 0,0">
          <text:p/>
        </draw:polygon>
        <draw:polygon draw:style-name="gr3" draw:text-style-name="P4" draw:layer="layout" svg:width="0.017cm" svg:height="0.018cm" svg:x="1.502cm" svg:y="16.647cm" svg:viewBox="0 0 18 19" draw:points="0,19 18,19 18,0 0,0">
          <text:p/>
        </draw:polygon>
        <draw:polygon draw:style-name="gr3" draw:text-style-name="P4" draw:layer="layout" svg:width="0.017cm" svg:height="0.018cm" svg:x="1.502cm" svg:y="16.647cm" svg:viewBox="0 0 18 19" draw:points="0,19 18,19 18,0 0,0">
          <text:p/>
        </draw:polygon>
        <draw:polygon draw:style-name="gr3" draw:text-style-name="P4" draw:layer="layout" svg:width="8.977cm" svg:height="0.018cm" svg:x="1.519cm" svg:y="16.647cm" svg:viewBox="0 0 8978 19" draw:points="0,19 8978,19 8978,0 0,0">
          <text:p/>
        </draw:polygon>
        <draw:polygon draw:style-name="gr3" draw:text-style-name="P4" draw:layer="layout" svg:width="0.017cm" svg:height="0.52cm" svg:x="10.496cm" svg:y="16.127cm" svg:viewBox="0 0 18 521" draw:points="0,521 18,521 18,0 0,0">
          <text:p/>
        </draw:polygon>
        <draw:polygon draw:style-name="gr3" draw:text-style-name="P4" draw:layer="layout" svg:width="0.017cm" svg:height="0.018cm" svg:x="10.496cm" svg:y="16.647cm" svg:viewBox="0 0 18 19" draw:points="0,19 18,19 18,0 0,0">
          <text:p/>
        </draw:polygon>
        <draw:polygon draw:style-name="gr3" draw:text-style-name="P4" draw:layer="layout" svg:width="8.976cm" svg:height="0.018cm" svg:x="10.513cm" svg:y="16.647cm" svg:viewBox="0 0 8977 19" draw:points="0,19 8977,19 8977,0 0,0">
          <text:p/>
        </draw:polygon>
        <draw:polygon draw:style-name="gr3" draw:text-style-name="P4" draw:layer="layout" svg:width="0.017cm" svg:height="0.52cm" svg:x="19.489cm" svg:y="16.127cm" svg:viewBox="0 0 18 521" draw:points="0,521 18,521 18,0 0,0">
          <text:p/>
        </draw:polygon>
        <draw:polygon draw:style-name="gr3" draw:text-style-name="P4" draw:layer="layout" svg:width="0.017cm" svg:height="0.018cm" svg:x="19.489cm" svg:y="16.647cm" svg:viewBox="0 0 18 19" draw:points="0,19 18,19 18,0 0,0">
          <text:p/>
        </draw:polygon>
        <draw:polygon draw:style-name="gr3" draw:text-style-name="P4" draw:layer="layout" svg:width="0.017cm" svg:height="0.018cm" svg:x="19.489cm" svg:y="16.647cm" svg:viewBox="0 0 18 19" draw:points="0,19 18,19 18,0 0,0">
          <text:p/>
        </draw:polygon>
        <draw:frame draw:style-name="gr4" draw:text-style-name="P5" draw:layer="layout" svg:width="0.531cm" svg:height="0.425cm" svg:x="10.691cm" svg:y="16.216cm">
          <draw:text-box>
            <text:p text:style-name="P1"><text:span text:style-name="T4">20 </text:span></text:p>
          </draw:text-box>
        </draw:frame>
        <draw:frame draw:style-name="gr4" draw:text-style-name="P5" draw:layer="layout" svg:width="0.422cm" svg:height="0.425cm" svg:x="1.503cm" svg:y="16.7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899cm" svg:height="0.497cm" svg:x="1.503cm" svg:y="17.606cm">
          <draw:text-box>
            <text:p text:style-name="P1"><text:span text:style-name="T2">Bar Chat:</text:span></text:p>
          </draw:text-box>
        </draw:frame>
        <draw:polygon draw:style-name="gr3" draw:text-style-name="P4" draw:layer="layout" svg:width="1.885cm" svg:height="0.034cm" svg:x="1.502cm" svg:y="18.032cm" svg:viewBox="0 0 1886 35" draw:points="0,35 1886,35 1886,0 0,0">
          <text:p/>
        </draw:polygon>
        <draw:frame draw:style-name="gr4" draw:text-style-name="P5" draw:layer="layout" svg:width="15.762cm" svg:height="0.425cm" svg:x="3.388cm" svg:y="17.66cm">
          <draw:text-box>
            <text:p text:style-name="P1"><text:span text:style-name="T4"><text:s/></text:span><text:span text:style-name="T4">It is a graphical representation for the categorical columns like Bar plot, bar graph. For any </text:span></text:p>
          </draw:text-box>
        </draw:frame>
        <draw:frame draw:style-name="gr4" draw:text-style-name="P5" draw:layer="layout" svg:width="5.713cm" svg:height="0.425cm" svg:x="1.503cm" svg:y="18.24cm">
          <draw:text-box>
            <text:p text:style-name="P1"><text:span text:style-name="T4">graph we need X-axis and Y-axis. </text:span></text:p>
          </draw:text-box>
        </draw:frame>
        <draw:frame draw:style-name="gr4" draw:text-style-name="P5" draw:layer="layout" svg:width="4.198cm" svg:height="0.425cm" svg:x="1.503cm" svg:y="19.078cm">
          <draw:text-box>
            <text:p text:style-name="P1"><text:span text:style-name="T5">X-axis represents</text:span><text:span text:style-name="T4">: </text:span><text:span text:style-name="T8">Class </text:span></text:p>
          </draw:text-box>
        </draw:frame>
        <draw:frame draw:style-name="gr4" draw:text-style-name="P5" draw:layer="layout" svg:width="6.246cm" svg:height="0.425cm" svg:x="1.503cm" svg:y="19.92cm">
          <draw:text-box>
            <text:p text:style-name="P1"><text:span text:style-name="T5">Y-axis represents</text:span><text:span text:style-name="T4">: <text:s/></text:span><text:span text:style-name="T8">Class Frequency</text:span><text:span text:style-name="T4">. </text:span></text:p>
          </draw:text-box>
        </draw:frame>
        <draw:frame draw:style-name="gr4" draw:text-style-name="P5" draw:layer="layout" svg:width="0.422cm" svg:height="0.425cm" svg:x="1.503cm" svg:y="20.75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682cm" svg:height="0.425cm" svg:x="2.774cm" svg:y="20.759cm">
          <draw:text-box>
            <text:p text:style-name="P1"><text:span text:style-name="T4">In order to form a bar chat, we need one categorical column and one is numerical column. </text:span></text:p>
          </draw:text-box>
        </draw:frame>
        <draw:frame draw:style-name="gr4" draw:text-style-name="P5" draw:layer="layout" svg:width="1.048cm" svg:height="0.425cm" svg:x="1.503cm" svg:y="21.602cm">
          <draw:text-box>
            <text:p text:style-name="P1"><text:span text:style-name="T4">Here: </text:span></text:p>
          </draw:text-box>
        </draw:frame>
        <draw:frame draw:style-name="gr4" draw:text-style-name="P5" draw:layer="layout" svg:width="11.669cm" svg:height="0.425cm" svg:x="1.503cm" svg:y="22.44cm">
          <draw:text-box>
            <text:p text:style-name="P1"><text:span text:style-name="T4">X-axis is the categorical column and Y-axis is the numerical column.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3.736cm" svg:height="0.39cm" svg:x="8.697cm" svg:y="1.325cm">
          <draw:text-box>
            <text:p text:style-name="P1"><text:span text:style-name="T1">Statistics Assignment-1 </text:span></text:p>
          </draw:text-box>
        </draw:frame>
        <draw:frame draw:style-name="gr4" draw:text-style-name="P5" draw:layer="layout" svg:width="0.422cm" svg:height="0.425cm" svg:x="14.104cm" svg:y="6.27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8.218cm" svg:height="0.425cm" svg:x="1.503cm" svg:y="7.003cm">
          <draw:text-box>
            <text:p text:style-name="P1"><text:span text:style-name="T4">*** The thumb rule is, if we have a “Categorical column” then we need to make “Frequency” table. From </text:span></text:p>
          </draw:text-box>
        </draw:frame>
        <draw:frame draw:style-name="gr4" draw:text-style-name="P5" draw:layer="layout" svg:width="8.867cm" svg:height="0.425cm" svg:x="1.503cm" svg:y="7.557cm">
          <draw:text-box>
            <text:p text:style-name="P1"><text:span text:style-name="T4">the “Frequency” table we need to make bar graph. </text:span></text:p>
          </draw:text-box>
        </draw:frame>
        <draw:frame draw:style-name="gr2" draw:text-style-name="P3" draw:layer="layout" svg:width="2.009cm" svg:height="0.497cm" svg:x="1.503cm" svg:y="8.418cm">
          <draw:text-box>
            <text:p text:style-name="P1"><text:span text:style-name="T2">Pie Chart:</text:span></text:p>
          </draw:text-box>
        </draw:frame>
        <draw:polygon draw:style-name="gr3" draw:text-style-name="P4" draw:layer="layout" svg:width="2.004cm" svg:height="0.034cm" svg:x="1.502cm" svg:y="8.844cm" svg:viewBox="0 0 2005 35" draw:points="0,35 2005,35 2005,0 0,0">
          <text:p/>
        </draw:polygon>
        <draw:frame draw:style-name="gr4" draw:text-style-name="P5" draw:layer="layout" svg:width="15.978cm" svg:height="0.425cm" svg:x="3.506cm" svg:y="8.472cm">
          <draw:text-box>
            <text:p text:style-name="P1"><text:span text:style-name="T4"><text:s/></text:span><text:span text:style-name="T4">The frequency table will give the normalized form of data, means values between 0 to 1. So </text:span></text:p>
          </draw:text-box>
        </draw:frame>
        <draw:frame draw:style-name="gr4" draw:text-style-name="P5" draw:layer="layout" svg:width="8.871cm" svg:height="0.425cm" svg:x="1.503cm" svg:y="9.048cm">
          <draw:text-box>
            <text:p text:style-name="P1"><text:span text:style-name="T4">to prepare pie chart we need percentages of data. <text:s/></text:span></text:p>
          </draw:text-box>
        </draw:frame>
        <draw:frame draw:style-name="gr4" draw:text-style-name="P5" draw:layer="layout" svg:width="0.976cm" svg:height="0.425cm" svg:x="1.702cm" svg:y="9.908cm">
          <draw:text-box>
            <text:p text:style-name="P1"><text:span text:style-name="T5">Class </text:span></text:p>
          </draw:text-box>
        </draw:frame>
        <draw:frame draw:style-name="gr4" draw:text-style-name="P5" draw:layer="layout" svg:width="2.906cm" svg:height="0.425cm" svg:x="7.694cm" svg:y="9.908cm">
          <draw:text-box>
            <text:p text:style-name="P1"><text:span text:style-name="T5">Class Frequency </text:span></text:p>
          </draw:text-box>
        </draw:frame>
        <draw:polygon draw:style-name="gr3" draw:text-style-name="P4" draw:layer="layout" svg:width="0.017cm" svg:height="0.017cm" svg:x="1.502cm" svg:y="9.806cm" svg:viewBox="0 0 18 18" draw:points="0,18 18,18 18,0 0,0">
          <text:p/>
        </draw:polygon>
        <draw:polygon draw:style-name="gr3" draw:text-style-name="P4" draw:layer="layout" svg:width="0.017cm" svg:height="0.017cm" svg:x="1.502cm" svg:y="9.806cm" svg:viewBox="0 0 18 18" draw:points="0,18 18,18 18,0 0,0">
          <text:p/>
        </draw:polygon>
        <draw:polygon draw:style-name="gr3" draw:text-style-name="P4" draw:layer="layout" svg:width="5.979cm" svg:height="0.017cm" svg:x="1.519cm" svg:y="9.806cm" svg:viewBox="0 0 5980 18" draw:points="0,18 5980,18 5980,0 0,0">
          <text:p/>
        </draw:polygon>
        <draw:polygon draw:style-name="gr3" draw:text-style-name="P4" draw:layer="layout" svg:width="0.017cm" svg:height="0.017cm" svg:x="7.498cm" svg:y="9.806cm" svg:viewBox="0 0 18 18" draw:points="0,18 18,18 18,0 0,0">
          <text:p/>
        </draw:polygon>
        <draw:polygon draw:style-name="gr3" draw:text-style-name="P4" draw:layer="layout" svg:width="5.979cm" svg:height="0.017cm" svg:x="7.515cm" svg:y="9.806cm" svg:viewBox="0 0 5980 18" draw:points="0,18 5980,18 5980,0 0,0">
          <text:p/>
        </draw:polygon>
        <draw:polygon draw:style-name="gr3" draw:text-style-name="P4" draw:layer="layout" svg:width="0.017cm" svg:height="0.017cm" svg:x="13.494cm" svg:y="9.806cm" svg:viewBox="0 0 18 18" draw:points="0,18 18,18 18,0 0,0">
          <text:p/>
        </draw:polygon>
        <draw:polygon draw:style-name="gr3" draw:text-style-name="P4" draw:layer="layout" svg:width="5.978cm" svg:height="0.017cm" svg:x="13.511cm" svg:y="9.806cm" svg:viewBox="0 0 5979 18" draw:points="0,18 5979,18 5979,0 0,0">
          <text:p/>
        </draw:polygon>
        <draw:polygon draw:style-name="gr3" draw:text-style-name="P4" draw:layer="layout" svg:width="0.017cm" svg:height="0.017cm" svg:x="19.489cm" svg:y="9.806cm" svg:viewBox="0 0 18 18" draw:points="0,18 18,18 18,0 0,0">
          <text:p/>
        </draw:polygon>
        <draw:polygon draw:style-name="gr3" draw:text-style-name="P4" draw:layer="layout" svg:width="0.017cm" svg:height="0.017cm" svg:x="19.489cm" svg:y="9.806cm" svg:viewBox="0 0 18 18" draw:points="0,18 18,18 18,0 0,0">
          <text:p/>
        </draw:polygon>
        <draw:polygon draw:style-name="gr3" draw:text-style-name="P4" draw:layer="layout" svg:width="0.017cm" svg:height="0.516cm" svg:x="1.502cm" svg:y="9.823cm" svg:viewBox="0 0 18 517" draw:points="0,517 18,517 18,0 0,0">
          <text:p/>
        </draw:polygon>
        <draw:polygon draw:style-name="gr3" draw:text-style-name="P4" draw:layer="layout" svg:width="0.017cm" svg:height="0.516cm" svg:x="7.498cm" svg:y="9.823cm" svg:viewBox="0 0 18 517" draw:points="0,517 18,517 18,0 0,0">
          <text:p/>
        </draw:polygon>
        <draw:polygon draw:style-name="gr3" draw:text-style-name="P4" draw:layer="layout" svg:width="0.017cm" svg:height="0.516cm" svg:x="13.494cm" svg:y="9.823cm" svg:viewBox="0 0 18 517" draw:points="0,517 18,517 18,0 0,0">
          <text:p/>
        </draw:polygon>
        <draw:polygon draw:style-name="gr3" draw:text-style-name="P4" draw:layer="layout" svg:width="0.017cm" svg:height="0.516cm" svg:x="19.489cm" svg:y="9.823cm" svg:viewBox="0 0 18 517" draw:points="0,517 18,517 18,0 0,0">
          <text:p/>
        </draw:polygon>
        <draw:frame draw:style-name="gr4" draw:text-style-name="P5" draw:layer="layout" svg:width="3.452cm" svg:height="0.425cm" svg:x="13.689cm" svg:y="9.908cm">
          <draw:text-box>
            <text:p text:style-name="P1"><text:span text:style-name="T5">Relative Frequency </text:span></text:p>
          </draw:text-box>
        </draw:frame>
        <draw:frame draw:style-name="gr4" draw:text-style-name="P5" draw:layer="layout" svg:width="0.908cm" svg:height="0.425cm" svg:x="1.702cm" svg:y="10.441cm">
          <draw:text-box>
            <text:p text:style-name="P1"><text:span text:style-name="T4">Boys </text:span></text:p>
          </draw:text-box>
        </draw:frame>
        <draw:frame draw:style-name="gr4" draw:text-style-name="P5" draw:layer="layout" svg:width="0.531cm" svg:height="0.425cm" svg:x="7.694cm" svg:y="10.441cm">
          <draw:text-box>
            <text:p text:style-name="P1"><text:span text:style-name="T4">30 </text:span></text:p>
          </draw:text-box>
        </draw:frame>
        <draw:polygon draw:style-name="gr3" draw:text-style-name="P4" draw:layer="layout" svg:width="0.017cm" svg:height="0.017cm" svg:x="1.502cm" svg:y="10.339cm" svg:viewBox="0 0 18 18" draw:points="0,18 18,18 18,0 0,0">
          <text:p/>
        </draw:polygon>
        <draw:polygon draw:style-name="gr3" draw:text-style-name="P4" draw:layer="layout" svg:width="5.979cm" svg:height="0.017cm" svg:x="1.519cm" svg:y="10.339cm" svg:viewBox="0 0 5980 18" draw:points="0,18 5980,18 5980,0 0,0">
          <text:p/>
        </draw:polygon>
        <draw:polygon draw:style-name="gr3" draw:text-style-name="P4" draw:layer="layout" svg:width="0.017cm" svg:height="0.017cm" svg:x="7.498cm" svg:y="10.339cm" svg:viewBox="0 0 18 18" draw:points="0,18 18,18 18,0 0,0">
          <text:p/>
        </draw:polygon>
        <draw:polygon draw:style-name="gr3" draw:text-style-name="P4" draw:layer="layout" svg:width="5.979cm" svg:height="0.017cm" svg:x="7.515cm" svg:y="10.339cm" svg:viewBox="0 0 5980 18" draw:points="0,18 5980,18 5980,0 0,0">
          <text:p/>
        </draw:polygon>
        <draw:polygon draw:style-name="gr3" draw:text-style-name="P4" draw:layer="layout" svg:width="0.017cm" svg:height="0.017cm" svg:x="13.494cm" svg:y="10.339cm" svg:viewBox="0 0 18 18" draw:points="0,18 18,18 18,0 0,0">
          <text:p/>
        </draw:polygon>
        <draw:polygon draw:style-name="gr3" draw:text-style-name="P4" draw:layer="layout" svg:width="5.978cm" svg:height="0.017cm" svg:x="13.511cm" svg:y="10.339cm" svg:viewBox="0 0 5979 18" draw:points="0,18 5979,18 5979,0 0,0">
          <text:p/>
        </draw:polygon>
        <draw:polygon draw:style-name="gr3" draw:text-style-name="P4" draw:layer="layout" svg:width="0.017cm" svg:height="0.017cm" svg:x="19.489cm" svg:y="10.339cm" svg:viewBox="0 0 18 18" draw:points="0,18 18,18 18,0 0,0">
          <text:p/>
        </draw:polygon>
        <draw:polygon draw:style-name="gr3" draw:text-style-name="P4" draw:layer="layout" svg:width="0.017cm" svg:height="0.516cm" svg:x="1.502cm" svg:y="10.356cm" svg:viewBox="0 0 18 517" draw:points="0,517 18,517 18,0 0,0">
          <text:p/>
        </draw:polygon>
        <draw:polygon draw:style-name="gr3" draw:text-style-name="P4" draw:layer="layout" svg:width="0.017cm" svg:height="0.516cm" svg:x="7.498cm" svg:y="10.356cm" svg:viewBox="0 0 18 517" draw:points="0,517 18,517 18,0 0,0">
          <text:p/>
        </draw:polygon>
        <draw:polygon draw:style-name="gr3" draw:text-style-name="P4" draw:layer="layout" svg:width="0.017cm" svg:height="0.516cm" svg:x="13.494cm" svg:y="10.356cm" svg:viewBox="0 0 18 517" draw:points="0,517 18,517 18,0 0,0">
          <text:p/>
        </draw:polygon>
        <draw:polygon draw:style-name="gr3" draw:text-style-name="P4" draw:layer="layout" svg:width="0.017cm" svg:height="0.516cm" svg:x="19.489cm" svg:y="10.356cm" svg:viewBox="0 0 18 517" draw:points="0,517 18,517 18,0 0,0">
          <text:p/>
        </draw:polygon>
        <draw:frame draw:style-name="gr4" draw:text-style-name="P5" draw:layer="layout" svg:width="0.637cm" svg:height="0.425cm" svg:x="13.689cm" svg:y="10.441cm">
          <draw:text-box>
            <text:p text:style-name="P1"><text:span text:style-name="T4">0.6 </text:span></text:p>
          </draw:text-box>
        </draw:frame>
        <draw:frame draw:style-name="gr4" draw:text-style-name="P5" draw:layer="layout" svg:width="0.874cm" svg:height="0.425cm" svg:x="1.702cm" svg:y="10.979cm">
          <draw:text-box>
            <text:p text:style-name="P1"><text:span text:style-name="T4">Girls </text:span></text:p>
          </draw:text-box>
        </draw:frame>
        <draw:frame draw:style-name="gr4" draw:text-style-name="P5" draw:layer="layout" svg:width="0.531cm" svg:height="0.425cm" svg:x="7.694cm" svg:y="10.979cm">
          <draw:text-box>
            <text:p text:style-name="P1"><text:span text:style-name="T4">20 </text:span></text:p>
          </draw:text-box>
        </draw:frame>
        <draw:polygon draw:style-name="gr3" draw:text-style-name="P4" draw:layer="layout" svg:width="0.017cm" svg:height="0.017cm" svg:x="1.502cm" svg:y="10.872cm" svg:viewBox="0 0 18 18" draw:points="0,18 18,18 18,0 0,0">
          <text:p/>
        </draw:polygon>
        <draw:polygon draw:style-name="gr3" draw:text-style-name="P4" draw:layer="layout" svg:width="5.979cm" svg:height="0.017cm" svg:x="1.519cm" svg:y="10.872cm" svg:viewBox="0 0 5980 18" draw:points="0,18 5980,18 5980,0 0,0">
          <text:p/>
        </draw:polygon>
        <draw:polygon draw:style-name="gr3" draw:text-style-name="P4" draw:layer="layout" svg:width="0.017cm" svg:height="0.017cm" svg:x="7.498cm" svg:y="10.872cm" svg:viewBox="0 0 18 18" draw:points="0,18 18,18 18,0 0,0">
          <text:p/>
        </draw:polygon>
        <draw:polygon draw:style-name="gr3" draw:text-style-name="P4" draw:layer="layout" svg:width="5.979cm" svg:height="0.017cm" svg:x="7.515cm" svg:y="10.872cm" svg:viewBox="0 0 5980 18" draw:points="0,18 5980,18 5980,0 0,0">
          <text:p/>
        </draw:polygon>
        <draw:polygon draw:style-name="gr3" draw:text-style-name="P4" draw:layer="layout" svg:width="0.017cm" svg:height="0.017cm" svg:x="13.494cm" svg:y="10.872cm" svg:viewBox="0 0 18 18" draw:points="0,18 18,18 18,0 0,0">
          <text:p/>
        </draw:polygon>
        <draw:polygon draw:style-name="gr3" draw:text-style-name="P4" draw:layer="layout" svg:width="5.978cm" svg:height="0.017cm" svg:x="13.511cm" svg:y="10.872cm" svg:viewBox="0 0 5979 18" draw:points="0,18 5979,18 5979,0 0,0">
          <text:p/>
        </draw:polygon>
        <draw:polygon draw:style-name="gr3" draw:text-style-name="P4" draw:layer="layout" svg:width="0.017cm" svg:height="0.017cm" svg:x="19.489cm" svg:y="10.872cm" svg:viewBox="0 0 18 18" draw:points="0,18 18,18 18,0 0,0">
          <text:p/>
        </draw:polygon>
        <draw:polygon draw:style-name="gr3" draw:text-style-name="P4" draw:layer="layout" svg:width="0.017cm" svg:height="0.521cm" svg:x="1.502cm" svg:y="10.889cm" svg:viewBox="0 0 18 522" draw:points="0,522 18,522 18,0 0,0">
          <text:p/>
        </draw:polygon>
        <draw:polygon draw:style-name="gr3" draw:text-style-name="P4" draw:layer="layout" svg:width="0.017cm" svg:height="0.521cm" svg:x="7.498cm" svg:y="10.889cm" svg:viewBox="0 0 18 522" draw:points="0,522 18,522 18,0 0,0">
          <text:p/>
        </draw:polygon>
        <draw:polygon draw:style-name="gr3" draw:text-style-name="P4" draw:layer="layout" svg:width="0.017cm" svg:height="0.521cm" svg:x="13.494cm" svg:y="10.889cm" svg:viewBox="0 0 18 522" draw:points="0,522 18,522 18,0 0,0">
          <text:p/>
        </draw:polygon>
        <draw:polygon draw:style-name="gr3" draw:text-style-name="P4" draw:layer="layout" svg:width="0.017cm" svg:height="0.521cm" svg:x="19.489cm" svg:y="10.889cm" svg:viewBox="0 0 18 522" draw:points="0,522 18,522 18,0 0,0">
          <text:p/>
        </draw:polygon>
        <draw:frame draw:style-name="gr4" draw:text-style-name="P5" draw:layer="layout" svg:width="0.637cm" svg:height="0.425cm" svg:x="13.689cm" svg:y="10.979cm">
          <draw:text-box>
            <text:p text:style-name="P1"><text:span text:style-name="T4">0.4 </text:span></text:p>
          </draw:text-box>
        </draw:frame>
        <draw:frame draw:style-name="gr4" draw:text-style-name="P5" draw:layer="layout" svg:width="1.001cm" svg:height="0.425cm" svg:x="1.702cm" svg:y="11.512cm">
          <draw:text-box>
            <text:p text:style-name="P1"><text:span text:style-name="T5">Total </text:span></text:p>
          </draw:text-box>
        </draw:frame>
        <draw:frame draw:style-name="gr4" draw:text-style-name="P5" draw:layer="layout" svg:width="0.531cm" svg:height="0.425cm" svg:x="7.694cm" svg:y="11.512cm">
          <draw:text-box>
            <text:p text:style-name="P1"><text:span text:style-name="T4">50 </text:span></text:p>
          </draw:text-box>
        </draw:frame>
        <draw:polygon draw:style-name="gr3" draw:text-style-name="P4" draw:layer="layout" svg:width="0.017cm" svg:height="0.017cm" svg:x="1.502cm" svg:y="11.41cm" svg:viewBox="0 0 18 18" draw:points="0,18 18,18 18,0 0,0">
          <text:p/>
        </draw:polygon>
        <draw:polygon draw:style-name="gr3" draw:text-style-name="P4" draw:layer="layout" svg:width="5.979cm" svg:height="0.017cm" svg:x="1.519cm" svg:y="11.41cm" svg:viewBox="0 0 5980 18" draw:points="0,18 5980,18 5980,0 0,0">
          <text:p/>
        </draw:polygon>
        <draw:polygon draw:style-name="gr3" draw:text-style-name="P4" draw:layer="layout" svg:width="0.017cm" svg:height="0.017cm" svg:x="7.498cm" svg:y="11.41cm" svg:viewBox="0 0 18 18" draw:points="0,18 18,18 18,0 0,0">
          <text:p/>
        </draw:polygon>
        <draw:polygon draw:style-name="gr3" draw:text-style-name="P4" draw:layer="layout" svg:width="5.979cm" svg:height="0.017cm" svg:x="7.515cm" svg:y="11.41cm" svg:viewBox="0 0 5980 18" draw:points="0,18 5980,18 5980,0 0,0">
          <text:p/>
        </draw:polygon>
        <draw:polygon draw:style-name="gr3" draw:text-style-name="P4" draw:layer="layout" svg:width="0.017cm" svg:height="0.017cm" svg:x="13.494cm" svg:y="11.41cm" svg:viewBox="0 0 18 18" draw:points="0,18 18,18 18,0 0,0">
          <text:p/>
        </draw:polygon>
        <draw:polygon draw:style-name="gr3" draw:text-style-name="P4" draw:layer="layout" svg:width="5.978cm" svg:height="0.017cm" svg:x="13.511cm" svg:y="11.41cm" svg:viewBox="0 0 5979 18" draw:points="0,18 5979,18 5979,0 0,0">
          <text:p/>
        </draw:polygon>
        <draw:polygon draw:style-name="gr3" draw:text-style-name="P4" draw:layer="layout" svg:width="0.017cm" svg:height="0.017cm" svg:x="19.489cm" svg:y="11.41cm" svg:viewBox="0 0 18 18" draw:points="0,18 18,18 18,0 0,0">
          <text:p/>
        </draw:polygon>
        <draw:polygon draw:style-name="gr3" draw:text-style-name="P4" draw:layer="layout" svg:width="0.017cm" svg:height="0.516cm" svg:x="1.502cm" svg:y="11.427cm" svg:viewBox="0 0 18 517" draw:points="0,517 18,517 18,0 0,0">
          <text:p/>
        </draw:polygon>
        <draw:polygon draw:style-name="gr3" draw:text-style-name="P4" draw:layer="layout" svg:width="0.017cm" svg:height="0.018cm" svg:x="1.502cm" svg:y="11.943cm" svg:viewBox="0 0 18 19" draw:points="0,19 18,19 18,0 0,0">
          <text:p/>
        </draw:polygon>
        <draw:polygon draw:style-name="gr3" draw:text-style-name="P4" draw:layer="layout" svg:width="0.017cm" svg:height="0.018cm" svg:x="1.502cm" svg:y="11.943cm" svg:viewBox="0 0 18 19" draw:points="0,19 18,19 18,0 0,0">
          <text:p/>
        </draw:polygon>
        <draw:polygon draw:style-name="gr3" draw:text-style-name="P4" draw:layer="layout" svg:width="5.979cm" svg:height="0.018cm" svg:x="1.519cm" svg:y="11.943cm" svg:viewBox="0 0 5980 19" draw:points="0,19 5980,19 5980,0 0,0">
          <text:p/>
        </draw:polygon>
        <draw:polygon draw:style-name="gr3" draw:text-style-name="P4" draw:layer="layout" svg:width="0.017cm" svg:height="0.516cm" svg:x="7.498cm" svg:y="11.427cm" svg:viewBox="0 0 18 517" draw:points="0,517 18,517 18,0 0,0">
          <text:p/>
        </draw:polygon>
        <draw:polygon draw:style-name="gr3" draw:text-style-name="P4" draw:layer="layout" svg:width="0.017cm" svg:height="0.018cm" svg:x="7.498cm" svg:y="11.943cm" svg:viewBox="0 0 18 19" draw:points="0,19 18,19 18,0 0,0">
          <text:p/>
        </draw:polygon>
        <draw:polygon draw:style-name="gr3" draw:text-style-name="P4" draw:layer="layout" svg:width="5.979cm" svg:height="0.018cm" svg:x="7.515cm" svg:y="11.943cm" svg:viewBox="0 0 5980 19" draw:points="0,19 5980,19 5980,0 0,0">
          <text:p/>
        </draw:polygon>
        <draw:polygon draw:style-name="gr3" draw:text-style-name="P4" draw:layer="layout" svg:width="0.017cm" svg:height="0.516cm" svg:x="13.494cm" svg:y="11.427cm" svg:viewBox="0 0 18 517" draw:points="0,517 18,517 18,0 0,0">
          <text:p/>
        </draw:polygon>
        <draw:polygon draw:style-name="gr3" draw:text-style-name="P4" draw:layer="layout" svg:width="0.017cm" svg:height="0.018cm" svg:x="13.494cm" svg:y="11.943cm" svg:viewBox="0 0 18 19" draw:points="0,19 18,19 18,0 0,0">
          <text:p/>
        </draw:polygon>
        <draw:polygon draw:style-name="gr3" draw:text-style-name="P4" draw:layer="layout" svg:width="5.978cm" svg:height="0.018cm" svg:x="13.511cm" svg:y="11.943cm" svg:viewBox="0 0 5979 19" draw:points="0,19 5979,19 5979,0 0,0">
          <text:p/>
        </draw:polygon>
        <draw:polygon draw:style-name="gr3" draw:text-style-name="P4" draw:layer="layout" svg:width="0.017cm" svg:height="0.516cm" svg:x="19.489cm" svg:y="11.427cm" svg:viewBox="0 0 18 517" draw:points="0,517 18,517 18,0 0,0">
          <text:p/>
        </draw:polygon>
        <draw:polygon draw:style-name="gr3" draw:text-style-name="P4" draw:layer="layout" svg:width="0.017cm" svg:height="0.018cm" svg:x="19.489cm" svg:y="11.943cm" svg:viewBox="0 0 18 19" draw:points="0,19 18,19 18,0 0,0">
          <text:p/>
        </draw:polygon>
        <draw:polygon draw:style-name="gr3" draw:text-style-name="P4" draw:layer="layout" svg:width="0.017cm" svg:height="0.018cm" svg:x="19.489cm" svg:y="11.943cm" svg:viewBox="0 0 18 19" draw:points="0,19 18,19 18,0 0,0">
          <text:p/>
        </draw:polygon>
        <draw:frame draw:style-name="gr4" draw:text-style-name="P5" draw:layer="layout" svg:width="0.422cm" svg:height="0.425cm" svg:x="13.689cm" svg:y="11.512cm">
          <draw:text-box>
            <text:p text:style-name="P1"><text:span text:style-name="T4">1 </text:span></text:p>
          </draw:text-box>
        </draw:frame>
        <draw:frame draw:style-name="gr4" draw:text-style-name="P5" draw:layer="layout" svg:width="0.422cm" svg:height="0.425cm" svg:x="1.503cm" svg:y="12.04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8.663cm" svg:height="0.425cm" svg:x="1.503cm" svg:y="12.884cm">
          <draw:text-box>
            <text:p text:style-name="P1"><text:span text:style-name="T4">The relative frequency is known as normalization. </text:span></text:p>
          </draw:text-box>
        </draw:frame>
        <draw:frame draw:style-name="gr4" draw:text-style-name="P5" draw:layer="layout" svg:width="9.171cm" svg:height="0.425cm" svg:x="1.503cm" svg:y="13.726cm">
          <draw:text-box>
            <text:p text:style-name="P1"><text:span text:style-name="T4">Relative frequency for boys = 30x100/50 = 60% = 0.6 </text:span></text:p>
          </draw:text-box>
        </draw:frame>
        <draw:frame draw:style-name="gr4" draw:text-style-name="P5" draw:layer="layout" svg:width="9.074cm" svg:height="0.425cm" svg:x="1.503cm" svg:y="14.564cm">
          <draw:text-box>
            <text:p text:style-name="P1"><text:span text:style-name="T4">Relative frequency for girls = 20x100/50 = 60% = 0.4 </text:span></text:p>
          </draw:text-box>
        </draw:frame>
        <draw:frame draw:style-name="gr4" draw:text-style-name="P5" draw:layer="layout" svg:width="17.096cm" svg:height="0.425cm" svg:x="1.503cm" svg:y="15.408cm">
          <draw:text-box>
            <text:p text:style-name="P1"><text:span text:style-name="T4">Instead of taking direct count, we need to convert counts to percentages. Then drawing circle (360 </text:span></text:p>
          </draw:text-box>
        </draw:frame>
        <draw:frame draw:style-name="gr4" draw:text-style-name="P5" draw:layer="layout" svg:width="1.695cm" svg:height="0.425cm" svg:x="1.503cm" svg:y="15.962cm">
          <draw:text-box>
            <text:p text:style-name="P1"><text:span text:style-name="T4">degrees) <text:s/></text:span></text:p>
          </draw:text-box>
        </draw:frame>
        <draw:frame draw:style-name="gr4" draw:text-style-name="P5" draw:layer="layout" svg:width="0.422cm" svg:height="0.425cm" svg:x="15.264cm" svg:y="23.07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23.79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24.63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25.47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26.314cm">
          <draw:text-box>
            <text:p text:style-name="P1"><text:span text:style-name="T4"><text:s/></text:span></text:p>
          </draw:text-box>
        </draw:frame>
        <draw:polygon draw:style-name="gr5" draw:text-style-name="P6" draw:layer="layout" svg:width="7.196cm" svg:height="4.842cm" svg:x="6.902cm" svg:y="1.724cm" svg:viewBox="0 0 7197 4843" draw:points="0,4843 7197,4843 7197,0 0,0">
          <text:p/>
        </draw:polygon>
        <draw:polygon draw:style-name="gr6" draw:text-style-name="P7" draw:layer="layout" svg:width="7.196cm" svg:height="4.842cm" svg:x="6.902cm" svg:y="1.724cm" svg:viewBox="0 0 7197 4843" draw:points="0,4843 7197,4843 7197,0 0,0">
          <text:p/>
        </draw:polygon>
        <draw:path draw:style-name="gr7" draw:text-style-name="P6" draw:layer="layout" svg:width="5.963cm" svg:height="3.116cm" svg:x="7.747cm" svg:y="2.112cm" svg:viewBox="0 0 5964 3117" svg:d="M0 3117h5964M0 2596h5964M0 2079h5964M0 1558h5964M0 1037h5964M0 521h5964M0 0h5964">
          <text:p/>
        </draw:path>
        <draw:path draw:style-name="gr8" draw:text-style-name="P8" draw:layer="layout" svg:width="3.916cm" svg:height="3.114cm" svg:x="8.771cm" svg:y="2.633cm" svg:viewBox="0 0 3917 3115" svg:d="M0 0h936v3115h-936zM2981 1037h936v2078h-936z">
          <text:p/>
        </draw:path>
        <draw:line draw:style-name="gr7" draw:text-style-name="P6" draw:layer="layout" svg:x1="7.747cm" svg:y1="5.747cm" svg:x2="13.71cm" svg:y2="5.747cm">
          <text:p/>
        </draw:line>
        <draw:frame draw:style-name="gr4" draw:text-style-name="P5" draw:layer="layout" svg:width="0.422cm" svg:height="0.425cm" svg:x="1.503cm" svg:y="27.156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317cm" svg:height="0.319cm" svg:x="7.294cm" svg:y="5.6cm">
          <draw:text-box>
            <text:p text:style-name="P1"><text:span text:style-name="T10">0</text:span></text:p>
          </draw:text-box>
        </draw:frame>
        <draw:frame draw:style-name="gr9" draw:text-style-name="P9" draw:layer="layout" svg:width="0.317cm" svg:height="0.319cm" svg:x="7.294cm" svg:y="5.081cm">
          <draw:text-box>
            <text:p text:style-name="P1"><text:span text:style-name="T10">5</text:span></text:p>
          </draw:text-box>
        </draw:frame>
        <draw:frame draw:style-name="gr9" draw:text-style-name="P9" draw:layer="layout" svg:width="0.324cm" svg:height="0.319cm" svg:x="7.133cm" svg:y="4.561cm">
          <draw:text-box>
            <text:p text:style-name="P1"><text:span text:style-name="T10">10</text:span></text:p>
          </draw:text-box>
        </draw:frame>
        <draw:frame draw:style-name="gr9" draw:text-style-name="P9" draw:layer="layout" svg:width="0.324cm" svg:height="0.319cm" svg:x="7.133cm" svg:y="4.042cm">
          <draw:text-box>
            <text:p text:style-name="P1"><text:span text:style-name="T10">15</text:span></text:p>
          </draw:text-box>
        </draw:frame>
        <draw:frame draw:style-name="gr9" draw:text-style-name="P9" draw:layer="layout" svg:width="0.324cm" svg:height="0.319cm" svg:x="7.133cm" svg:y="3.522cm">
          <draw:text-box>
            <text:p text:style-name="P1"><text:span text:style-name="T10">20</text:span></text:p>
          </draw:text-box>
        </draw:frame>
        <draw:frame draw:style-name="gr9" draw:text-style-name="P9" draw:layer="layout" svg:width="0.324cm" svg:height="0.319cm" svg:x="7.133cm" svg:y="3.003cm">
          <draw:text-box>
            <text:p text:style-name="P1"><text:span text:style-name="T10">25</text:span></text:p>
          </draw:text-box>
        </draw:frame>
        <draw:frame draw:style-name="gr9" draw:text-style-name="P9" draw:layer="layout" svg:width="0.324cm" svg:height="0.319cm" svg:x="7.133cm" svg:y="2.483cm">
          <draw:text-box>
            <text:p text:style-name="P1"><text:span text:style-name="T10">30</text:span></text:p>
          </draw:text-box>
        </draw:frame>
        <draw:frame draw:style-name="gr9" draw:text-style-name="P9" draw:layer="layout" svg:width="0.324cm" svg:height="0.319cm" svg:x="7.133cm" svg:y="1.964cm">
          <draw:text-box>
            <text:p text:style-name="P1"><text:span text:style-name="T10">35</text:span></text:p>
          </draw:text-box>
        </draw:frame>
        <draw:frame draw:style-name="gr9" draw:text-style-name="P9" draw:layer="layout" svg:width="0.612cm" svg:height="0.319cm" svg:x="8.937cm" svg:y="6.013cm">
          <draw:text-box>
            <text:p text:style-name="P1"><text:span text:style-name="T10">Boys</text:span></text:p>
          </draw:text-box>
        </draw:frame>
        <draw:polygon draw:style-name="gr7" draw:text-style-name="P6" draw:layer="layout" svg:width="7.196cm" svg:height="4.842cm" svg:x="6.902cm" svg:y="1.724cm" svg:viewBox="0 0 7197 4843" draw:points="0,4843 7197,4843 7197,0 0,0">
          <text:p/>
        </draw:polygon>
        <draw:polygon draw:style-name="gr5" draw:text-style-name="P6" draw:layer="layout" svg:width="13.731cm" svg:height="6.667cm" svg:x="1.501cm" svg:y="16.716cm" svg:viewBox="0 0 13732 6668" draw:points="0,6668 13732,6668 13732,0 0,0">
          <text:p/>
        </draw:polygon>
        <draw:polygon draw:style-name="gr6" draw:text-style-name="P7" draw:layer="layout" svg:width="13.731cm" svg:height="6.667cm" svg:x="1.501cm" svg:y="16.716cm" svg:viewBox="0 0 13732 6668" draw:points="0,6668 13732,6668 13732,0 0,0">
          <text:p/>
        </draw:polygon>
        <draw:path draw:style-name="gr10" draw:text-style-name="P8" draw:layer="layout" svg:width="3.305cm" svg:height="4.164cm" svg:x="7.143cm" svg:y="18.024cm" svg:viewBox="0 0 3306 4165" svg:d="M1225 0c1149 0 2081 933 2081 2083s-932 2082-2081 2082c-441 0-870-139-1225-397l1225-1685z">
          <text:p/>
        </draw:path>
        <draw:path draw:style-name="gr11" draw:text-style-name="P10" draw:layer="layout" svg:width="2.083cm" svg:height="3.767cm" svg:x="6.286cm" svg:y="18.024cm" svg:viewBox="0 0 2084 3768" svg:d="M859 3768c-930-676-1137-1979-461-2910 392-539 1019-858 1686-858v2082z">
          <text:p/>
        </draw:path>
        <draw:frame draw:style-name="gr9" draw:text-style-name="P9" draw:layer="layout" svg:width="0.578cm" svg:height="0.319cm" svg:x="11.932cm" svg:y="6.013cm">
          <draw:text-box>
            <text:p text:style-name="P1"><text:span text:style-name="T10">Girls</text:span></text:p>
          </draw:text-box>
        </draw:frame>
        <draw:polygon draw:style-name="gr10" draw:text-style-name="P8" draw:layer="layout" svg:width="0.174cm" svg:height="0.174cm" svg:x="7.474cm" svg:y="22.787cm" svg:viewBox="0 0 175 175" draw:points="0,175 175,175 175,0 0,0">
          <text:p/>
        </draw:polygon>
        <draw:frame draw:style-name="gr2" draw:text-style-name="P3" draw:layer="layout" svg:width="3.825cm" svg:height="0.497cm" svg:x="6.469cm" svg:y="17.082cm">
          <draw:text-box>
            <text:p text:style-name="P1"><text:span text:style-name="T11">Relative Frequency</text:span></text:p>
          </draw:text-box>
        </draw:frame>
        <draw:polygon draw:style-name="gr11" draw:text-style-name="P10" draw:layer="layout" svg:width="0.175cm" svg:height="0.174cm" svg:x="8.556cm" svg:y="22.787cm" svg:viewBox="0 0 176 175" draw:points="0,175 176,175 176,0 0,0">
          <text:p/>
        </draw:polygon>
        <draw:frame draw:style-name="gr9" draw:text-style-name="P9" draw:layer="layout" svg:width="0.612cm" svg:height="0.319cm" svg:x="7.724cm" svg:y="22.728cm">
          <draw:text-box>
            <text:p text:style-name="P1"><text:span text:style-name="T10">Boys</text:span></text:p>
          </draw:text-box>
        </draw:frame>
        <draw:polygon draw:style-name="gr7" draw:text-style-name="P6" draw:layer="layout" svg:width="13.731cm" svg:height="6.667cm" svg:x="1.501cm" svg:y="16.716cm" svg:viewBox="0 0 13732 6668" draw:points="0,6668 13732,6668 13732,0 0,0">
          <text:p/>
        </draw:polygon>
        <draw:frame draw:style-name="gr9" draw:text-style-name="P9" draw:layer="layout" svg:width="0.578cm" svg:height="0.319cm" svg:x="8.807cm" svg:y="22.728cm">
          <draw:text-box>
            <text:p text:style-name="P1"><text:span text:style-name="T10">Girls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3.736cm" svg:height="0.39cm" svg:x="8.697cm" svg:y="1.325cm">
          <draw:text-box>
            <text:p text:style-name="P1"><text:span text:style-name="T1">Statistics Assignment-1 </text:span></text:p>
          </draw:text-box>
        </draw:frame>
        <draw:frame draw:style-name="gr4" draw:text-style-name="P5" draw:layer="layout" svg:width="0.422cm" svg:height="0.425cm" svg:x="1.503cm" svg:y="1.8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2.65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3.4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4.33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5.1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6.0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6.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9.095cm" svg:height="0.425cm" svg:x="1.503cm" svg:y="7.688cm">
          <draw:text-box>
            <text:p text:style-name="P1"><text:span text:style-name="T5">Question 2: In a class student marks are as follows: </text:span></text:p>
          </draw:text-box>
        </draw:frame>
        <draw:frame draw:style-name="gr4" draw:text-style-name="P5" draw:layer="layout" svg:width="1.661cm" svg:height="0.425cm" svg:x="1.702cm" svg:y="8.548cm">
          <draw:text-box>
            <text:p text:style-name="P1"><text:span text:style-name="T5">Students </text:span></text:p>
          </draw:text-box>
        </draw:frame>
        <draw:frame draw:style-name="gr4" draw:text-style-name="P5" draw:layer="layout" svg:width="0.422cm" svg:height="0.425cm" svg:x="4.7cm" svg:y="8.548cm">
          <draw:text-box>
            <text:p text:style-name="P1"><text:span text:style-name="T5">5 </text:span></text:p>
          </draw:text-box>
        </draw:frame>
        <draw:frame draw:style-name="gr4" draw:text-style-name="P5" draw:layer="layout" svg:width="0.422cm" svg:height="0.425cm" svg:x="7.694cm" svg:y="8.548cm">
          <draw:text-box>
            <text:p text:style-name="P1"><text:span text:style-name="T5">8 </text:span></text:p>
          </draw:text-box>
        </draw:frame>
        <draw:frame draw:style-name="gr4" draw:text-style-name="P5" draw:layer="layout" svg:width="0.531cm" svg:height="0.425cm" svg:x="10.691cm" svg:y="8.548cm">
          <draw:text-box>
            <text:p text:style-name="P1"><text:span text:style-name="T5">10 </text:span></text:p>
          </draw:text-box>
        </draw:frame>
        <draw:frame draw:style-name="gr4" draw:text-style-name="P5" draw:layer="layout" svg:width="0.531cm" svg:height="0.425cm" svg:x="13.689cm" svg:y="8.548cm">
          <draw:text-box>
            <text:p text:style-name="P1"><text:span text:style-name="T5">13 </text:span></text:p>
          </draw:text-box>
        </draw:frame>
        <draw:polygon draw:style-name="gr3" draw:text-style-name="P4" draw:layer="layout" svg:width="0.017cm" svg:height="0.017cm" svg:x="1.502cm" svg:y="8.446cm" svg:viewBox="0 0 18 18" draw:points="0,18 18,18 18,0 0,0">
          <text:p/>
        </draw:polygon>
        <draw:polygon draw:style-name="gr3" draw:text-style-name="P4" draw:layer="layout" svg:width="0.017cm" svg:height="0.017cm" svg:x="1.502cm" svg:y="8.446cm" svg:viewBox="0 0 18 18" draw:points="0,18 18,18 18,0 0,0">
          <text:p/>
        </draw:polygon>
        <draw:polygon draw:style-name="gr3" draw:text-style-name="P4" draw:layer="layout" svg:width="2.981cm" svg:height="0.017cm" svg:x="1.519cm" svg:y="8.446cm" svg:viewBox="0 0 2982 18" draw:points="0,18 2982,18 2982,0 0,0">
          <text:p/>
        </draw:polygon>
        <draw:polygon draw:style-name="gr3" draw:text-style-name="P4" draw:layer="layout" svg:width="0.017cm" svg:height="0.017cm" svg:x="4.5cm" svg:y="8.446cm" svg:viewBox="0 0 18 18" draw:points="0,18 18,18 18,0 0,0">
          <text:p/>
        </draw:polygon>
        <draw:polygon draw:style-name="gr3" draw:text-style-name="P4" draw:layer="layout" svg:width="2.981cm" svg:height="0.017cm" svg:x="4.517cm" svg:y="8.446cm" svg:viewBox="0 0 2982 18" draw:points="0,18 2982,18 2982,0 0,0">
          <text:p/>
        </draw:polygon>
        <draw:polygon draw:style-name="gr3" draw:text-style-name="P4" draw:layer="layout" svg:width="0.017cm" svg:height="0.017cm" svg:x="7.498cm" svg:y="8.446cm" svg:viewBox="0 0 18 18" draw:points="0,18 18,18 18,0 0,0">
          <text:p/>
        </draw:polygon>
        <draw:polygon draw:style-name="gr3" draw:text-style-name="P4" draw:layer="layout" svg:width="2.981cm" svg:height="0.017cm" svg:x="7.515cm" svg:y="8.446cm" svg:viewBox="0 0 2982 18" draw:points="0,18 2982,18 2982,0 0,0">
          <text:p/>
        </draw:polygon>
        <draw:polygon draw:style-name="gr3" draw:text-style-name="P4" draw:layer="layout" svg:width="0.017cm" svg:height="0.017cm" svg:x="10.496cm" svg:y="8.446cm" svg:viewBox="0 0 18 18" draw:points="0,18 18,18 18,0 0,0">
          <text:p/>
        </draw:polygon>
        <draw:polygon draw:style-name="gr3" draw:text-style-name="P4" draw:layer="layout" svg:width="2.981cm" svg:height="0.017cm" svg:x="10.513cm" svg:y="8.446cm" svg:viewBox="0 0 2982 18" draw:points="0,18 2982,18 2982,0 0,0">
          <text:p/>
        </draw:polygon>
        <draw:polygon draw:style-name="gr3" draw:text-style-name="P4" draw:layer="layout" svg:width="0.017cm" svg:height="0.017cm" svg:x="13.494cm" svg:y="8.446cm" svg:viewBox="0 0 18 18" draw:points="0,18 18,18 18,0 0,0">
          <text:p/>
        </draw:polygon>
        <draw:polygon draw:style-name="gr3" draw:text-style-name="P4" draw:layer="layout" svg:width="2.981cm" svg:height="0.017cm" svg:x="13.511cm" svg:y="8.446cm" svg:viewBox="0 0 2982 18" draw:points="0,18 2982,18 2982,0 0,0">
          <text:p/>
        </draw:polygon>
        <draw:polygon draw:style-name="gr3" draw:text-style-name="P4" draw:layer="layout" svg:width="0.017cm" svg:height="0.017cm" svg:x="16.492cm" svg:y="8.446cm" svg:viewBox="0 0 18 18" draw:points="0,18 18,18 18,0 0,0">
          <text:p/>
        </draw:polygon>
        <draw:polygon draw:style-name="gr3" draw:text-style-name="P4" draw:layer="layout" svg:width="2.98cm" svg:height="0.017cm" svg:x="16.509cm" svg:y="8.446cm" svg:viewBox="0 0 2981 18" draw:points="0,18 2981,18 2981,0 0,0">
          <text:p/>
        </draw:polygon>
        <draw:polygon draw:style-name="gr3" draw:text-style-name="P4" draw:layer="layout" svg:width="0.017cm" svg:height="0.017cm" svg:x="19.489cm" svg:y="8.446cm" svg:viewBox="0 0 18 18" draw:points="0,18 18,18 18,0 0,0">
          <text:p/>
        </draw:polygon>
        <draw:polygon draw:style-name="gr3" draw:text-style-name="P4" draw:layer="layout" svg:width="0.017cm" svg:height="0.017cm" svg:x="19.489cm" svg:y="8.446cm" svg:viewBox="0 0 18 18" draw:points="0,18 18,18 18,0 0,0">
          <text:p/>
        </draw:polygon>
        <draw:polygon draw:style-name="gr3" draw:text-style-name="P4" draw:layer="layout" svg:width="0.017cm" svg:height="0.516cm" svg:x="1.502cm" svg:y="8.463cm" svg:viewBox="0 0 18 517" draw:points="0,517 18,517 18,0 0,0">
          <text:p/>
        </draw:polygon>
        <draw:polygon draw:style-name="gr3" draw:text-style-name="P4" draw:layer="layout" svg:width="0.017cm" svg:height="0.516cm" svg:x="4.5cm" svg:y="8.463cm" svg:viewBox="0 0 18 517" draw:points="0,517 18,517 18,0 0,0">
          <text:p/>
        </draw:polygon>
        <draw:polygon draw:style-name="gr3" draw:text-style-name="P4" draw:layer="layout" svg:width="0.017cm" svg:height="0.516cm" svg:x="7.498cm" svg:y="8.463cm" svg:viewBox="0 0 18 517" draw:points="0,517 18,517 18,0 0,0">
          <text:p/>
        </draw:polygon>
        <draw:polygon draw:style-name="gr3" draw:text-style-name="P4" draw:layer="layout" svg:width="0.017cm" svg:height="0.516cm" svg:x="10.496cm" svg:y="8.463cm" svg:viewBox="0 0 18 517" draw:points="0,517 18,517 18,0 0,0">
          <text:p/>
        </draw:polygon>
        <draw:polygon draw:style-name="gr3" draw:text-style-name="P4" draw:layer="layout" svg:width="0.017cm" svg:height="0.516cm" svg:x="13.494cm" svg:y="8.463cm" svg:viewBox="0 0 18 517" draw:points="0,517 18,517 18,0 0,0">
          <text:p/>
        </draw:polygon>
        <draw:polygon draw:style-name="gr3" draw:text-style-name="P4" draw:layer="layout" svg:width="0.017cm" svg:height="0.516cm" svg:x="16.492cm" svg:y="8.463cm" svg:viewBox="0 0 18 517" draw:points="0,517 18,517 18,0 0,0">
          <text:p/>
        </draw:polygon>
        <draw:polygon draw:style-name="gr3" draw:text-style-name="P4" draw:layer="layout" svg:width="0.017cm" svg:height="0.516cm" svg:x="19.489cm" svg:y="8.463cm" svg:viewBox="0 0 18 517" draw:points="0,517 18,517 18,0 0,0">
          <text:p/>
        </draw:polygon>
        <draw:frame draw:style-name="gr4" draw:text-style-name="P5" draw:layer="layout" svg:width="0.531cm" svg:height="0.425cm" svg:x="16.687cm" svg:y="8.548cm">
          <draw:text-box>
            <text:p text:style-name="P1"><text:span text:style-name="T5">17 </text:span></text:p>
          </draw:text-box>
        </draw:frame>
        <draw:frame draw:style-name="gr4" draw:text-style-name="P5" draw:layer="layout" svg:width="1.2cm" svg:height="0.425cm" svg:x="1.702cm" svg:y="9.082cm">
          <draw:text-box>
            <text:p text:style-name="P1"><text:span text:style-name="T5">Marks </text:span></text:p>
          </draw:text-box>
        </draw:frame>
        <draw:frame draw:style-name="gr4" draw:text-style-name="P5" draw:layer="layout" svg:width="0.531cm" svg:height="0.425cm" svg:x="4.7cm" svg:y="9.082cm">
          <draw:text-box>
            <text:p text:style-name="P1"><text:span text:style-name="T5">18 </text:span></text:p>
          </draw:text-box>
        </draw:frame>
        <draw:frame draw:style-name="gr4" draw:text-style-name="P5" draw:layer="layout" svg:width="0.531cm" svg:height="0.425cm" svg:x="7.694cm" svg:y="9.082cm">
          <draw:text-box>
            <text:p text:style-name="P1"><text:span text:style-name="T5">19 </text:span></text:p>
          </draw:text-box>
        </draw:frame>
        <draw:frame draw:style-name="gr4" draw:text-style-name="P5" draw:layer="layout" svg:width="0.531cm" svg:height="0.425cm" svg:x="10.691cm" svg:y="9.082cm">
          <draw:text-box>
            <text:p text:style-name="P1"><text:span text:style-name="T5">21 </text:span></text:p>
          </draw:text-box>
        </draw:frame>
        <draw:frame draw:style-name="gr4" draw:text-style-name="P5" draw:layer="layout" svg:width="0.531cm" svg:height="0.425cm" svg:x="13.689cm" svg:y="9.082cm">
          <draw:text-box>
            <text:p text:style-name="P1"><text:span text:style-name="T5">24 </text:span></text:p>
          </draw:text-box>
        </draw:frame>
        <draw:polygon draw:style-name="gr3" draw:text-style-name="P4" draw:layer="layout" svg:width="0.017cm" svg:height="0.017cm" svg:x="1.502cm" svg:y="8.979cm" svg:viewBox="0 0 18 18" draw:points="0,18 18,18 18,0 0,0">
          <text:p/>
        </draw:polygon>
        <draw:polygon draw:style-name="gr3" draw:text-style-name="P4" draw:layer="layout" svg:width="2.981cm" svg:height="0.017cm" svg:x="1.519cm" svg:y="8.979cm" svg:viewBox="0 0 2982 18" draw:points="0,18 2982,18 2982,0 0,0">
          <text:p/>
        </draw:polygon>
        <draw:polygon draw:style-name="gr3" draw:text-style-name="P4" draw:layer="layout" svg:width="0.017cm" svg:height="0.017cm" svg:x="4.5cm" svg:y="8.979cm" svg:viewBox="0 0 18 18" draw:points="0,18 18,18 18,0 0,0">
          <text:p/>
        </draw:polygon>
        <draw:polygon draw:style-name="gr3" draw:text-style-name="P4" draw:layer="layout" svg:width="2.981cm" svg:height="0.017cm" svg:x="4.517cm" svg:y="8.979cm" svg:viewBox="0 0 2982 18" draw:points="0,18 2982,18 2982,0 0,0">
          <text:p/>
        </draw:polygon>
        <draw:polygon draw:style-name="gr3" draw:text-style-name="P4" draw:layer="layout" svg:width="0.017cm" svg:height="0.017cm" svg:x="7.498cm" svg:y="8.979cm" svg:viewBox="0 0 18 18" draw:points="0,18 18,18 18,0 0,0">
          <text:p/>
        </draw:polygon>
        <draw:polygon draw:style-name="gr3" draw:text-style-name="P4" draw:layer="layout" svg:width="2.981cm" svg:height="0.017cm" svg:x="7.515cm" svg:y="8.979cm" svg:viewBox="0 0 2982 18" draw:points="0,18 2982,18 2982,0 0,0">
          <text:p/>
        </draw:polygon>
        <draw:polygon draw:style-name="gr3" draw:text-style-name="P4" draw:layer="layout" svg:width="0.017cm" svg:height="0.017cm" svg:x="10.496cm" svg:y="8.979cm" svg:viewBox="0 0 18 18" draw:points="0,18 18,18 18,0 0,0">
          <text:p/>
        </draw:polygon>
        <draw:polygon draw:style-name="gr3" draw:text-style-name="P4" draw:layer="layout" svg:width="2.981cm" svg:height="0.017cm" svg:x="10.513cm" svg:y="8.979cm" svg:viewBox="0 0 2982 18" draw:points="0,18 2982,18 2982,0 0,0">
          <text:p/>
        </draw:polygon>
        <draw:polygon draw:style-name="gr3" draw:text-style-name="P4" draw:layer="layout" svg:width="0.017cm" svg:height="0.017cm" svg:x="13.494cm" svg:y="8.979cm" svg:viewBox="0 0 18 18" draw:points="0,18 18,18 18,0 0,0">
          <text:p/>
        </draw:polygon>
        <draw:polygon draw:style-name="gr3" draw:text-style-name="P4" draw:layer="layout" svg:width="2.981cm" svg:height="0.017cm" svg:x="13.511cm" svg:y="8.979cm" svg:viewBox="0 0 2982 18" draw:points="0,18 2982,18 2982,0 0,0">
          <text:p/>
        </draw:polygon>
        <draw:polygon draw:style-name="gr3" draw:text-style-name="P4" draw:layer="layout" svg:width="0.017cm" svg:height="0.017cm" svg:x="16.492cm" svg:y="8.979cm" svg:viewBox="0 0 18 18" draw:points="0,18 18,18 18,0 0,0">
          <text:p/>
        </draw:polygon>
        <draw:polygon draw:style-name="gr3" draw:text-style-name="P4" draw:layer="layout" svg:width="2.98cm" svg:height="0.017cm" svg:x="16.509cm" svg:y="8.979cm" svg:viewBox="0 0 2981 18" draw:points="0,18 2981,18 2981,0 0,0">
          <text:p/>
        </draw:polygon>
        <draw:polygon draw:style-name="gr3" draw:text-style-name="P4" draw:layer="layout" svg:width="0.017cm" svg:height="0.017cm" svg:x="19.489cm" svg:y="8.979cm" svg:viewBox="0 0 18 18" draw:points="0,18 18,18 18,0 0,0">
          <text:p/>
        </draw:polygon>
        <draw:polygon draw:style-name="gr3" draw:text-style-name="P4" draw:layer="layout" svg:width="0.017cm" svg:height="0.518cm" svg:x="1.502cm" svg:y="8.996cm" svg:viewBox="0 0 18 519" draw:points="0,519 18,519 18,0 0,0">
          <text:p/>
        </draw:polygon>
        <draw:polygon draw:style-name="gr3" draw:text-style-name="P4" draw:layer="layout" svg:width="0.017cm" svg:height="0.016cm" svg:x="1.502cm" svg:y="9.514cm" svg:viewBox="0 0 18 17" draw:points="0,17 18,17 18,0 0,0">
          <text:p/>
        </draw:polygon>
        <draw:polygon draw:style-name="gr3" draw:text-style-name="P4" draw:layer="layout" svg:width="0.017cm" svg:height="0.016cm" svg:x="1.502cm" svg:y="9.514cm" svg:viewBox="0 0 18 17" draw:points="0,17 18,17 18,0 0,0">
          <text:p/>
        </draw:polygon>
        <draw:polygon draw:style-name="gr3" draw:text-style-name="P4" draw:layer="layout" svg:width="2.981cm" svg:height="0.016cm" svg:x="1.519cm" svg:y="9.514cm" svg:viewBox="0 0 2982 17" draw:points="0,17 2982,17 2982,0 0,0">
          <text:p/>
        </draw:polygon>
        <draw:polygon draw:style-name="gr3" draw:text-style-name="P4" draw:layer="layout" svg:width="0.017cm" svg:height="0.518cm" svg:x="4.5cm" svg:y="8.996cm" svg:viewBox="0 0 18 519" draw:points="0,519 18,519 18,0 0,0">
          <text:p/>
        </draw:polygon>
        <draw:polygon draw:style-name="gr3" draw:text-style-name="P4" draw:layer="layout" svg:width="0.017cm" svg:height="0.016cm" svg:x="4.5cm" svg:y="9.514cm" svg:viewBox="0 0 18 17" draw:points="0,17 18,17 18,0 0,0">
          <text:p/>
        </draw:polygon>
        <draw:polygon draw:style-name="gr3" draw:text-style-name="P4" draw:layer="layout" svg:width="2.981cm" svg:height="0.016cm" svg:x="4.517cm" svg:y="9.514cm" svg:viewBox="0 0 2982 17" draw:points="0,17 2982,17 2982,0 0,0">
          <text:p/>
        </draw:polygon>
        <draw:polygon draw:style-name="gr3" draw:text-style-name="P4" draw:layer="layout" svg:width="0.017cm" svg:height="0.518cm" svg:x="7.498cm" svg:y="8.996cm" svg:viewBox="0 0 18 519" draw:points="0,519 18,519 18,0 0,0">
          <text:p/>
        </draw:polygon>
        <draw:polygon draw:style-name="gr3" draw:text-style-name="P4" draw:layer="layout" svg:width="0.017cm" svg:height="0.016cm" svg:x="7.498cm" svg:y="9.514cm" svg:viewBox="0 0 18 17" draw:points="0,17 18,17 18,0 0,0">
          <text:p/>
        </draw:polygon>
        <draw:polygon draw:style-name="gr3" draw:text-style-name="P4" draw:layer="layout" svg:width="2.981cm" svg:height="0.016cm" svg:x="7.515cm" svg:y="9.514cm" svg:viewBox="0 0 2982 17" draw:points="0,17 2982,17 2982,0 0,0">
          <text:p/>
        </draw:polygon>
        <draw:polygon draw:style-name="gr3" draw:text-style-name="P4" draw:layer="layout" svg:width="0.017cm" svg:height="0.518cm" svg:x="10.496cm" svg:y="8.996cm" svg:viewBox="0 0 18 519" draw:points="0,519 18,519 18,0 0,0">
          <text:p/>
        </draw:polygon>
        <draw:polygon draw:style-name="gr3" draw:text-style-name="P4" draw:layer="layout" svg:width="0.017cm" svg:height="0.016cm" svg:x="10.496cm" svg:y="9.514cm" svg:viewBox="0 0 18 17" draw:points="0,17 18,17 18,0 0,0">
          <text:p/>
        </draw:polygon>
        <draw:polygon draw:style-name="gr3" draw:text-style-name="P4" draw:layer="layout" svg:width="2.981cm" svg:height="0.016cm" svg:x="10.513cm" svg:y="9.514cm" svg:viewBox="0 0 2982 17" draw:points="0,17 2982,17 2982,0 0,0">
          <text:p/>
        </draw:polygon>
        <draw:polygon draw:style-name="gr3" draw:text-style-name="P4" draw:layer="layout" svg:width="0.017cm" svg:height="0.518cm" svg:x="13.494cm" svg:y="8.996cm" svg:viewBox="0 0 18 519" draw:points="0,519 18,519 18,0 0,0">
          <text:p/>
        </draw:polygon>
        <draw:polygon draw:style-name="gr3" draw:text-style-name="P4" draw:layer="layout" svg:width="0.017cm" svg:height="0.016cm" svg:x="13.494cm" svg:y="9.514cm" svg:viewBox="0 0 18 17" draw:points="0,17 18,17 18,0 0,0">
          <text:p/>
        </draw:polygon>
        <draw:polygon draw:style-name="gr3" draw:text-style-name="P4" draw:layer="layout" svg:width="2.981cm" svg:height="0.016cm" svg:x="13.511cm" svg:y="9.514cm" svg:viewBox="0 0 2982 17" draw:points="0,17 2982,17 2982,0 0,0">
          <text:p/>
        </draw:polygon>
        <draw:polygon draw:style-name="gr3" draw:text-style-name="P4" draw:layer="layout" svg:width="0.017cm" svg:height="0.518cm" svg:x="16.492cm" svg:y="8.996cm" svg:viewBox="0 0 18 519" draw:points="0,519 18,519 18,0 0,0">
          <text:p/>
        </draw:polygon>
        <draw:polygon draw:style-name="gr3" draw:text-style-name="P4" draw:layer="layout" svg:width="0.017cm" svg:height="0.016cm" svg:x="16.492cm" svg:y="9.514cm" svg:viewBox="0 0 18 17" draw:points="0,17 18,17 18,0 0,0">
          <text:p/>
        </draw:polygon>
        <draw:polygon draw:style-name="gr3" draw:text-style-name="P4" draw:layer="layout" svg:width="2.98cm" svg:height="0.016cm" svg:x="16.509cm" svg:y="9.514cm" svg:viewBox="0 0 2981 17" draw:points="0,17 2981,17 2981,0 0,0">
          <text:p/>
        </draw:polygon>
        <draw:polygon draw:style-name="gr3" draw:text-style-name="P4" draw:layer="layout" svg:width="0.017cm" svg:height="0.518cm" svg:x="19.489cm" svg:y="8.996cm" svg:viewBox="0 0 18 519" draw:points="0,519 18,519 18,0 0,0">
          <text:p/>
        </draw:polygon>
        <draw:polygon draw:style-name="gr3" draw:text-style-name="P4" draw:layer="layout" svg:width="0.017cm" svg:height="0.016cm" svg:x="19.489cm" svg:y="9.514cm" svg:viewBox="0 0 18 17" draw:points="0,17 18,17 18,0 0,0">
          <text:p/>
        </draw:polygon>
        <draw:polygon draw:style-name="gr3" draw:text-style-name="P4" draw:layer="layout" svg:width="0.017cm" svg:height="0.016cm" svg:x="19.489cm" svg:y="9.514cm" svg:viewBox="0 0 18 17" draw:points="0,17 18,17 18,0 0,0">
          <text:p/>
        </draw:polygon>
        <draw:frame draw:style-name="gr4" draw:text-style-name="P5" draw:layer="layout" svg:width="0.531cm" svg:height="0.425cm" svg:x="16.687cm" svg:y="9.082cm">
          <draw:text-box>
            <text:p text:style-name="P1"><text:span text:style-name="T5">26 </text:span></text:p>
          </draw:text-box>
        </draw:frame>
        <draw:frame draw:style-name="gr4" draw:text-style-name="P5" draw:layer="layout" svg:width="0.422cm" svg:height="0.425cm" svg:x="1.503cm" svg:y="9.616cm">
          <draw:text-box>
            <text:p text:style-name="P1"><text:span text:style-name="T5"><text:s text:c="2"/></text:span></text:p>
          </draw:text-box>
        </draw:frame>
        <draw:frame draw:style-name="gr2" draw:text-style-name="P3" draw:layer="layout" svg:width="2.271cm" svg:height="0.497cm" svg:x="1.503cm" svg:y="10.476cm">
          <draw:text-box>
            <text:p text:style-name="P1"><text:span text:style-name="T2">Histogram:</text:span></text:p>
          </draw:text-box>
        </draw:frame>
        <draw:polygon draw:style-name="gr3" draw:text-style-name="P4" draw:layer="layout" svg:width="2.241cm" svg:height="0.034cm" svg:x="1.502cm" svg:y="10.902cm" svg:viewBox="0 0 2242 35" draw:points="0,35 2242,35 2242,0 0,0">
          <text:p/>
        </draw:polygon>
        <draw:frame draw:style-name="gr4" draw:text-style-name="P5" draw:layer="layout" svg:width="15.792cm" svg:height="0.425cm" svg:x="3.743cm" svg:y="10.53cm">
          <draw:text-box>
            <text:p text:style-name="P1"><text:span text:style-name="T4"><text:s/></text:span><text:span text:style-name="T4">It is a graphical representation of frequency distribution table. For histogram also we need </text:span></text:p>
          </draw:text-box>
        </draw:frame>
        <draw:frame draw:style-name="gr4" draw:text-style-name="P5" draw:layer="layout" svg:width="15.89cm" svg:height="0.425cm" svg:x="1.503cm" svg:y="11.106cm">
          <draw:text-box>
            <text:p text:style-name="P1"><text:span text:style-name="T4">X-axis and Y-axis to draw histogram. But here both X and Y axis are numerical columns only. </text:span></text:p>
          </draw:text-box>
        </draw:frame>
        <draw:frame draw:style-name="gr4" draw:text-style-name="P5" draw:layer="layout" svg:width="6.487cm" svg:height="0.425cm" svg:x="1.503cm" svg:y="11.948cm">
          <draw:text-box>
            <text:p text:style-name="P1"><text:span text:style-name="T4">Histogram is numerical Vs numerical. </text:span></text:p>
          </draw:text-box>
        </draw:frame>
        <draw:frame draw:style-name="gr4" draw:text-style-name="P5" draw:layer="layout" svg:width="11.411cm" svg:height="0.425cm" svg:x="1.503cm" svg:y="12.786cm">
          <draw:text-box>
            <text:p text:style-name="P1"><text:span text:style-name="T4">The histogram analysis can be done based on the MAX, MIN, AVG </text:span></text:p>
          </draw:text-box>
        </draw:frame>
        <draw:frame draw:style-name="gr4" draw:text-style-name="P5" draw:layer="layout" svg:width="18.184cm" svg:height="0.425cm" svg:x="1.503cm" svg:y="13.625cm">
          <draw:text-box>
            <text:p text:style-name="P1"><text:span text:style-name="T4">Ex: Question 2: To create histogram the table and the data need to divide data into intervals and find the </text:span></text:p>
          </draw:text-box>
        </draw:frame>
        <draw:frame draw:style-name="gr4" draw:text-style-name="P5" draw:layer="layout" svg:width="6.487cm" svg:height="0.425cm" svg:x="1.503cm" svg:y="14.183cm">
          <draw:text-box>
            <text:p text:style-name="P1"><text:span text:style-name="T4">count of each interval i.e. Frequency <text:s/></text:span></text:p>
          </draw:text-box>
        </draw:frame>
        <draw:frame draw:style-name="gr4" draw:text-style-name="P5" draw:layer="layout" svg:width="7.741cm" svg:height="0.425cm" svg:x="1.503cm" svg:y="15.026cm">
          <draw:text-box>
            <text:p text:style-name="P1"><text:span text:style-name="T4">The Frequency Distribution Table as follows. </text:span></text:p>
          </draw:text-box>
        </draw:frame>
        <draw:frame draw:style-name="gr4" draw:text-style-name="P5" draw:layer="layout" svg:width="2.44cm" svg:height="0.425cm" svg:x="4.844cm" svg:y="15.882cm">
          <draw:text-box>
            <text:p text:style-name="P1"><text:span text:style-name="T5">Class Interval </text:span></text:p>
          </draw:text-box>
        </draw:frame>
        <draw:polygon draw:style-name="gr3" draw:text-style-name="P4" draw:layer="layout" svg:width="0.017cm" svg:height="0.017cm" svg:x="1.502cm" svg:y="15.78cm" svg:viewBox="0 0 18 18" draw:points="0,18 18,18 18,0 0,0">
          <text:p/>
        </draw:polygon>
        <draw:polygon draw:style-name="gr3" draw:text-style-name="P4" draw:layer="layout" svg:width="0.017cm" svg:height="0.017cm" svg:x="1.502cm" svg:y="15.78cm" svg:viewBox="0 0 18 18" draw:points="0,18 18,18 18,0 0,0">
          <text:p/>
        </draw:polygon>
        <draw:polygon draw:style-name="gr3" draw:text-style-name="P4" draw:layer="layout" svg:width="8.977cm" svg:height="0.017cm" svg:x="1.519cm" svg:y="15.78cm" svg:viewBox="0 0 8978 18" draw:points="0,18 8978,18 8978,0 0,0">
          <text:p/>
        </draw:polygon>
        <draw:polygon draw:style-name="gr3" draw:text-style-name="P4" draw:layer="layout" svg:width="0.017cm" svg:height="0.017cm" svg:x="10.496cm" svg:y="15.78cm" svg:viewBox="0 0 18 18" draw:points="0,18 18,18 18,0 0,0">
          <text:p/>
        </draw:polygon>
        <draw:polygon draw:style-name="gr3" draw:text-style-name="P4" draw:layer="layout" svg:width="8.976cm" svg:height="0.017cm" svg:x="10.513cm" svg:y="15.78cm" svg:viewBox="0 0 8977 18" draw:points="0,18 8977,18 8977,0 0,0">
          <text:p/>
        </draw:polygon>
        <draw:polygon draw:style-name="gr3" draw:text-style-name="P4" draw:layer="layout" svg:width="0.017cm" svg:height="0.017cm" svg:x="19.489cm" svg:y="15.78cm" svg:viewBox="0 0 18 18" draw:points="0,18 18,18 18,0 0,0">
          <text:p/>
        </draw:polygon>
        <draw:polygon draw:style-name="gr3" draw:text-style-name="P4" draw:layer="layout" svg:width="0.017cm" svg:height="0.017cm" svg:x="19.489cm" svg:y="15.78cm" svg:viewBox="0 0 18 18" draw:points="0,18 18,18 18,0 0,0">
          <text:p/>
        </draw:polygon>
        <draw:polygon draw:style-name="gr3" draw:text-style-name="P4" draw:layer="layout" svg:width="0.017cm" svg:height="0.516cm" svg:x="1.502cm" svg:y="15.797cm" svg:viewBox="0 0 18 517" draw:points="0,517 18,517 18,0 0,0">
          <text:p/>
        </draw:polygon>
        <draw:polygon draw:style-name="gr3" draw:text-style-name="P4" draw:layer="layout" svg:width="0.017cm" svg:height="0.516cm" svg:x="10.496cm" svg:y="15.797cm" svg:viewBox="0 0 18 517" draw:points="0,517 18,517 18,0 0,0">
          <text:p/>
        </draw:polygon>
        <draw:polygon draw:style-name="gr3" draw:text-style-name="P4" draw:layer="layout" svg:width="0.017cm" svg:height="0.516cm" svg:x="19.489cm" svg:y="15.797cm" svg:viewBox="0 0 18 517" draw:points="0,517 18,517 18,0 0,0">
          <text:p/>
        </draw:polygon>
        <draw:frame draw:style-name="gr4" draw:text-style-name="P5" draw:layer="layout" svg:width="3.397cm" svg:height="0.425cm" svg:x="13.359cm" svg:y="15.882cm">
          <draw:text-box>
            <text:p text:style-name="P1"><text:span text:style-name="T5">Interval Frequency </text:span></text:p>
          </draw:text-box>
        </draw:frame>
        <draw:frame draw:style-name="gr4" draw:text-style-name="P5" draw:layer="layout" svg:width="0.938cm" svg:height="0.425cm" svg:x="1.702cm" svg:y="16.415cm">
          <draw:text-box>
            <text:p text:style-name="P1"><text:span text:style-name="T4">0 – 5 </text:span></text:p>
          </draw:text-box>
        </draw:frame>
        <draw:polygon draw:style-name="gr3" draw:text-style-name="P4" draw:layer="layout" svg:width="0.017cm" svg:height="0.017cm" svg:x="1.502cm" svg:y="16.313cm" svg:viewBox="0 0 18 18" draw:points="0,18 18,18 18,0 0,0">
          <text:p/>
        </draw:polygon>
        <draw:polygon draw:style-name="gr3" draw:text-style-name="P4" draw:layer="layout" svg:width="8.977cm" svg:height="0.017cm" svg:x="1.519cm" svg:y="16.313cm" svg:viewBox="0 0 8978 18" draw:points="0,18 8978,18 8978,0 0,0">
          <text:p/>
        </draw:polygon>
        <draw:polygon draw:style-name="gr3" draw:text-style-name="P4" draw:layer="layout" svg:width="0.017cm" svg:height="0.017cm" svg:x="10.496cm" svg:y="16.313cm" svg:viewBox="0 0 18 18" draw:points="0,18 18,18 18,0 0,0">
          <text:p/>
        </draw:polygon>
        <draw:polygon draw:style-name="gr3" draw:text-style-name="P4" draw:layer="layout" svg:width="8.976cm" svg:height="0.017cm" svg:x="10.513cm" svg:y="16.313cm" svg:viewBox="0 0 8977 18" draw:points="0,18 8977,18 8977,0 0,0">
          <text:p/>
        </draw:polygon>
        <draw:polygon draw:style-name="gr3" draw:text-style-name="P4" draw:layer="layout" svg:width="0.017cm" svg:height="0.017cm" svg:x="19.489cm" svg:y="16.313cm" svg:viewBox="0 0 18 18" draw:points="0,18 18,18 18,0 0,0">
          <text:p/>
        </draw:polygon>
        <draw:polygon draw:style-name="gr3" draw:text-style-name="P4" draw:layer="layout" svg:width="0.017cm" svg:height="0.516cm" svg:x="1.502cm" svg:y="16.33cm" svg:viewBox="0 0 18 517" draw:points="0,517 18,517 18,0 0,0">
          <text:p/>
        </draw:polygon>
        <draw:polygon draw:style-name="gr3" draw:text-style-name="P4" draw:layer="layout" svg:width="0.017cm" svg:height="0.516cm" svg:x="10.496cm" svg:y="16.33cm" svg:viewBox="0 0 18 517" draw:points="0,517 18,517 18,0 0,0">
          <text:p/>
        </draw:polygon>
        <draw:polygon draw:style-name="gr3" draw:text-style-name="P4" draw:layer="layout" svg:width="0.017cm" svg:height="0.516cm" svg:x="19.489cm" svg:y="16.33cm" svg:viewBox="0 0 18 517" draw:points="0,517 18,517 18,0 0,0">
          <text:p/>
        </draw:polygon>
        <draw:frame draw:style-name="gr4" draw:text-style-name="P5" draw:layer="layout" svg:width="0.422cm" svg:height="0.425cm" svg:x="10.691cm" svg:y="16.415cm">
          <draw:text-box>
            <text:p text:style-name="P1"><text:span text:style-name="T4">1 </text:span></text:p>
          </draw:text-box>
        </draw:frame>
        <draw:frame draw:style-name="gr4" draw:text-style-name="P5" draw:layer="layout" svg:width="1.153cm" svg:height="0.425cm" svg:x="1.702cm" svg:y="16.953cm">
          <draw:text-box>
            <text:p text:style-name="P1"><text:span text:style-name="T4">5 – 10 </text:span></text:p>
          </draw:text-box>
        </draw:frame>
        <draw:polygon draw:style-name="gr3" draw:text-style-name="P4" draw:layer="layout" svg:width="0.017cm" svg:height="0.017cm" svg:x="1.502cm" svg:y="16.846cm" svg:viewBox="0 0 18 18" draw:points="0,18 18,18 18,0 0,0">
          <text:p/>
        </draw:polygon>
        <draw:polygon draw:style-name="gr3" draw:text-style-name="P4" draw:layer="layout" svg:width="8.977cm" svg:height="0.017cm" svg:x="1.519cm" svg:y="16.846cm" svg:viewBox="0 0 8978 18" draw:points="0,18 8978,18 8978,0 0,0">
          <text:p/>
        </draw:polygon>
        <draw:polygon draw:style-name="gr3" draw:text-style-name="P4" draw:layer="layout" svg:width="0.017cm" svg:height="0.017cm" svg:x="10.496cm" svg:y="16.846cm" svg:viewBox="0 0 18 18" draw:points="0,18 18,18 18,0 0,0">
          <text:p/>
        </draw:polygon>
        <draw:polygon draw:style-name="gr3" draw:text-style-name="P4" draw:layer="layout" svg:width="8.976cm" svg:height="0.017cm" svg:x="10.513cm" svg:y="16.846cm" svg:viewBox="0 0 8977 18" draw:points="0,18 8977,18 8977,0 0,0">
          <text:p/>
        </draw:polygon>
        <draw:polygon draw:style-name="gr3" draw:text-style-name="P4" draw:layer="layout" svg:width="0.017cm" svg:height="0.017cm" svg:x="19.489cm" svg:y="16.846cm" svg:viewBox="0 0 18 18" draw:points="0,18 18,18 18,0 0,0">
          <text:p/>
        </draw:polygon>
        <draw:polygon draw:style-name="gr3" draw:text-style-name="P4" draw:layer="layout" svg:width="0.017cm" svg:height="0.521cm" svg:x="1.502cm" svg:y="16.863cm" svg:viewBox="0 0 18 522" draw:points="0,522 18,522 18,0 0,0">
          <text:p/>
        </draw:polygon>
        <draw:polygon draw:style-name="gr3" draw:text-style-name="P4" draw:layer="layout" svg:width="0.017cm" svg:height="0.521cm" svg:x="10.496cm" svg:y="16.863cm" svg:viewBox="0 0 18 522" draw:points="0,522 18,522 18,0 0,0">
          <text:p/>
        </draw:polygon>
        <draw:polygon draw:style-name="gr3" draw:text-style-name="P4" draw:layer="layout" svg:width="0.017cm" svg:height="0.521cm" svg:x="19.489cm" svg:y="16.863cm" svg:viewBox="0 0 18 522" draw:points="0,522 18,522 18,0 0,0">
          <text:p/>
        </draw:polygon>
        <draw:frame draw:style-name="gr4" draw:text-style-name="P5" draw:layer="layout" svg:width="0.422cm" svg:height="0.425cm" svg:x="10.691cm" svg:y="16.953cm">
          <draw:text-box>
            <text:p text:style-name="P1"><text:span text:style-name="T4">2 </text:span></text:p>
          </draw:text-box>
        </draw:frame>
        <draw:frame draw:style-name="gr4" draw:text-style-name="P5" draw:layer="layout" svg:width="1.369cm" svg:height="0.425cm" svg:x="1.702cm" svg:y="17.486cm">
          <draw:text-box>
            <text:p text:style-name="P1"><text:span text:style-name="T4">10 – 15 </text:span></text:p>
          </draw:text-box>
        </draw:frame>
        <draw:polygon draw:style-name="gr3" draw:text-style-name="P4" draw:layer="layout" svg:width="0.017cm" svg:height="0.017cm" svg:x="1.502cm" svg:y="17.384cm" svg:viewBox="0 0 18 18" draw:points="0,18 18,18 18,0 0,0">
          <text:p/>
        </draw:polygon>
        <draw:polygon draw:style-name="gr3" draw:text-style-name="P4" draw:layer="layout" svg:width="8.977cm" svg:height="0.017cm" svg:x="1.519cm" svg:y="17.384cm" svg:viewBox="0 0 8978 18" draw:points="0,18 8978,18 8978,0 0,0">
          <text:p/>
        </draw:polygon>
        <draw:polygon draw:style-name="gr3" draw:text-style-name="P4" draw:layer="layout" svg:width="0.017cm" svg:height="0.017cm" svg:x="10.496cm" svg:y="17.384cm" svg:viewBox="0 0 18 18" draw:points="0,18 18,18 18,0 0,0">
          <text:p/>
        </draw:polygon>
        <draw:polygon draw:style-name="gr3" draw:text-style-name="P4" draw:layer="layout" svg:width="8.976cm" svg:height="0.017cm" svg:x="10.513cm" svg:y="17.384cm" svg:viewBox="0 0 8977 18" draw:points="0,18 8977,18 8977,0 0,0">
          <text:p/>
        </draw:polygon>
        <draw:polygon draw:style-name="gr3" draw:text-style-name="P4" draw:layer="layout" svg:width="0.017cm" svg:height="0.017cm" svg:x="19.489cm" svg:y="17.384cm" svg:viewBox="0 0 18 18" draw:points="0,18 18,18 18,0 0,0">
          <text:p/>
        </draw:polygon>
        <draw:polygon draw:style-name="gr3" draw:text-style-name="P4" draw:layer="layout" svg:width="0.017cm" svg:height="0.516cm" svg:x="1.502cm" svg:y="17.401cm" svg:viewBox="0 0 18 517" draw:points="0,517 18,517 18,0 0,0">
          <text:p/>
        </draw:polygon>
        <draw:polygon draw:style-name="gr3" draw:text-style-name="P4" draw:layer="layout" svg:width="0.017cm" svg:height="0.516cm" svg:x="10.496cm" svg:y="17.401cm" svg:viewBox="0 0 18 517" draw:points="0,517 18,517 18,0 0,0">
          <text:p/>
        </draw:polygon>
        <draw:polygon draw:style-name="gr3" draw:text-style-name="P4" draw:layer="layout" svg:width="0.017cm" svg:height="0.516cm" svg:x="19.489cm" svg:y="17.401cm" svg:viewBox="0 0 18 517" draw:points="0,517 18,517 18,0 0,0">
          <text:p/>
        </draw:polygon>
        <draw:frame draw:style-name="gr4" draw:text-style-name="P5" draw:layer="layout" svg:width="0.422cm" svg:height="0.425cm" svg:x="10.691cm" svg:y="17.486cm">
          <draw:text-box>
            <text:p text:style-name="P1"><text:span text:style-name="T4">1 </text:span></text:p>
          </draw:text-box>
        </draw:frame>
        <draw:frame draw:style-name="gr4" draw:text-style-name="P5" draw:layer="layout" svg:width="1.467cm" svg:height="0.425cm" svg:x="1.702cm" svg:y="18.02cm">
          <draw:text-box>
            <text:p text:style-name="P1"><text:span text:style-name="T4">15 – 20 <text:s/></text:span></text:p>
          </draw:text-box>
        </draw:frame>
        <draw:polygon draw:style-name="gr3" draw:text-style-name="P4" draw:layer="layout" svg:width="0.017cm" svg:height="0.017cm" svg:x="1.502cm" svg:y="17.917cm" svg:viewBox="0 0 18 18" draw:points="0,18 18,18 18,0 0,0">
          <text:p/>
        </draw:polygon>
        <draw:polygon draw:style-name="gr3" draw:text-style-name="P4" draw:layer="layout" svg:width="8.977cm" svg:height="0.017cm" svg:x="1.519cm" svg:y="17.917cm" svg:viewBox="0 0 8978 18" draw:points="0,18 8978,18 8978,0 0,0">
          <text:p/>
        </draw:polygon>
        <draw:polygon draw:style-name="gr3" draw:text-style-name="P4" draw:layer="layout" svg:width="0.017cm" svg:height="0.017cm" svg:x="10.496cm" svg:y="17.917cm" svg:viewBox="0 0 18 18" draw:points="0,18 18,18 18,0 0,0">
          <text:p/>
        </draw:polygon>
        <draw:polygon draw:style-name="gr3" draw:text-style-name="P4" draw:layer="layout" svg:width="8.976cm" svg:height="0.017cm" svg:x="10.513cm" svg:y="17.917cm" svg:viewBox="0 0 8977 18" draw:points="0,18 8977,18 8977,0 0,0">
          <text:p/>
        </draw:polygon>
        <draw:polygon draw:style-name="gr3" draw:text-style-name="P4" draw:layer="layout" svg:width="0.017cm" svg:height="0.017cm" svg:x="19.489cm" svg:y="17.917cm" svg:viewBox="0 0 18 18" draw:points="0,18 18,18 18,0 0,0">
          <text:p/>
        </draw:polygon>
        <draw:polygon draw:style-name="gr3" draw:text-style-name="P4" draw:layer="layout" svg:width="0.017cm" svg:height="0.517cm" svg:x="1.502cm" svg:y="17.934cm" svg:viewBox="0 0 18 518" draw:points="0,518 18,518 18,0 0,0">
          <text:p/>
        </draw:polygon>
        <draw:polygon draw:style-name="gr3" draw:text-style-name="P4" draw:layer="layout" svg:width="0.017cm" svg:height="0.017cm" svg:x="1.502cm" svg:y="18.451cm" svg:viewBox="0 0 18 18" draw:points="0,18 18,18 18,0 0,0">
          <text:p/>
        </draw:polygon>
        <draw:polygon draw:style-name="gr3" draw:text-style-name="P4" draw:layer="layout" svg:width="0.017cm" svg:height="0.017cm" svg:x="1.502cm" svg:y="18.451cm" svg:viewBox="0 0 18 18" draw:points="0,18 18,18 18,0 0,0">
          <text:p/>
        </draw:polygon>
        <draw:polygon draw:style-name="gr3" draw:text-style-name="P4" draw:layer="layout" svg:width="8.977cm" svg:height="0.017cm" svg:x="1.519cm" svg:y="18.451cm" svg:viewBox="0 0 8978 18" draw:points="0,18 8978,18 8978,0 0,0">
          <text:p/>
        </draw:polygon>
        <draw:polygon draw:style-name="gr3" draw:text-style-name="P4" draw:layer="layout" svg:width="0.017cm" svg:height="0.517cm" svg:x="10.496cm" svg:y="17.934cm" svg:viewBox="0 0 18 518" draw:points="0,518 18,518 18,0 0,0">
          <text:p/>
        </draw:polygon>
        <draw:polygon draw:style-name="gr3" draw:text-style-name="P4" draw:layer="layout" svg:width="0.017cm" svg:height="0.017cm" svg:x="10.496cm" svg:y="18.451cm" svg:viewBox="0 0 18 18" draw:points="0,18 18,18 18,0 0,0">
          <text:p/>
        </draw:polygon>
        <draw:polygon draw:style-name="gr3" draw:text-style-name="P4" draw:layer="layout" svg:width="8.976cm" svg:height="0.017cm" svg:x="10.513cm" svg:y="18.451cm" svg:viewBox="0 0 8977 18" draw:points="0,18 8977,18 8977,0 0,0">
          <text:p/>
        </draw:polygon>
        <draw:polygon draw:style-name="gr3" draw:text-style-name="P4" draw:layer="layout" svg:width="0.017cm" svg:height="0.517cm" svg:x="19.489cm" svg:y="17.934cm" svg:viewBox="0 0 18 518" draw:points="0,518 18,518 18,0 0,0">
          <text:p/>
        </draw:polygon>
        <draw:polygon draw:style-name="gr3" draw:text-style-name="P4" draw:layer="layout" svg:width="0.017cm" svg:height="0.017cm" svg:x="19.489cm" svg:y="18.451cm" svg:viewBox="0 0 18 18" draw:points="0,18 18,18 18,0 0,0">
          <text:p/>
        </draw:polygon>
        <draw:polygon draw:style-name="gr3" draw:text-style-name="P4" draw:layer="layout" svg:width="0.017cm" svg:height="0.017cm" svg:x="19.489cm" svg:y="18.451cm" svg:viewBox="0 0 18 18" draw:points="0,18 18,18 18,0 0,0">
          <text:p/>
        </draw:polygon>
        <draw:frame draw:style-name="gr4" draw:text-style-name="P5" draw:layer="layout" svg:width="0.422cm" svg:height="0.425cm" svg:x="10.691cm" svg:y="18.02cm">
          <draw:text-box>
            <text:p text:style-name="P1"><text:span text:style-name="T4">2 </text:span></text:p>
          </draw:text-box>
        </draw:frame>
        <draw:frame draw:style-name="gr4" draw:text-style-name="P5" draw:layer="layout" svg:width="0.422cm" svg:height="0.425cm" svg:x="1.503cm" svg:y="18.55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733cm" svg:height="0.425cm" svg:x="1.503cm" svg:y="19.395cm">
          <draw:text-box>
            <text:p text:style-name="P1"><text:span text:style-name="T4">Based on the frequency distribution table it is possible to draw “Distribution Plot Diagram”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3.736cm" svg:height="0.39cm" svg:x="8.697cm" svg:y="1.325cm">
          <draw:text-box>
            <text:p text:style-name="P1"><text:span text:style-name="T1">Statistics Assignment-1 </text:span></text:p>
          </draw:text-box>
        </draw:frame>
        <draw:frame draw:style-name="gr4" draw:text-style-name="P5" draw:layer="layout" svg:width="0.422cm" svg:height="0.425cm" svg:x="16.746cm" svg:y="10.2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.503cm" svg:y="11.02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62cm" svg:height="0.425cm" svg:x="1.503cm" svg:y="11.864cm">
          <draw:text-box>
            <text:p text:style-name="P1"><text:span text:style-name="T4">*** The rule is, based on the raw data from “Class Interval” and “Interval Frequency” we can draw </text:span></text:p>
          </draw:text-box>
        </draw:frame>
        <draw:frame draw:style-name="gr4" draw:text-style-name="P5" draw:layer="layout" svg:width="17.812cm" svg:height="0.425cm" svg:x="1.503cm" svg:y="12.422cm">
          <draw:text-box>
            <text:p text:style-name="P1"><text:span text:style-name="T4">“</text:span><text:span text:style-name="T4">Frequency Distribution table”. With is FD table we can draw Histogram. With the help of “Distribution </text:span></text:p>
          </draw:text-box>
        </draw:frame>
        <draw:polygon draw:style-name="gr5" draw:text-style-name="P6" draw:layer="layout" svg:width="15.241cm" svg:height="8.89cm" svg:x="1.501cm" svg:y="1.724cm" svg:viewBox="0 0 15242 8891" draw:points="0,8891 15242,8891 15242,0 0,0">
          <text:p/>
        </draw:polygon>
        <draw:polygon draw:style-name="gr6" draw:text-style-name="P7" draw:layer="layout" svg:width="15.241cm" svg:height="8.89cm" svg:x="1.501cm" svg:y="1.724cm" svg:viewBox="0 0 15242 8891" draw:points="0,8891 15242,8891 15242,0 0,0">
          <text:p/>
        </draw:polygon>
        <draw:path draw:style-name="gr7" draw:text-style-name="P6" draw:layer="layout" svg:width="13.927cm" svg:height="4.765cm" svg:x="2.426cm" svg:y="3.032cm" svg:viewBox="0 0 13928 4766" svg:d="M0 4766h13928M0 3576h13928M0 2382h13928M0 1192h13928M0 0h13928">
          <text:p/>
        </draw:path>
        <draw:line draw:style-name="gr7" draw:text-style-name="P6" draw:layer="layout" svg:x1="2.426cm" svg:y1="8.988cm" svg:x2="16.353cm" svg:y2="8.988cm">
          <text:p/>
        </draw:line>
        <draw:polyline draw:style-name="gr12" draw:text-style-name="P6" draw:layer="layout" svg:width="10.445cm" svg:height="2.382cm" svg:x="4.167cm" svg:y="4.224cm" svg:viewBox="0 0 10446 2383" draw:points="0,2383 3483,0 6963,2383 10446,0">
          <text:p/>
        </draw:polyline>
        <draw:path draw:style-name="gr13" draw:text-style-name="P8" draw:layer="layout" svg:width="0.178cm" svg:height="0.178cm" svg:x="4.074cm" svg:y="6.52cm" svg:viewBox="0 0 179 179" svg:d="M179 89c0 50-40 90-89 90-50 0-90-40-90-90 0-49 40-89 90-89 49 0 89 40 89 89z">
          <text:p/>
        </draw:path>
        <draw:path draw:style-name="gr13" draw:text-style-name="P8" draw:layer="layout" svg:width="0.178cm" svg:height="0.178cm" svg:x="7.558cm" svg:y="4.137cm" svg:viewBox="0 0 179 179" svg:d="M179 90c0 49-41 89-90 89s-89-40-89-89 40-90 89-90 90 41 90 90z">
          <text:p/>
        </draw:path>
        <draw:path draw:style-name="gr13" draw:text-style-name="P8" draw:layer="layout" svg:width="0.178cm" svg:height="0.178cm" svg:x="11.038cm" svg:y="6.52cm" svg:viewBox="0 0 179 179" svg:d="M179 89c0 50-40 90-89 90s-90-40-90-90c0-49 41-89 90-89s89 40 89 89z">
          <text:p/>
        </draw:path>
        <draw:path draw:style-name="gr13" draw:text-style-name="P8" draw:layer="layout" svg:width="0.178cm" svg:height="0.178cm" svg:x="14.522cm" svg:y="4.137cm" svg:viewBox="0 0 179 179" svg:d="M179 90c0 49-40 89-89 89-50 0-90-40-90-89s40-90 90-90c49 0 89 41 89 90z">
          <text:p/>
        </draw:path>
        <draw:frame draw:style-name="gr4" draw:text-style-name="P5" draw:layer="layout" svg:width="12.719cm" svg:height="0.425cm" svg:x="1.503cm" svg:y="12.981cm">
          <draw:text-box>
            <text:p text:style-name="P1"><text:span text:style-name="T4">Plotting” can be done by drawing line at mid points of each class interval. </text:span></text:p>
          </draw:text-box>
        </draw:frame>
        <draw:frame draw:style-name="gr9" draw:text-style-name="P9" draw:layer="layout" svg:width="0.317cm" svg:height="0.319cm" svg:x="1.972cm" svg:y="8.842cm">
          <draw:text-box>
            <text:p text:style-name="P1"><text:span text:style-name="T10">0</text:span></text:p>
          </draw:text-box>
        </draw:frame>
        <draw:frame draw:style-name="gr9" draw:text-style-name="P9" draw:layer="layout" svg:width="0.404cm" svg:height="0.319cm" svg:x="1.731cm" svg:y="7.65cm">
          <draw:text-box>
            <text:p text:style-name="P1"><text:span text:style-name="T10">0.5</text:span></text:p>
          </draw:text-box>
        </draw:frame>
        <draw:frame draw:style-name="gr9" draw:text-style-name="P9" draw:layer="layout" svg:width="0.317cm" svg:height="0.319cm" svg:x="1.972cm" svg:y="6.458cm">
          <draw:text-box>
            <text:p text:style-name="P1"><text:span text:style-name="T10">1</text:span></text:p>
          </draw:text-box>
        </draw:frame>
        <draw:frame draw:style-name="gr9" draw:text-style-name="P9" draw:layer="layout" svg:width="0.404cm" svg:height="0.319cm" svg:x="1.731cm" svg:y="5.267cm">
          <draw:text-box>
            <text:p text:style-name="P1"><text:span text:style-name="T10">1.5</text:span></text:p>
          </draw:text-box>
        </draw:frame>
        <draw:frame draw:style-name="gr9" draw:text-style-name="P9" draw:layer="layout" svg:width="0.317cm" svg:height="0.319cm" svg:x="1.972cm" svg:y="4.076cm">
          <draw:text-box>
            <text:p text:style-name="P1"><text:span text:style-name="T10">2</text:span></text:p>
          </draw:text-box>
        </draw:frame>
        <draw:frame draw:style-name="gr9" draw:text-style-name="P9" draw:layer="layout" svg:width="0.404cm" svg:height="0.319cm" svg:x="1.731cm" svg:y="2.884cm">
          <draw:text-box>
            <text:p text:style-name="P1"><text:span text:style-name="T10">2.5</text:span></text:p>
          </draw:text-box>
        </draw:frame>
        <draw:frame draw:style-name="gr9" draw:text-style-name="P9" draw:layer="layout" svg:width="0.317cm" svg:height="0.319cm" svg:x="4.088cm" svg:y="9.253cm">
          <draw:text-box>
            <text:p text:style-name="P1"><text:span text:style-name="T10">5</text:span></text:p>
          </draw:text-box>
        </draw:frame>
        <draw:frame draw:style-name="gr9" draw:text-style-name="P9" draw:layer="layout" svg:width="0.324cm" svg:height="0.319cm" svg:x="7.489cm" svg:y="9.253cm">
          <draw:text-box>
            <text:p text:style-name="P1"><text:span text:style-name="T10">10</text:span></text:p>
          </draw:text-box>
        </draw:frame>
        <draw:frame draw:style-name="gr9" draw:text-style-name="P9" draw:layer="layout" svg:width="0.324cm" svg:height="0.319cm" svg:x="10.972cm" svg:y="9.253cm">
          <draw:text-box>
            <text:p text:style-name="P1"><text:span text:style-name="T10">15</text:span></text:p>
          </draw:text-box>
        </draw:frame>
        <draw:frame draw:style-name="gr9" draw:text-style-name="P9" draw:layer="layout" svg:width="0.324cm" svg:height="0.319cm" svg:x="14.454cm" svg:y="9.253cm">
          <draw:text-box>
            <text:p text:style-name="P1"><text:span text:style-name="T10">20</text:span></text:p>
          </draw:text-box>
        </draw:frame>
        <draw:line draw:style-name="gr12" draw:text-style-name="P6" draw:layer="layout" svg:x1="8.695cm" svg:y1="10.104cm" svg:x2="9.373cm" svg:y2="10.104cm">
          <text:p/>
        </draw:line>
        <draw:path draw:style-name="gr13" draw:text-style-name="P8" draw:layer="layout" svg:width="0.177cm" svg:height="0.177cm" svg:x="8.945cm" svg:y="10.016cm" svg:viewBox="0 0 178 178" svg:d="M178 88c0 50-41 90-90 90s-88-40-88-90c0-49 39-88 88-88s90 39 90 88z">
          <text:p/>
        </draw:path>
        <draw:frame draw:style-name="gr14" draw:text-style-name="P3" draw:layer="layout" svg:width="0.495cm" svg:height="0.497cm" svg:x="8.945cm" svg:y="2.087cm">
          <draw:text-box>
            <text:p text:style-name="P1"><text:span text:style-name="T11">IF</text:span></text:p>
          </draw:text-box>
        </draw:frame>
        <draw:polygon draw:style-name="gr7" draw:text-style-name="P6" draw:layer="layout" svg:width="15.241cm" svg:height="8.89cm" svg:x="1.501cm" svg:y="1.724cm" svg:viewBox="0 0 15242 8891" draw:points="0,8891 15242,8891 15242,0 0,0">
          <text:p/>
        </draw:polygon>
        <draw:frame draw:style-name="gr9" draw:text-style-name="P9" draw:layer="layout" svg:width="0.317cm" svg:height="0.319cm" svg:x="9.446cm" svg:y="9.958cm">
          <draw:text-box>
            <text:p text:style-name="P1"><text:span text:style-name="T10">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ourierNew" svg:font-family="CourierNew" style:font-pitch="variable"/>
    <style:font-face style:name="CourierNew1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5cm" fo:margin-right="1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14T20:24:34.837000000</dc:date>
    <meta:editing-duration>PT1M1S</meta:editing-duration>
    <meta:editing-cycles>1</meta:editing-cycles>
    <meta:document-statistic meta:object-count="700"/>
    <meta:generator>LibreOffice/7.5.1.2$Windows_X86_64 LibreOffice_project/fcbaee479e84c6cd81291587d2ee68cba099e129</meta:generator>
  </office:meta>
</office:document-meta>
</file>